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icrosoft YaHei" svg:font-family="'Microsoft YaHei'" style:font-pitch="variable"/>
    <style:font-face style:name="Segoe UI1" svg:font-family="'Segoe U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3465a4" svg:stroke-opacity="100%" draw:stroke-linejoin="round" draw:fill="solid" draw:fill-color="#708090" draw:textarea-horizontal-align="left" draw:textarea-vertical-align="middle" draw:auto-grow-height="false" fo:min-height="15.615cm" fo:min-width="27.502cm" fo:padding-top="0.13cm" fo:padding-bottom="0.13cm" fo:padding-left="0.25cm" fo:padding-right="0.25cm" fo:wrap-option="no-wrap" draw:shadow-color="#808080"/>
    </style:style>
    <style:style style:name="gr2" style:family="graphic" style:parent-style-name="standard">
      <style:graphic-properties draw:stroke="solid" svg:stroke-width="0.026cm" svg:stroke-color="#000000" svg:stroke-opacity="100%" draw:stroke-linejoin="round" draw:fill="solid" draw:fill-color="#8b4513" draw:textarea-horizontal-align="left" draw:textarea-vertical-align="middle" draw:auto-grow-height="false" fo:min-height="2.84cm" fo:min-width="0.162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round" draw:fill="solid" draw:fill-color="#8b4513" draw:textarea-horizontal-align="left" draw:textarea-vertical-align="middle" draw:auto-grow-height="false" fo:min-height="2.84cm" fo:min-width="0.16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round" draw:fill="solid" draw:fill-color="#a0522d" draw:textarea-horizontal-align="left" draw:textarea-vertical-align="middle" draw:auto-grow-height="false" fo:min-height="0.375cm" fo:min-width="17.2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round" draw:fill="solid" draw:fill-color="#a0522d" draw:textarea-horizontal-align="left" draw:textarea-vertical-align="middle" draw:auto-grow-height="false" fo:min-height="1.645cm" fo:min-width="0.263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round" draw:fill="solid" draw:fill-color="#a0522d" draw:textarea-horizontal-align="left" draw:textarea-vertical-align="middle" draw:auto-grow-height="false" fo:min-height="0.532cm" fo:min-width="10.588cm" fo:padding-top="0.13cm" fo:padding-bottom="0.13cm" fo:padding-left="0.25cm" fo:padding-right="0.25cm" fo:wrap-option="no-wrap" draw:shadow-color="#808080"/>
    </style:style>
    <style:style style:name="gr7" style:family="graphic" style:parent-style-name="standard">
      <style:graphic-properties draw:stroke="solid" svg:stroke-width="0.026cm" svg:stroke-color="#add8e6" svg:stroke-opacity="100%" draw:stroke-linejoin="round" draw:fill="solid" draw:fill-color="#add8e6" draw:textarea-horizontal-align="left" draw:textarea-vertical-align="middle" draw:auto-grow-height="false" fo:min-height="2.264cm" fo:min-width="1.405cm" fo:padding-top="0.13cm" fo:padding-bottom="0.13cm" fo:padding-left="0.25cm" fo:padding-right="0.25cm" fo:wrap-option="no-wrap" draw:shadow-color="#808080"/>
    </style:style>
    <style:style style:name="gr8" style:family="graphic">
      <style:graphic-properties style:protect="size"/>
    </style:style>
    <style:style style:name="gr9" style:family="graphic" style:parent-style-name="standard">
      <style:graphic-properties draw:stroke="solid" svg:stroke-width="0.026cm" svg:stroke-color="#fffff0" svg:stroke-opacity="100%" draw:stroke-linejoin="round" draw:fill="solid" draw:fill-color="#ffefd5" draw:opacity="29%" draw:textarea-horizontal-align="left" draw:textarea-vertical-align="middle" draw:auto-grow-height="false" fo:min-height="16.053cm" fo:min-width="8.641cm" fo:padding-top="0.13cm" fo:padding-bottom="0.13cm" fo:padding-left="0.25cm" fo:padding-right="0.25cm" fo:wrap-option="no-wrap" draw:shadow-color="#808080"/>
    </style:style>
    <style:style style:name="gr10" style:family="graphic" style:parent-style-name="standard">
      <style:graphic-properties draw:stroke="solid" svg:stroke-width="0.026cm" svg:stroke-color="#ffffff" svg:stroke-opacity="100%" draw:stroke-linejoin="round" draw:fill="solid" draw:fill-color="#ffffff" draw:textarea-horizontal-align="left" draw:textarea-vertical-align="middle" draw:auto-grow-height="false" fo:min-height="9.9cm" fo:min-width="7.755cm" fo:padding-top="0.13cm" fo:padding-bottom="0.13cm" fo:padding-left="0.25cm" fo:padding-right="0.25cm" fo:wrap-option="no-wrap" draw:shadow-color="#808080"/>
    </style:style>
    <style:style style:name="gr11" style:family="graphic" style:parent-style-name="standard">
      <style:graphic-properties draw:stroke="solid" svg:stroke-width="0.026cm" svg:stroke-color="#e0ffff" svg:stroke-opacity="100%" draw:stroke-linejoin="round" draw:fill="solid" draw:fill-color="#e0ffff" draw:opacity="29%" draw:textarea-horizontal-align="left" draw:textarea-vertical-align="middle" draw:auto-grow-height="false" fo:min-height="16.037cm" fo:min-width="8.641cm" fo:padding-top="0.13cm" fo:padding-bottom="0.13cm" fo:padding-left="0.25cm" fo:padding-right="0.25cm" fo:wrap-option="no-wrap" draw:shadow-color="#808080"/>
    </style:style>
    <style:style style:name="gr12" style:family="graphic" style:parent-style-name="standard">
      <style:graphic-properties draw:stroke="solid" svg:stroke-width="0.026cm" svg:stroke-color="#ffffff" svg:stroke-opacity="100%" draw:stroke-linejoin="round" draw:fill="solid" draw:fill-color="#ffffff" draw:textarea-horizontal-align="left" draw:textarea-vertical-align="middle" draw:auto-grow-height="false" fo:min-height="9.884cm" fo:min-width="7.755cm" fo:padding-top="0.13cm" fo:padding-bottom="0.13cm" fo:padding-left="0.25cm" fo:padding-right="0.25cm" fo:wrap-option="no-wrap" draw:shadow-color="#808080"/>
    </style:style>
    <style:style style:name="gr13" style:family="graphic" style:parent-style-name="standard">
      <style:graphic-properties draw:stroke="solid" svg:stroke-width="0.026cm" svg:stroke-color="#000000" svg:stroke-opacity="100%" draw:stroke-linejoin="round" draw:fill="solid" draw:fill-color="#000000" draw:opacity="30%" draw:textarea-horizontal-align="left" draw:textarea-vertical-align="middle" draw:auto-grow-height="false" fo:min-height="16.125cm" fo:min-width="27.44cm" fo:padding-top="0.13cm" fo:padding-bottom="0.13cm" fo:padding-left="0.25cm" fo:padding-right="0.25cm" fo:wrap-option="no-wrap" draw:shadow-color="#808080" draw:shadow-opacity="30%"/>
    </style:style>
    <style:style style:name="gr14" style:family="graphic" style:parent-style-name="standard">
      <style:graphic-properties draw:stroke="solid" svg:stroke-width="0.026cm" svg:stroke-color="#e0ffff" svg:stroke-opacity="100%" draw:stroke-linejoin="round" draw:fill="solid" draw:fill-color="#e0ffff" draw:opacity="30%" draw:textarea-horizontal-align="left" draw:textarea-vertical-align="middle" draw:auto-grow-height="false" fo:min-height="16.125cm" fo:min-width="27.44cm" fo:padding-top="0.13cm" fo:padding-bottom="0.13cm" fo:padding-left="0.25cm" fo:padding-right="0.25cm" fo:wrap-option="no-wrap" draw:shadow-color="#808080" draw:shadow-opacity="30%"/>
    </style:style>
    <style:style style:name="gr15"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1.722cm" fo:min-width="0.847cm" fo:padding-top="0.13cm" fo:padding-bottom="0.13cm" fo:padding-left="0.25cm" fo:padding-right="0.25cm" fo:wrap-option="no-wrap" draw:shadow-color="#808080"/>
    </style:style>
    <style:style style:name="gr16"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1.583cm" fo:min-width="0.073cm" fo:padding-top="0.13cm" fo:padding-bottom="0.13cm" fo:padding-left="0.25cm" fo:padding-right="0.25cm" fo:wrap-option="no-wrap" draw:shadow-color="#808080"/>
    </style:style>
    <style:style style:name="gr17"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135cm" fo:min-width="0.093cm" fo:padding-top="0.13cm" fo:padding-bottom="0.13cm" fo:padding-left="0.25cm" fo:padding-right="0.25cm" fo:wrap-option="no-wrap" draw:shadow-color="#808080"/>
    </style:style>
    <style:style style:name="gr18"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189cm" fo:min-width="0.35cm" fo:padding-top="0.13cm" fo:padding-bottom="0.13cm" fo:padding-left="0.25cm" fo:padding-right="0.25cm" fo:wrap-option="no-wrap" draw:shadow-color="#808080"/>
    </style:style>
    <style:style style:name="gr19" style:family="graphic" style:parent-style-name="standard">
      <style:graphic-properties draw:stroke="solid" svg:stroke-width="0.026cm" svg:stroke-color="#0000ff" svg:stroke-opacity="100%" draw:stroke-linejoin="round" draw:fill="solid" draw:fill-color="#0000ff" draw:textarea-horizontal-align="left" draw:textarea-vertical-align="middle" draw:auto-grow-height="false" fo:min-height="1.05cm" fo:min-width="0.783cm" fo:padding-top="0.13cm" fo:padding-bottom="0.13cm" fo:padding-left="0.25cm" fo:padding-right="0.25cm" fo:wrap-option="no-wrap" draw:shadow-color="#808080"/>
    </style:style>
    <style:style style:name="gr2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049cm" fo:min-width="0.783cm" fo:padding-top="0.13cm" fo:padding-bottom="0.13cm" fo:padding-left="0.25cm" fo:padding-right="0.25cm" fo:wrap-option="no-wrap" draw:shadow-color="#808080"/>
    </style:style>
    <style:style style:name="gr21"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134cm" fo:min-width="0.093cm" fo:padding-top="0.13cm" fo:padding-bottom="0.13cm" fo:padding-left="0.25cm" fo:padding-right="0.25cm" fo:wrap-option="no-wrap" draw:shadow-color="#808080"/>
    </style:style>
    <style:style style:name="gr22"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1.05cm" fo:min-width="0.784cm" fo:padding-top="0.13cm" fo:padding-bottom="0.13cm" fo:padding-left="0.25cm" fo:padding-right="0.25cm" fo:wrap-option="no-wrap" draw:shadow-color="#808080"/>
    </style:style>
    <style:style style:name="gr23" style:family="graphic" style:parent-style-name="standard">
      <style:graphic-properties draw:stroke="solid" svg:stroke-width="0.026cm" svg:stroke-color="#4682b4" svg:stroke-opacity="100%" draw:stroke-linejoin="round" draw:fill="solid" draw:fill-color="#4169e1" draw:textarea-horizontal-align="left" draw:textarea-vertical-align="middle" draw:auto-grow-height="false" fo:min-height="1.05cm" fo:min-width="0.783cm" fo:padding-top="0.13cm" fo:padding-bottom="0.13cm" fo:padding-left="0.25cm" fo:padding-right="0.25cm" fo:wrap-option="no-wrap" draw:shadow-color="#808080"/>
    </style:style>
    <style:style style:name="gr24" style:family="graphic" style:parent-style-name="standard">
      <style:graphic-properties draw:stroke="solid" svg:stroke-width="0.026cm" svg:stroke-color="#ff4500" svg:stroke-opacity="100%" draw:stroke-linejoin="round" draw:fill="solid" draw:fill-color="#ff4500" draw:textarea-horizontal-align="left" draw:textarea-vertical-align="middle" draw:auto-grow-height="false" fo:min-height="1.049cm" fo:min-width="0.784cm" fo:padding-top="0.13cm" fo:padding-bottom="0.13cm" fo:padding-left="0.25cm" fo:padding-right="0.25cm" fo:wrap-option="no-wrap" draw:shadow-color="#808080"/>
    </style:style>
    <style:style style:name="gr25" style:family="graphic" style:parent-style-name="standard">
      <style:graphic-properties draw:stroke="solid" svg:stroke-width="0.026cm" svg:stroke-color="#2e8b57" svg:stroke-opacity="100%" draw:stroke-linejoin="round" draw:fill="solid" draw:fill-color="#3cb371" draw:textarea-horizontal-align="left" draw:textarea-vertical-align="middle" draw:auto-grow-height="false" fo:min-height="1.05cm" fo:min-width="0.783cm" fo:padding-top="0.13cm" fo:padding-bottom="0.13cm" fo:padding-left="0.25cm" fo:padding-right="0.25cm" fo:wrap-option="no-wrap" draw:shadow-color="#808080"/>
    </style:style>
    <style:style style:name="gr26" style:family="graphic" style:parent-style-name="standard">
      <style:graphic-properties draw:stroke="solid" svg:stroke-width="0.026cm" svg:stroke-color="#7cfc00" svg:stroke-opacity="100%" draw:stroke-linejoin="round" draw:fill="solid" draw:fill-color="#7cfc00" draw:textarea-horizontal-align="left" draw:textarea-vertical-align="middle" draw:auto-grow-height="false" fo:min-height="4.663cm" fo:min-width="28.076cm" fo:padding-top="0.13cm" fo:padding-bottom="0.13cm" fo:padding-left="0.25cm" fo:padding-right="0.25cm" fo:wrap-option="no-wrap" draw:shadow-color="#808080"/>
    </style:style>
    <style:style style:name="gr27"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2.812cm" fo:padding-top="0.13cm" fo:padding-bottom="0.13cm" fo:padding-left="0.25cm" fo:padding-right="0.25cm" fo:wrap-option="no-wrap" draw:shadow-color="#808080"/>
    </style:style>
    <style:style style:name="gr28"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2.027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1.075cm" fo:padding-top="0.13cm" fo:padding-bottom="0.13cm" fo:padding-left="0.25cm" fo:padding-right="0.25cm" fo:wrap-option="no-wrap" draw:shadow-color="#808080"/>
    </style:style>
    <style:style style:name="gr30"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2.254cm" fo:min-width="0.109cm" fo:padding-top="0.13cm" fo:padding-bottom="0.13cm" fo:padding-left="0.25cm" fo:padding-right="0.25cm" fo:wrap-option="no-wrap" draw:shadow-color="#808080"/>
    </style:style>
    <style:style style:name="gr31"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4cm" fo:min-width="2.813cm" fo:padding-top="0.13cm" fo:padding-bottom="0.13cm" fo:padding-left="0.25cm" fo:padding-right="0.25cm" fo:wrap-option="no-wrap" draw:shadow-color="#808080"/>
    </style:style>
    <style:style style:name="gr32"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4cm" fo:min-width="2.028cm" fo:padding-top="0.13cm" fo:padding-bottom="0.13cm" fo:padding-left="0.25cm" fo:padding-right="0.25cm" fo:wrap-option="no-wrap" draw:shadow-color="#808080"/>
    </style:style>
    <style:style style:name="gr33"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3cm" fo:min-width="1.074cm" fo:padding-top="0.13cm" fo:padding-bottom="0.13cm" fo:padding-left="0.25cm" fo:padding-right="0.25cm" fo:wrap-option="no-wrap" draw:shadow-color="#808080"/>
    </style:style>
    <style:style style:name="gr34"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3.232cm" fo:min-width="0.108cm" fo:padding-top="0.13cm" fo:padding-bottom="0.13cm" fo:padding-left="0.25cm" fo:padding-right="0.25cm" fo:wrap-option="no-wrap" draw:shadow-color="#808080"/>
    </style:style>
    <style:style style:name="gr35" style:family="graphic" style:parent-style-name="standard">
      <style:graphic-properties draw:stroke="solid" svg:stroke-width="0.026cm" svg:stroke-color="#0000ff" svg:stroke-opacity="100%" draw:stroke-linejoin="round" draw:fill="solid" draw:fill-color="#0000ff" draw:textarea-horizontal-align="left" draw:textarea-vertical-align="middle" draw:auto-grow-height="false" fo:min-height="1.049cm" fo:min-width="0.783cm" fo:padding-top="0.13cm" fo:padding-bottom="0.13cm" fo:padding-left="0.25cm" fo:padding-right="0.25cm" fo:wrap-option="no-wrap" draw:shadow-color="#808080"/>
    </style:style>
    <style:style style:name="gr36"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793cm" fo:min-width="2.731cm" fo:padding-top="0.13cm" fo:padding-bottom="0.13cm" fo:padding-left="0.25cm" fo:padding-right="0.25cm" fo:wrap-option="no-wrap" draw:shadow-color="#808080"/>
    </style:style>
    <style:style style:name="gr37"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623cm" fo:min-width="0.847cm" fo:padding-top="0.13cm" fo:padding-bottom="0.13cm" fo:padding-left="0.25cm" fo:padding-right="0.25cm" fo:wrap-option="no-wrap" draw:shadow-color="#808080"/>
    </style:style>
    <style:style style:name="gr38"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541cm" fo:min-width="0.903cm" fo:padding-top="0.13cm" fo:padding-bottom="0.13cm" fo:padding-left="0.25cm" fo:padding-right="0.25cm" fo:wrap-option="no-wrap" draw:shadow-color="#808080"/>
    </style:style>
    <style:style style:name="gr39"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667cm" fo:min-width="1.574cm" fo:padding-top="0.13cm" fo:padding-bottom="0.13cm" fo:padding-left="0.25cm" fo:padding-right="0.25cm" fo:wrap-option="no-wrap" draw:shadow-color="#808080"/>
    </style:style>
    <style:style style:name="gr40" style:family="graphic" style:parent-style-name="standard">
      <style:graphic-properties draw:stroke="solid" svg:stroke-width="0.026cm" svg:stroke-color="#0000ff" svg:stroke-opacity="100%" draw:stroke-linejoin="round" draw:fill="solid" draw:fill-color="#0000ff" draw:textarea-horizontal-align="left" draw:textarea-vertical-align="middle" draw:auto-grow-height="false" fo:min-height="2.485cm" fo:min-width="2.693cm" fo:padding-top="0.13cm" fo:padding-bottom="0.13cm" fo:padding-left="0.25cm" fo:padding-right="0.25cm" fo:wrap-option="no-wrap" draw:shadow-color="#808080"/>
    </style:style>
    <style:style style:name="gr41" style:family="graphic" style:parent-style-name="standard">
      <style:graphic-properties draw:stroke="solid" svg:stroke-width="0.026cm" svg:stroke-color="#0000ff" svg:stroke-opacity="100%" draw:stroke-linejoin="round" draw:fill="solid" draw:fill-color="#0000ff" draw:textarea-horizontal-align="left" draw:textarea-vertical-align="middle" draw:auto-grow-height="false" fo:min-height="2.619cm" fo:min-width="0.095cm" fo:padding-top="0.13cm" fo:padding-bottom="0.13cm" fo:padding-left="0.25cm" fo:padding-right="0.25cm" fo:wrap-option="no-wrap" draw:shadow-color="#808080"/>
    </style:style>
    <style:style style:name="gr42" style:family="graphic" style:parent-style-name="standard">
      <style:graphic-properties draw:stroke="solid" svg:stroke-width="0.026cm" svg:stroke-color="#c0c0c0" svg:stroke-opacity="100%" draw:stroke-linejoin="round" draw:fill="solid" draw:fill-color="#a9a9a9" draw:textarea-horizontal-align="left" draw:textarea-vertical-align="middle" draw:auto-grow-height="false" fo:min-height="1.939cm" fo:min-width="0.007cm" fo:padding-top="0.13cm" fo:padding-bottom="0.13cm" fo:padding-left="0.25cm" fo:padding-right="0.25cm" fo:wrap-option="no-wrap" draw:shadow-color="#808080"/>
    </style:style>
    <style:style style:name="gr43" style:family="graphic" style:parent-style-name="standard">
      <style:graphic-properties draw:stroke="solid" svg:stroke-width="0.026cm" svg:stroke-color="#c0c0c0" svg:stroke-opacity="100%" draw:stroke-linejoin="round" draw:fill="solid" draw:fill-color="#a9a9a9" draw:textarea-horizontal-align="left" draw:textarea-vertical-align="middle" draw:auto-grow-height="false" fo:min-height="0.492cm" fo:min-width="2.471cm" fo:padding-top="0.13cm" fo:padding-bottom="0.13cm" fo:padding-left="0.25cm" fo:padding-right="0.25cm" fo:wrap-option="no-wrap" draw:shadow-color="#808080"/>
    </style:style>
    <style:style style:name="gr44" style:family="graphic" style:parent-style-name="standard">
      <style:graphic-properties draw:stroke="solid" svg:stroke-width="0.026cm" svg:stroke-color="#afeeee" svg:stroke-opacity="100%" draw:stroke-linejoin="round" draw:fill="solid" draw:fill-color="#afeeee" draw:textarea-horizontal-align="left" draw:textarea-vertical-align="middle" draw:auto-grow-height="false" fo:min-height="3.638cm" fo:min-width="0.575cm" fo:padding-top="0.13cm" fo:padding-bottom="0.13cm" fo:padding-left="0.25cm" fo:padding-right="0.25cm" fo:wrap-option="no-wrap" draw:shadow-color="#808080"/>
    </style:style>
    <style:style style:name="gr45" style:family="graphic" style:parent-style-name="standard">
      <style:graphic-properties draw:stroke="solid" svg:stroke-width="0.026cm" svg:stroke-color="#afeeee" svg:stroke-opacity="100%" draw:stroke-linejoin="round" draw:fill="solid" draw:fill-color="#afeeee" draw:textarea-horizontal-align="left" draw:textarea-vertical-align="middle" draw:auto-grow-height="false" fo:min-height="0cm" fo:min-width="0.156cm" fo:padding-top="0.13cm" fo:padding-bottom="0.13cm" fo:padding-left="0.25cm" fo:padding-right="0.25cm" fo:wrap-option="no-wrap" draw:shadow-color="#808080"/>
    </style:style>
    <style:style style:name="gr4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638cm" fo:min-width="0.847cm" fo:padding-top="0.13cm" fo:padding-bottom="0.13cm" fo:padding-left="0.25cm" fo:padding-right="0.25cm" fo:wrap-option="no-wrap" draw:shadow-color="#808080"/>
    </style:style>
    <style:style style:name="gr4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04cm" fo:min-width="2.055cm" fo:padding-top="0.13cm" fo:padding-bottom="0.13cm" fo:padding-left="0.25cm" fo:padding-right="0.25cm" fo:wrap-option="no-wrap" draw:shadow-color="#808080"/>
    </style:style>
    <style:style style:name="gr4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052cm" fo:min-width="0.334cm" fo:padding-top="0.13cm" fo:padding-bottom="0.13cm" fo:padding-left="0.25cm" fo:padding-right="0.25cm" fo:wrap-option="no-wrap" draw:shadow-color="#808080"/>
    </style:style>
    <style:style style:name="gr4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085cm" fo:min-width="4.779cm" fo:padding-top="0.13cm" fo:padding-bottom="0.13cm" fo:padding-left="0.25cm" fo:padding-right="0.25cm" fo:wrap-option="no-wrap" draw:shadow-color="#808080"/>
    </style:style>
    <style:style style:name="gr5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877cm" fo:min-width="4.78cm" fo:padding-top="0.13cm" fo:padding-bottom="0.13cm" fo:padding-left="0.25cm" fo:padding-right="0.25cm" fo:wrap-option="no-wrap" draw:shadow-color="#808080"/>
    </style:style>
    <style:style style:name="gr5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5.513cm" fo:min-width="0.277cm" fo:padding-top="0.13cm" fo:padding-bottom="0.13cm" fo:padding-left="0.25cm" fo:padding-right="0.25cm" fo:wrap-option="no-wrap" draw:shadow-color="#808080"/>
    </style:style>
    <style:style style:name="gr5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76cm" fo:min-width="0cm" fo:padding-top="0.13cm" fo:padding-bottom="0.13cm" fo:padding-left="0.25cm" fo:padding-right="0.25cm" fo:wrap-option="no-wrap" draw:shadow-color="#808080"/>
    </style:style>
    <style:style style:name="gr5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532cm" fo:min-width="8.118cm" fo:padding-top="0.13cm" fo:padding-bottom="0.13cm" fo:padding-left="0.25cm" fo:padding-right="0.25cm" fo:wrap-option="no-wrap" draw:shadow-color="#808080"/>
    </style:style>
    <style:style style:name="gr5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2.666cm" fo:min-width="0.788cm" fo:padding-top="0.13cm" fo:padding-bottom="0.13cm" fo:padding-left="0.25cm" fo:padding-right="0.25cm" fo:wrap-option="no-wrap" draw:shadow-color="#808080"/>
    </style:style>
    <style:style style:name="gr5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153cm" fo:min-width="0.788cm" fo:padding-top="0.13cm" fo:padding-bottom="0.13cm" fo:padding-left="0.25cm" fo:padding-right="0.25cm" fo:wrap-option="no-wrap" draw:shadow-color="#808080"/>
    </style:style>
    <style:style style:name="gr5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8cm" fo:min-width="1.874cm" fo:padding-top="0.13cm" fo:padding-bottom="0.13cm" fo:padding-left="0.25cm" fo:padding-right="0.25cm" fo:wrap-option="no-wrap" draw:shadow-color="#808080"/>
    </style:style>
    <style:style style:name="gr5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36cm" fo:min-width="0cm" fo:padding-top="0.13cm" fo:padding-bottom="0.13cm" fo:padding-left="0.25cm" fo:padding-right="0.25cm" fo:wrap-option="no-wrap" draw:shadow-color="#808080"/>
    </style:style>
    <style:style style:name="gr5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22cm" fo:min-width="0.249cm" fo:padding-top="0.13cm" fo:padding-bottom="0.13cm" fo:padding-left="0.25cm" fo:padding-right="0.25cm" fo:wrap-option="no-wrap" draw:shadow-color="#808080"/>
    </style:style>
    <style:style style:name="gr5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13cm" fo:min-width="0.743cm" fo:padding-top="0.13cm" fo:padding-bottom="0.13cm" fo:padding-left="0.25cm" fo:padding-right="0.25cm" fo:wrap-option="no-wrap" draw:shadow-color="#808080"/>
    </style:style>
    <style:style style:name="gr6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79cm" fo:min-width="1.148cm" fo:padding-top="0.13cm" fo:padding-bottom="0.13cm" fo:padding-left="0.25cm" fo:padding-right="0.25cm" fo:wrap-option="no-wrap" draw:shadow-color="#808080"/>
    </style:style>
    <style:style style:name="gr6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14cm" fo:min-width="0.066cm" fo:padding-top="0.13cm" fo:padding-bottom="0.13cm" fo:padding-left="0.25cm" fo:padding-right="0.25cm" fo:wrap-option="no-wrap" draw:shadow-color="#808080"/>
    </style:style>
    <style:style style:name="gr6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67cm" fo:min-width="0.017cm" fo:padding-top="0.13cm" fo:padding-bottom="0.13cm" fo:padding-left="0.25cm" fo:padding-right="0.25cm" fo:wrap-option="no-wrap" draw:shadow-color="#808080"/>
    </style:style>
    <style:style style:name="gr6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14cm" fo:min-width="0.068cm" fo:padding-top="0.13cm" fo:padding-bottom="0.13cm" fo:padding-left="0.25cm" fo:padding-right="0.25cm" fo:wrap-option="no-wrap" draw:shadow-color="#808080"/>
    </style:style>
    <style:style style:name="gr6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76cm" fo:min-width="0.77cm" fo:padding-top="0.13cm" fo:padding-bottom="0.13cm" fo:padding-left="0.25cm" fo:padding-right="0.25cm" fo:wrap-option="no-wrap" draw:shadow-color="#808080"/>
    </style:style>
    <style:style style:name="gr6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087cm" fo:min-width="2.194cm" fo:padding-top="0.13cm" fo:padding-bottom="0.13cm" fo:padding-left="0.25cm" fo:padding-right="0.25cm" fo:wrap-option="no-wrap" draw:shadow-color="#808080"/>
    </style:style>
    <style:style style:name="gr6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89cm" fo:min-width="0.847cm" fo:padding-top="0.13cm" fo:padding-bottom="0.13cm" fo:padding-left="0.25cm" fo:padding-right="0.25cm" fo:wrap-option="no-wrap" draw:shadow-color="#808080"/>
    </style:style>
    <style:style style:name="gr6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99cm" fo:min-width="1.12cm" fo:padding-top="0.13cm" fo:padding-bottom="0.13cm" fo:padding-left="0.25cm" fo:padding-right="0.25cm" fo:wrap-option="no-wrap" draw:shadow-color="#808080"/>
    </style:style>
    <style:style style:name="gr6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98cm" fo:min-width="1.406cm" fo:padding-top="0.13cm" fo:padding-bottom="0.13cm" fo:padding-left="0.25cm" fo:padding-right="0.25cm" fo:wrap-option="no-wrap" draw:shadow-color="#808080"/>
    </style:style>
    <style:style style:name="gr6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53cm" fo:min-width="1.084cm" fo:padding-top="0.13cm" fo:padding-bottom="0.13cm" fo:padding-left="0.25cm" fo:padding-right="0.25cm" fo:wrap-option="no-wrap" draw:shadow-color="#808080"/>
    </style:style>
    <style:style style:name="gr7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82cm" fo:min-width="1.004cm" fo:padding-top="0.13cm" fo:padding-bottom="0.13cm" fo:padding-left="0.25cm" fo:padding-right="0.25cm" fo:wrap-option="no-wrap" draw:shadow-color="#808080"/>
    </style:style>
    <style:style style:name="gr7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13cm" fo:min-width="0.74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091cm" fo:min-width="0.872cm" fo:padding-top="0.13cm" fo:padding-bottom="0.13cm" fo:padding-left="0.25cm" fo:padding-right="0.25cm" fo:wrap-option="no-wrap" draw:shadow-color="#808080"/>
    </style:style>
    <style:style style:name="gr7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14cm" fo:min-width="0.74cm" fo:padding-top="0.13cm" fo:padding-bottom="0.13cm" fo:padding-left="0.25cm" fo:padding-right="0.25cm" fo:wrap-option="no-wrap" draw:shadow-color="#808080"/>
    </style:style>
    <style:style style:name="gr7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13cm" fo:min-width="0.479cm" fo:padding-top="0.13cm" fo:padding-bottom="0.13cm" fo:padding-left="0.25cm" fo:padding-right="0.25cm" fo:wrap-option="no-wrap" draw:shadow-color="#808080"/>
    </style:style>
    <style:style style:name="gr7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83cm" fo:min-width="0.136cm" fo:padding-top="0.13cm" fo:padding-bottom="0.13cm" fo:padding-left="0.25cm" fo:padding-right="0.25cm" fo:wrap-option="no-wrap" draw:shadow-color="#808080"/>
    </style:style>
    <style:style style:name="gr76" style:family="graphic" style:parent-style-name="standard">
      <style:graphic-properties draw:stroke="solid" svg:stroke-width="0.026cm" svg:stroke-color="#1e90ff" svg:stroke-opacity="100%" draw:stroke-linejoin="round" draw:fill="solid" draw:fill-color="#1e90ff" draw:textarea-horizontal-align="left" draw:textarea-vertical-align="middle" draw:auto-grow-height="false" fo:min-height="0.693cm" fo:min-width="2.676cm" fo:padding-top="0.13cm" fo:padding-bottom="0.13cm" fo:padding-left="0.25cm" fo:padding-right="0.25cm" fo:wrap-option="no-wrap" draw:shadow-color="#808080"/>
    </style:style>
    <style:style style:name="gr77" style:family="graphic" style:parent-style-name="standard">
      <style:graphic-properties draw:stroke="solid" svg:stroke-width="0.026cm" svg:stroke-color="#add8e6" svg:stroke-opacity="100%" draw:stroke-linejoin="round" draw:fill="solid" draw:fill-color="#add8e6" draw:textarea-horizontal-align="left" draw:textarea-vertical-align="middle" draw:auto-grow-height="false" fo:min-height="0.414cm" fo:min-width="0.094cm" fo:padding-top="0.13cm" fo:padding-bottom="0.13cm" fo:padding-left="0.25cm" fo:padding-right="0.25cm" fo:wrap-option="no-wrap" draw:shadow-color="#808080"/>
    </style:style>
    <style:style style:name="gr7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638cm" fo:min-width="2.054cm" fo:padding-top="0.13cm" fo:padding-bottom="0.13cm" fo:padding-left="0.25cm" fo:padding-right="0.25cm" fo:wrap-option="no-wrap" draw:shadow-color="#808080"/>
    </style:style>
    <style:style style:name="gr7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cm" fo:min-width="0.237cm" fo:padding-top="0.13cm" fo:padding-bottom="0.13cm" fo:padding-left="0.25cm" fo:padding-right="0.25cm" fo:wrap-option="no-wrap" draw:shadow-color="#808080"/>
    </style:style>
    <style:style style:name="gr80" style:family="graphic" style:parent-style-name="standard">
      <style:graphic-properties draw:stroke="solid" svg:stroke-width="0.026cm" svg:stroke-color="#add8e6" svg:stroke-opacity="100%" draw:stroke-linejoin="round" draw:fill="solid" draw:fill-color="#add8e6" draw:textarea-horizontal-align="left" draw:textarea-vertical-align="middle" draw:auto-grow-height="false" fo:min-height="0.375cm" fo:min-width="0.77cm" fo:padding-top="0.13cm" fo:padding-bottom="0.13cm" fo:padding-left="0.25cm" fo:padding-right="0.25cm" fo:wrap-option="no-wrap" draw:shadow-color="#808080"/>
    </style:style>
    <style:style style:name="gr8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9cm" fo:min-width="0.398cm" fo:padding-top="0.13cm" fo:padding-bottom="0.13cm" fo:padding-left="0.25cm" fo:padding-right="0.25cm" fo:wrap-option="no-wrap" draw:shadow-color="#808080"/>
    </style:style>
    <style:style style:name="gr8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2.675cm" fo:min-width="0.795cm" fo:padding-top="0.13cm" fo:padding-bottom="0.13cm" fo:padding-left="0.25cm" fo:padding-right="0.25cm" fo:wrap-option="no-wrap" draw:shadow-color="#808080"/>
    </style:style>
    <style:style style:name="gr8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161cm" fo:min-width="0.794cm" fo:padding-top="0.13cm" fo:padding-bottom="0.13cm" fo:padding-left="0.25cm" fo:padding-right="0.25cm" fo:wrap-option="no-wrap" draw:shadow-color="#808080"/>
    </style:style>
    <style:style style:name="gr8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8cm" fo:min-width="1.886cm" fo:padding-top="0.13cm" fo:padding-bottom="0.13cm" fo:padding-left="0.25cm" fo:padding-right="0.25cm" fo:wrap-option="no-wrap" draw:shadow-color="#808080"/>
    </style:style>
    <style:style style:name="gr8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37cm" fo:min-width="0cm" fo:padding-top="0.13cm" fo:padding-bottom="0.13cm" fo:padding-left="0.25cm" fo:padding-right="0.25cm" fo:wrap-option="no-wrap" draw:shadow-color="#808080"/>
    </style:style>
    <style:style style:name="gr8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23cm" fo:min-width="0.255cm" fo:padding-top="0.13cm" fo:padding-bottom="0.13cm" fo:padding-left="0.25cm" fo:padding-right="0.25cm" fo:wrap-option="no-wrap" draw:shadow-color="#808080"/>
    </style:style>
    <style:style style:name="gr8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42cm" fo:min-width="0cm" fo:padding-top="0.13cm" fo:padding-bottom="0.13cm" fo:padding-left="0.25cm" fo:padding-right="0.25cm" fo:wrap-option="no-wrap" draw:shadow-color="#808080"/>
    </style:style>
    <style:style style:name="gr8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622cm" fo:min-width="0.995cm" fo:padding-top="0.13cm" fo:padding-bottom="0.13cm" fo:padding-left="0.25cm" fo:padding-right="0.25cm" fo:wrap-option="no-wrap" draw:shadow-color="#808080"/>
    </style:style>
    <style:style style:name="gr8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881cm" fo:min-width="1.243cm" fo:padding-top="0.13cm" fo:padding-bottom="0.13cm" fo:padding-left="0.25cm" fo:padding-right="0.25cm" fo:wrap-option="no-wrap" draw:shadow-color="#808080"/>
    </style:style>
    <style:style style:name="gr9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49cm" fo:min-width="0.371cm" fo:padding-top="0.13cm" fo:padding-bottom="0.13cm" fo:padding-left="0.25cm" fo:padding-right="0.25cm" fo:wrap-option="no-wrap" draw:shadow-color="#808080"/>
    </style:style>
    <style:style style:name="gr9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55cm" fo:min-width="0.052cm" fo:padding-top="0.13cm" fo:padding-bottom="0.13cm" fo:padding-left="0.25cm" fo:padding-right="0.25cm" fo:wrap-option="no-wrap" draw:shadow-color="#808080"/>
    </style:style>
    <style:style style:name="gr9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89cm" fo:min-width="0.398cm" fo:padding-top="0.13cm" fo:padding-bottom="0.13cm" fo:padding-left="0.25cm" fo:padding-right="0.25cm" fo:wrap-option="no-wrap" draw:shadow-color="#808080"/>
    </style:style>
    <style:style style:name="gr9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2.77cm" fo:min-width="0.261cm" fo:padding-top="0.13cm" fo:padding-bottom="0.13cm" fo:padding-left="0.25cm" fo:padding-right="0.25cm" fo:wrap-option="no-wrap" draw:shadow-color="#808080"/>
    </style:style>
    <style:style style:name="gr9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265cm" fo:min-width="0.234cm" fo:padding-top="0.13cm" fo:padding-bottom="0.13cm" fo:padding-left="0.25cm" fo:padding-right="0.25cm" fo:wrap-option="no-wrap" draw:shadow-color="#808080"/>
    </style:style>
    <style:style style:name="gr9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01cm" fo:min-width="0.911cm" fo:padding-top="0.13cm" fo:padding-bottom="0.13cm" fo:padding-left="0.25cm" fo:padding-right="0.25cm" fo:wrap-option="no-wrap" draw:shadow-color="#808080"/>
    </style:style>
    <style:style style:name="gr9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5cm" fo:min-width="0cm" fo:padding-top="0.13cm" fo:padding-bottom="0.13cm" fo:padding-left="0.25cm" fo:padding-right="0.25cm" fo:wrap-option="no-wrap" draw:shadow-color="#808080"/>
    </style:style>
    <style:style style:name="gr9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37cm" fo:min-width="0cm" fo:padding-top="0.13cm" fo:padding-bottom="0.13cm" fo:padding-left="0.25cm" fo:padding-right="0.25cm" fo:wrap-option="no-wrap" draw:shadow-color="#808080"/>
    </style:style>
    <style:style style:name="gr9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53cm" fo:min-width="0cm" fo:padding-top="0.13cm" fo:padding-bottom="0.13cm" fo:padding-left="0.25cm" fo:padding-right="0.25cm" fo:wrap-option="no-wrap" draw:shadow-color="#808080"/>
    </style:style>
    <style:style style:name="gr9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444cm" fo:min-width="0.853cm" fo:padding-top="0.13cm" fo:padding-bottom="0.13cm" fo:padding-left="0.25cm" fo:padding-right="0.25cm" fo:wrap-option="no-wrap" draw:shadow-color="#808080"/>
    </style:style>
    <style:style style:name="gr10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782cm" fo:min-width="1.075cm" fo:padding-top="0.13cm" fo:padding-bottom="0.13cm" fo:padding-left="0.25cm" fo:padding-right="0.25cm" fo:wrap-option="no-wrap" draw:shadow-color="#808080"/>
    </style:style>
    <style:style style:name="gr10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96cm" fo:min-width="0.292cm" fo:padding-top="0.13cm" fo:padding-bottom="0.13cm" fo:padding-left="0.25cm" fo:padding-right="0.25cm" fo:wrap-option="no-wrap" draw:shadow-color="#808080"/>
    </style:style>
    <style:style style:name="gr10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71cm" fo:min-width="0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93cm" fo:min-width="0.291cm" fo:padding-top="0.13cm" fo:padding-bottom="0.13cm" fo:padding-left="0.25cm" fo:padding-right="0.25cm" fo:wrap-option="no-wrap" draw:shadow-color="#808080"/>
    </style:style>
    <style:style style:name="gr10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087cm" fo:min-width="1.745cm" fo:padding-top="0.13cm" fo:padding-bottom="0.13cm" fo:padding-left="0.25cm" fo:padding-right="0.25cm" fo:wrap-option="no-wrap" draw:shadow-color="#808080"/>
    </style:style>
    <style:style style:name="gr10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09cm" fo:min-width="0.872cm" fo:padding-top="0.13cm" fo:padding-bottom="0.13cm" fo:padding-left="0.25cm" fo:padding-right="0.25cm" fo:wrap-option="no-wrap" draw:shadow-color="#808080"/>
    </style:style>
    <style:style style:name="gr106"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cm" fo:min-width="0.07cm" fo:padding-top="0.13cm" fo:padding-bottom="0.13cm" fo:padding-left="0.25cm" fo:padding-right="0.25cm" fo:wrap-option="no-wrap" draw:shadow-color="#808080"/>
    </style:style>
    <style:style style:name="gr107" style:family="graphic" style:parent-style-name="standard">
      <style:graphic-properties draw:stroke="solid" svg:stroke-width="0.026cm" svg:stroke-color="#1e90ff" svg:stroke-opacity="100%" draw:stroke-linejoin="round" draw:fill="solid" draw:fill-color="#1e90ff" draw:textarea-horizontal-align="left" draw:textarea-vertical-align="middle" draw:auto-grow-height="false" fo:min-height="0.607cm" fo:min-width="1.518cm" fo:padding-top="0.13cm" fo:padding-bottom="0.13cm" fo:padding-left="0.25cm" fo:padding-right="0.25cm" fo:wrap-option="no-wrap" draw:shadow-color="#808080"/>
    </style:style>
    <style:style style:name="gr108"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1.05cm" fo:min-width="0.783cm" fo:padding-top="0.13cm" fo:padding-bottom="0.13cm" fo:padding-left="0.25cm" fo:padding-right="0.25cm" fo:wrap-option="no-wrap" draw:shadow-color="#808080"/>
    </style:style>
    <style:style style:name="gr109"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629cm" fo:min-width="2.672cm" fo:padding-top="0.13cm" fo:padding-bottom="0.13cm" fo:padding-left="0.25cm" fo:padding-right="0.25cm" fo:wrap-option="no-wrap" draw:shadow-color="#808080"/>
    </style:style>
    <style:style style:name="gr110"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491cm" fo:min-width="0.823cm" fo:padding-top="0.13cm" fo:padding-bottom="0.13cm" fo:padding-left="0.25cm" fo:padding-right="0.25cm" fo:wrap-option="no-wrap" draw:shadow-color="#808080"/>
    </style:style>
    <style:style style:name="gr111"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508cm" fo:min-width="0.889cm" fo:padding-top="0.13cm" fo:padding-bottom="0.13cm" fo:padding-left="0.25cm" fo:padding-right="0.25cm" fo:wrap-option="no-wrap" draw:shadow-color="#808080"/>
    </style:style>
    <style:style style:name="gr112"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637cm" fo:min-width="1.548cm" fo:padding-top="0.13cm" fo:padding-bottom="0.13cm" fo:padding-left="0.25cm" fo:padding-right="0.25cm" fo:wrap-option="no-wrap" draw:shadow-color="#808080"/>
    </style:style>
    <style:style style:name="gr113"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2.393cm" fo:min-width="2.657cm" fo:padding-top="0.13cm" fo:padding-bottom="0.13cm" fo:padding-left="0.25cm" fo:padding-right="0.25cm" fo:wrap-option="no-wrap" draw:shadow-color="#808080"/>
    </style:style>
    <style:style style:name="gr114"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2.619cm" fo:min-width="0.095cm" fo:padding-top="0.13cm" fo:padding-bottom="0.13cm" fo:padding-left="0.25cm" fo:padding-right="0.25cm" fo:wrap-option="no-wrap" draw:shadow-color="#808080"/>
    </style:style>
    <style:style style:name="gr115"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1.913cm" fo:min-width="0.804cm" fo:padding-top="0.13cm" fo:padding-bottom="0.13cm" fo:padding-left="0.25cm" fo:padding-right="0.25cm" fo:wrap-option="no-wrap" draw:shadow-color="#808080"/>
    </style:style>
    <style:style style:name="gr116" style:family="graphic" style:parent-style-name="standard">
      <style:graphic-properties draw:stroke="solid" svg:stroke-width="0.026cm" svg:stroke-color="#c0c0c0" svg:stroke-opacity="100%" draw:stroke-linejoin="round" draw:fill="solid" draw:fill-color="#a9a9a9" draw:textarea-horizontal-align="left" draw:textarea-vertical-align="middle" draw:auto-grow-height="false" fo:min-height="1.536cm" fo:min-width="0cm" fo:padding-top="0.13cm" fo:padding-bottom="0.13cm" fo:padding-left="0.25cm" fo:padding-right="0.25cm" fo:wrap-option="no-wrap" draw:shadow-color="#808080"/>
    </style:style>
    <style:style style:name="gr117" style:family="graphic" style:parent-style-name="standard">
      <style:graphic-properties draw:stroke="solid" svg:stroke-width="0.026cm" svg:stroke-color="#c0c0c0" svg:stroke-opacity="100%" draw:stroke-linejoin="round" draw:fill="solid" draw:fill-color="#a9a9a9" draw:textarea-horizontal-align="left" draw:textarea-vertical-align="middle" draw:auto-grow-height="false" fo:min-height="0.375cm" fo:min-width="2.04cm" fo:padding-top="0.13cm" fo:padding-bottom="0.13cm" fo:padding-left="0.25cm" fo:padding-right="0.25cm" fo:wrap-option="no-wrap" draw:shadow-color="#808080"/>
    </style:style>
    <style:style style:name="gr118"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1.778cm" fo:min-width="0.53cm" fo:padding-top="0.13cm" fo:padding-bottom="0.13cm" fo:padding-left="0.25cm" fo:padding-right="0.25cm" fo:wrap-option="no-wrap" draw:shadow-color="#808080"/>
    </style:style>
    <style:style style:name="gr119" style:family="graphic" style:parent-style-name="standard">
      <style:graphic-properties draw:stroke="solid" svg:stroke-width="0.026cm" svg:stroke-color="#dc143c" svg:stroke-opacity="100%" draw:stroke-linejoin="round" draw:fill="solid" draw:fill-color="#dc143c" draw:textarea-horizontal-align="left" draw:textarea-vertical-align="middle" draw:auto-grow-height="false" fo:min-height="2.915cm" fo:min-width="0.435cm" fo:padding-top="0.13cm" fo:padding-bottom="0.13cm" fo:padding-left="0.25cm" fo:padding-right="0.25cm" fo:wrap-option="no-wrap" draw:shadow-color="#808080"/>
    </style:style>
    <style:style style:name="gr120" style:family="graphic" style:parent-style-name="standard">
      <style:graphic-properties draw:stroke="solid" svg:stroke-width="0.026cm" svg:stroke-color="#dc143c" svg:stroke-opacity="100%" draw:stroke-linejoin="round" draw:fill="solid" draw:fill-color="#dc143c" draw:textarea-horizontal-align="left" draw:textarea-vertical-align="middle" draw:auto-grow-height="false" fo:min-height="0cm" fo:min-width="0.068cm" fo:padding-top="0.13cm" fo:padding-bottom="0.13cm" fo:padding-left="0.25cm" fo:padding-right="0.25cm" fo:wrap-option="no-wrap" draw:shadow-color="#808080"/>
    </style:style>
    <style:style style:name="gr121"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843cm" fo:min-width="1.102cm" fo:padding-top="0.13cm" fo:padding-bottom="0.13cm" fo:padding-left="0.25cm" fo:padding-right="0.25cm" fo:wrap-option="no-wrap" draw:shadow-color="#808080"/>
    </style:style>
    <style:style style:name="gr122"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3.908cm" fo:min-width="1.407cm" fo:padding-top="0.13cm" fo:padding-bottom="0.13cm" fo:padding-left="0.25cm" fo:padding-right="0.25cm" fo:wrap-option="no-wrap" draw:shadow-color="#808080"/>
    </style:style>
    <style:style style:name="gr123"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691cm" fo:min-width="0.25cm" fo:padding-top="0.13cm" fo:padding-bottom="0.13cm" fo:padding-left="0.25cm" fo:padding-right="0.25cm" fo:wrap-option="no-wrap" draw:shadow-color="#808080"/>
    </style:style>
    <style:style style:name="gr12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943cm" fo:min-width="5.102cm" fo:padding-top="0.13cm" fo:padding-bottom="0.13cm" fo:padding-left="0.25cm" fo:padding-right="0.25cm" fo:wrap-option="no-wrap" draw:shadow-color="#808080"/>
    </style:style>
    <style:style style:name="gr12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877cm" fo:min-width="4.78cm" fo:padding-top="0.13cm" fo:padding-bottom="0.13cm" fo:padding-left="0.25cm" fo:padding-right="0.25cm" fo:wrap-option="no-wrap" draw:shadow-color="#808080"/>
    </style:style>
    <style:style style:name="gr12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5.513cm" fo:min-width="0.277cm" fo:padding-top="0.13cm" fo:padding-bottom="0.13cm" fo:padding-left="0.25cm" fo:padding-right="0.25cm" fo:wrap-option="no-wrap" draw:shadow-color="#808080"/>
    </style:style>
    <style:style style:name="gr12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76cm" fo:min-width="0cm" fo:padding-top="0.13cm" fo:padding-bottom="0.13cm" fo:padding-left="0.25cm" fo:padding-right="0.25cm" fo:wrap-option="no-wrap" draw:shadow-color="#808080"/>
    </style:style>
    <style:style style:name="gr12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532cm" fo:min-width="8.118cm" fo:padding-top="0.13cm" fo:padding-bottom="0.13cm" fo:padding-left="0.25cm" fo:padding-right="0.25cm" fo:wrap-option="no-wrap" draw:shadow-color="#808080"/>
    </style:style>
    <style:style style:name="gr12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2.665cm" fo:min-width="0.779cm" fo:padding-top="0.13cm" fo:padding-bottom="0.13cm" fo:padding-left="0.25cm" fo:padding-right="0.25cm" fo:wrap-option="no-wrap" draw:shadow-color="#808080"/>
    </style:style>
    <style:style style:name="gr13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155cm" fo:min-width="0.779cm" fo:padding-top="0.13cm" fo:padding-bottom="0.13cm" fo:padding-left="0.25cm" fo:padding-right="0.25cm" fo:wrap-option="no-wrap" draw:shadow-color="#808080"/>
    </style:style>
    <style:style style:name="gr13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28cm" fo:min-width="1.862cm" fo:padding-top="0.13cm" fo:padding-bottom="0.13cm" fo:padding-left="0.25cm" fo:padding-right="0.25cm" fo:wrap-option="no-wrap" draw:shadow-color="#808080"/>
    </style:style>
    <style:style style:name="gr132"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429cm" fo:min-width="0cm" fo:padding-top="0.13cm" fo:padding-bottom="0.13cm" fo:padding-left="0.25cm" fo:padding-right="0.25cm" fo:wrap-option="no-wrap" draw:shadow-color="#808080"/>
    </style:style>
    <style:style style:name="gr133"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23cm" fo:min-width="0.245cm" fo:padding-top="0.13cm" fo:padding-bottom="0.13cm" fo:padding-left="0.25cm" fo:padding-right="0.25cm" fo:wrap-option="no-wrap" draw:shadow-color="#808080"/>
    </style:style>
    <style:style style:name="gr13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432cm" fo:min-width="0cm" fo:padding-top="0.13cm" fo:padding-bottom="0.13cm" fo:padding-left="0.25cm" fo:padding-right="0.25cm" fo:wrap-option="no-wrap" draw:shadow-color="#808080"/>
    </style:style>
    <style:style style:name="gr13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24cm" fo:min-width="0.68cm" fo:padding-top="0.13cm" fo:padding-bottom="0.13cm" fo:padding-left="0.25cm" fo:padding-right="0.25cm" fo:wrap-option="no-wrap" draw:shadow-color="#808080"/>
    </style:style>
    <style:style style:name="gr13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42cm" fo:min-width="0.894cm" fo:padding-top="0.13cm" fo:padding-bottom="0.13cm" fo:padding-left="0.25cm" fo:padding-right="0.25cm" fo:wrap-option="no-wrap" draw:shadow-color="#808080"/>
    </style:style>
    <style:style style:name="gr13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41cm" fo:min-width="0.189cm" fo:padding-top="0.13cm" fo:padding-bottom="0.13cm" fo:padding-left="0.25cm" fo:padding-right="0.25cm" fo:wrap-option="no-wrap" draw:shadow-color="#808080"/>
    </style:style>
    <style:style style:name="gr13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8cm" fo:min-width="0cm" fo:padding-top="0.13cm" fo:padding-bottom="0.13cm" fo:padding-left="0.25cm" fo:padding-right="0.25cm" fo:wrap-option="no-wrap" draw:shadow-color="#808080"/>
    </style:style>
    <style:style style:name="gr13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39cm" fo:min-width="0.189cm" fo:padding-top="0.13cm" fo:padding-bottom="0.13cm" fo:padding-left="0.25cm" fo:padding-right="0.25cm" fo:wrap-option="no-wrap" draw:shadow-color="#808080"/>
    </style:style>
    <style:style style:name="gr14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76cm" fo:min-width="0.77cm" fo:padding-top="0.13cm" fo:padding-bottom="0.13cm" fo:padding-left="0.25cm" fo:padding-right="0.25cm" fo:wrap-option="no-wrap" draw:shadow-color="#808080"/>
    </style:style>
    <style:style style:name="gr14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087cm" fo:min-width="2.194cm" fo:padding-top="0.13cm" fo:padding-bottom="0.13cm" fo:padding-left="0.25cm" fo:padding-right="0.25cm" fo:wrap-option="no-wrap" draw:shadow-color="#808080"/>
    </style:style>
    <style:style style:name="gr142"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89cm" fo:min-width="0.847cm" fo:padding-top="0.13cm" fo:padding-bottom="0.13cm" fo:padding-left="0.25cm" fo:padding-right="0.25cm" fo:wrap-option="no-wrap" draw:shadow-color="#808080"/>
    </style:style>
    <style:style style:name="gr143" style:family="graphic" style:parent-style-name="standard">
      <style:graphic-properties draw:stroke="solid" svg:stroke-width="0.026cm" svg:stroke-color="#8b0000" svg:stroke-opacity="100%" draw:stroke-linejoin="round" draw:fill="solid" draw:fill-color="#dc143c" draw:textarea-horizontal-align="left" draw:textarea-vertical-align="middle" draw:auto-grow-height="false" fo:min-height="0.693cm" fo:min-width="2.676cm" fo:padding-top="0.13cm" fo:padding-bottom="0.13cm" fo:padding-left="0.25cm" fo:padding-right="0.25cm" fo:wrap-option="no-wrap" draw:shadow-color="#808080"/>
    </style:style>
    <style:style style:name="gr14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785cm" fo:min-width="0.847cm" fo:padding-top="0.13cm" fo:padding-bottom="0.13cm" fo:padding-left="0.25cm" fo:padding-right="0.25cm" fo:wrap-option="no-wrap" draw:shadow-color="#808080"/>
    </style:style>
    <style:style style:name="gr14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041cm" fo:min-width="2.054cm" fo:padding-top="0.13cm" fo:padding-bottom="0.13cm" fo:padding-left="0.25cm" fo:padding-right="0.25cm" fo:wrap-option="no-wrap" draw:shadow-color="#808080"/>
    </style:style>
    <style:style style:name="gr14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052cm" fo:min-width="0.334cm" fo:padding-top="0.13cm" fo:padding-bottom="0.13cm" fo:padding-left="0.25cm" fo:padding-right="0.25cm" fo:wrap-option="no-wrap" draw:shadow-color="#808080"/>
    </style:style>
    <style:style style:name="gr147" style:family="graphic" style:parent-style-name="standard">
      <style:graphic-properties draw:stroke="solid" svg:stroke-width="0.026cm" svg:stroke-color="#ffc0cb" svg:stroke-opacity="100%" draw:stroke-linejoin="round" draw:fill="solid" draw:fill-color="#ffc0cb" draw:textarea-horizontal-align="left" draw:textarea-vertical-align="middle" draw:auto-grow-height="false" fo:min-height="0.415cm" fo:min-width="0.094cm" fo:padding-top="0.13cm" fo:padding-bottom="0.13cm" fo:padding-left="0.25cm" fo:padding-right="0.25cm" fo:wrap-option="no-wrap" draw:shadow-color="#808080"/>
    </style:style>
    <style:style style:name="gr148"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691cm" fo:min-width="1.102cm" fo:padding-top="0.13cm" fo:padding-bottom="0.13cm" fo:padding-left="0.25cm" fo:padding-right="0.25cm" fo:wrap-option="no-wrap" draw:shadow-color="#808080"/>
    </style:style>
    <style:style style:name="gr14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38cm" fo:min-width="0.847cm" fo:padding-top="0.13cm" fo:padding-bottom="0.13cm" fo:padding-left="0.25cm" fo:padding-right="0.25cm" fo:wrap-option="no-wrap" draw:shadow-color="#808080"/>
    </style:style>
    <style:style style:name="gr15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38cm" fo:min-width="2.054cm" fo:padding-top="0.13cm" fo:padding-bottom="0.13cm" fo:padding-left="0.25cm" fo:padding-right="0.25cm" fo:wrap-option="no-wrap" draw:shadow-color="#808080"/>
    </style:style>
    <style:style style:name="gr15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cm" fo:min-width="0.237cm" fo:padding-top="0.13cm" fo:padding-bottom="0.13cm" fo:padding-left="0.25cm" fo:padding-right="0.25cm" fo:wrap-option="no-wrap" draw:shadow-color="#808080"/>
    </style:style>
    <style:style style:name="gr152" style:family="graphic" style:parent-style-name="standard">
      <style:graphic-properties draw:stroke="solid" svg:stroke-width="0.026cm" svg:stroke-color="#ffc0cb" svg:stroke-opacity="100%" draw:stroke-linejoin="round" draw:fill="solid" draw:fill-color="#ffc0cb" draw:textarea-horizontal-align="left" draw:textarea-vertical-align="middle" draw:auto-grow-height="false" fo:min-height="0.375cm" fo:min-width="0.77cm" fo:padding-top="0.13cm" fo:padding-bottom="0.13cm" fo:padding-left="0.25cm" fo:padding-right="0.25cm" fo:wrap-option="no-wrap" draw:shadow-color="#808080"/>
    </style:style>
    <style:style style:name="gr153"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9cm" fo:min-width="0.398cm" fo:padding-top="0.13cm" fo:padding-bottom="0.13cm" fo:padding-left="0.25cm" fo:padding-right="0.25cm" fo:wrap-option="no-wrap" draw:shadow-color="#808080"/>
    </style:style>
    <style:style style:name="gr15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2.665cm" fo:min-width="0.776cm" fo:padding-top="0.13cm" fo:padding-bottom="0.13cm" fo:padding-left="0.25cm" fo:padding-right="0.25cm" fo:wrap-option="no-wrap" draw:shadow-color="#808080"/>
    </style:style>
    <style:style style:name="gr15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151cm" fo:min-width="0.777cm" fo:padding-top="0.13cm" fo:padding-bottom="0.13cm" fo:padding-left="0.25cm" fo:padding-right="0.25cm" fo:wrap-option="no-wrap" draw:shadow-color="#808080"/>
    </style:style>
    <style:style style:name="gr15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28cm" fo:min-width="1.854cm" fo:padding-top="0.13cm" fo:padding-bottom="0.13cm" fo:padding-left="0.25cm" fo:padding-right="0.25cm" fo:wrap-option="no-wrap" draw:shadow-color="#808080"/>
    </style:style>
    <style:style style:name="gr15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43cm" fo:min-width="0cm" fo:padding-top="0.13cm" fo:padding-bottom="0.13cm" fo:padding-left="0.25cm" fo:padding-right="0.25cm" fo:wrap-option="no-wrap" draw:shadow-color="#808080"/>
    </style:style>
    <style:style style:name="gr15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22cm" fo:min-width="0.242cm" fo:padding-top="0.13cm" fo:padding-bottom="0.13cm" fo:padding-left="0.25cm" fo:padding-right="0.25cm" fo:wrap-option="no-wrap" draw:shadow-color="#808080"/>
    </style:style>
    <style:style style:name="gr15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238cm" fo:min-width="0.684cm" fo:padding-top="0.13cm" fo:padding-bottom="0.13cm" fo:padding-left="0.25cm" fo:padding-right="0.25cm" fo:wrap-option="no-wrap" draw:shadow-color="#808080"/>
    </style:style>
    <style:style style:name="gr16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44cm" fo:min-width="0.891cm" fo:padding-top="0.13cm" fo:padding-bottom="0.13cm" fo:padding-left="0.25cm" fo:padding-right="0.25cm" fo:wrap-option="no-wrap" draw:shadow-color="#808080"/>
    </style:style>
    <style:style style:name="gr16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41cm" fo:min-width="0.19cm" fo:padding-top="0.13cm" fo:padding-bottom="0.13cm" fo:padding-left="0.25cm" fo:padding-right="0.25cm" fo:wrap-option="no-wrap" draw:shadow-color="#808080"/>
    </style:style>
    <style:style style:name="gr162"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77cm" fo:min-width="0cm" fo:padding-top="0.13cm" fo:padding-bottom="0.13cm" fo:padding-left="0.25cm" fo:padding-right="0.25cm" fo:wrap-option="no-wrap" draw:shadow-color="#808080"/>
    </style:style>
    <style:style style:name="gr163"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38cm" fo:min-width="0.188cm" fo:padding-top="0.13cm" fo:padding-bottom="0.13cm" fo:padding-left="0.25cm" fo:padding-right="0.25cm" fo:wrap-option="no-wrap" draw:shadow-color="#808080"/>
    </style:style>
    <style:style style:name="gr164"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691cm" fo:min-width="1.428cm" fo:padding-top="0.13cm" fo:padding-bottom="0.13cm" fo:padding-left="0.25cm" fo:padding-right="0.25cm" fo:wrap-option="no-wrap" draw:shadow-color="#808080"/>
    </style:style>
    <style:style style:name="gr165"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3.908cm" fo:min-width="1.916cm" fo:padding-top="0.13cm" fo:padding-bottom="0.13cm" fo:padding-left="0.25cm" fo:padding-right="0.25cm" fo:wrap-option="no-wrap" draw:shadow-color="#808080"/>
    </style:style>
    <style:style style:name="gr166"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69cm" fo:min-width="0.62cm" fo:padding-top="0.13cm" fo:padding-bottom="0.13cm" fo:padding-left="0.25cm" fo:padding-right="0.25cm" fo:wrap-option="no-wrap" draw:shadow-color="#808080"/>
    </style:style>
    <style:style style:name="gr16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89cm" fo:min-width="0.399cm" fo:padding-top="0.13cm" fo:padding-bottom="0.13cm" fo:padding-left="0.25cm" fo:padding-right="0.25cm" fo:wrap-option="no-wrap" draw:shadow-color="#808080"/>
    </style:style>
    <style:style style:name="gr16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5.514cm" fo:min-width="0.277cm" fo:padding-top="0.13cm" fo:padding-bottom="0.13cm" fo:padding-left="0.25cm" fo:padding-right="0.25cm" fo:wrap-option="no-wrap" draw:shadow-color="#808080"/>
    </style:style>
    <style:style style:name="gr16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2.641cm" fo:min-width="0.253cm" fo:padding-top="0.13cm" fo:padding-bottom="0.13cm" fo:padding-left="0.25cm" fo:padding-right="0.25cm" fo:wrap-option="no-wrap" draw:shadow-color="#808080"/>
    </style:style>
    <style:style style:name="gr17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245cm" fo:min-width="0.197cm" fo:padding-top="0.13cm" fo:padding-bottom="0.13cm" fo:padding-left="0.25cm" fo:padding-right="0.25cm" fo:wrap-option="no-wrap" draw:shadow-color="#808080"/>
    </style:style>
    <style:style style:name="gr17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276cm" fo:min-width="0.898cm" fo:padding-top="0.13cm" fo:padding-bottom="0.13cm" fo:padding-left="0.25cm" fo:padding-right="0.25cm" fo:wrap-option="no-wrap" draw:shadow-color="#808080"/>
    </style:style>
    <style:style style:name="gr172"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49cm" fo:min-width="0cm" fo:padding-top="0.13cm" fo:padding-bottom="0.13cm" fo:padding-left="0.25cm" fo:padding-right="0.25cm" fo:wrap-option="no-wrap" draw:shadow-color="#808080"/>
    </style:style>
    <style:style style:name="gr173"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19cm" fo:min-width="0cm" fo:padding-top="0.13cm" fo:padding-bottom="0.13cm" fo:padding-left="0.25cm" fo:padding-right="0.25cm" fo:wrap-option="no-wrap" draw:shadow-color="#808080"/>
    </style:style>
    <style:style style:name="gr17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173cm" fo:min-width="0.643cm" fo:padding-top="0.13cm" fo:padding-bottom="0.13cm" fo:padding-left="0.25cm" fo:padding-right="0.25cm" fo:wrap-option="no-wrap" draw:shadow-color="#808080"/>
    </style:style>
    <style:style style:name="gr17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13cm" fo:min-width="0.835cm" fo:padding-top="0.13cm" fo:padding-bottom="0.13cm" fo:padding-left="0.25cm" fo:padding-right="0.25cm" fo:wrap-option="no-wrap" draw:shadow-color="#808080"/>
    </style:style>
    <style:style style:name="gr17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28cm" fo:min-width="0.173cm" fo:padding-top="0.13cm" fo:padding-bottom="0.13cm" fo:padding-left="0.25cm" fo:padding-right="0.25cm" fo:wrap-option="no-wrap" draw:shadow-color="#808080"/>
    </style:style>
    <style:style style:name="gr17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58cm" fo:min-width="0cm" fo:padding-top="0.13cm" fo:padding-bottom="0.13cm" fo:padding-left="0.25cm" fo:padding-right="0.25cm" fo:wrap-option="no-wrap" draw:shadow-color="#808080"/>
    </style:style>
    <style:style style:name="gr17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29cm" fo:min-width="0.16cm" fo:padding-top="0.13cm" fo:padding-bottom="0.13cm" fo:padding-left="0.25cm" fo:padding-right="0.25cm" fo:wrap-option="no-wrap" draw:shadow-color="#808080"/>
    </style:style>
    <style:style style:name="gr17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075cm" fo:min-width="2.194cm" fo:padding-top="0.13cm" fo:padding-bottom="0.13cm" fo:padding-left="0.25cm" fo:padding-right="0.25cm" fo:wrap-option="no-wrap" draw:shadow-color="#808080"/>
    </style:style>
    <style:style style:name="gr180" style:family="graphic" style:parent-style-name="standard">
      <style:graphic-properties draw:stroke="solid" svg:stroke-width="0.026cm" svg:stroke-color="#ffc0cb" svg:stroke-opacity="100%" draw:stroke-linejoin="round" draw:fill="solid" draw:fill-color="#ffc0cb" draw:textarea-horizontal-align="left" draw:textarea-vertical-align="middle" draw:auto-grow-height="false" fo:min-height="0cm" fo:min-width="0.07cm" fo:padding-top="0.13cm" fo:padding-bottom="0.13cm" fo:padding-left="0.25cm" fo:padding-right="0.25cm" fo:wrap-option="no-wrap" draw:shadow-color="#808080"/>
    </style:style>
    <style:style style:name="gr181" style:family="graphic" style:parent-style-name="standard">
      <style:graphic-properties draw:stroke="solid" svg:stroke-width="0.026cm" svg:stroke-color="#dc143c" svg:stroke-opacity="100%" draw:stroke-linejoin="round" draw:fill="solid" draw:fill-color="#dc143c" draw:textarea-horizontal-align="left" draw:textarea-vertical-align="middle" draw:auto-grow-height="false" fo:min-height="0.693cm" fo:min-width="2.676cm" fo:padding-top="0.13cm" fo:padding-bottom="0.13cm" fo:padding-left="0.25cm" fo:padding-right="0.25cm" fo:wrap-option="no-wrap" draw:shadow-color="#808080"/>
    </style:style>
    <style:style style:name="gr182" style:family="graphic" style:parent-style-name="standard">
      <style:graphic-properties draw:stroke="solid" svg:stroke-width="0.026cm" svg:stroke-color="#dc143c" svg:stroke-opacity="100%" draw:stroke-linejoin="round" draw:fill="solid" draw:fill-color="#dc143c" draw:textarea-horizontal-align="left" draw:textarea-vertical-align="middle" draw:auto-grow-height="false" fo:min-height="0.607cm" fo:min-width="1.518cm" fo:padding-top="0.13cm" fo:padding-bottom="0.13cm" fo:padding-left="0.25cm" fo:padding-right="0.25cm" fo:wrap-option="no-wrap" draw:shadow-color="#808080"/>
    </style:style>
    <style:style style:name="gr18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05cm" fo:min-width="0.783cm" fo:padding-top="0.13cm" fo:padding-bottom="0.13cm" fo:padding-left="0.25cm" fo:padding-right="0.25cm" fo:wrap-option="no-wrap" draw:shadow-color="#808080"/>
    </style:style>
    <style:style style:name="gr184"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171cm" fo:min-width="2.681cm" fo:padding-top="0.13cm" fo:padding-bottom="0.13cm" fo:padding-left="0.25cm" fo:padding-right="0.25cm" fo:wrap-option="no-wrap" draw:shadow-color="#808080"/>
    </style:style>
    <style:style style:name="gr185"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139cm" fo:min-width="0.816cm" fo:padding-top="0.13cm" fo:padding-bottom="0.13cm" fo:padding-left="0.25cm" fo:padding-right="0.25cm" fo:wrap-option="no-wrap" draw:shadow-color="#808080"/>
    </style:style>
    <style:style style:name="gr186"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446cm" fo:min-width="0.882cm" fo:padding-top="0.13cm" fo:padding-bottom="0.13cm" fo:padding-left="0.25cm" fo:padding-right="0.25cm" fo:wrap-option="no-wrap" draw:shadow-color="#808080"/>
    </style:style>
    <style:style style:name="gr187"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557cm" fo:min-width="1.582cm" fo:padding-top="0.13cm" fo:padding-bottom="0.13cm" fo:padding-left="0.25cm" fo:padding-right="0.25cm" fo:wrap-option="no-wrap" draw:shadow-color="#808080"/>
    </style:style>
    <style:style style:name="gr18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155cm" fo:min-width="2.749cm" fo:padding-top="0.13cm" fo:padding-bottom="0.13cm" fo:padding-left="0.25cm" fo:padding-right="0.25cm" fo:wrap-option="no-wrap" draw:shadow-color="#808080"/>
    </style:style>
    <style:style style:name="gr18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619cm" fo:min-width="0.095cm" fo:padding-top="0.13cm" fo:padding-bottom="0.13cm" fo:padding-left="0.25cm" fo:padding-right="0.25cm" fo:wrap-option="no-wrap" draw:shadow-color="#808080"/>
    </style:style>
    <style:style style:name="gr190"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2.915cm" fo:min-width="0.435cm" fo:padding-top="0.13cm" fo:padding-bottom="0.13cm" fo:padding-left="0.25cm" fo:padding-right="0.25cm" fo:wrap-option="no-wrap" draw:shadow-color="#808080"/>
    </style:style>
    <style:style style:name="gr191"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cm" fo:min-width="0.068cm" fo:padding-top="0.13cm" fo:padding-bottom="0.13cm" fo:padding-left="0.25cm" fo:padding-right="0.25cm" fo:wrap-option="no-wrap" draw:shadow-color="#808080"/>
    </style:style>
    <style:style style:name="gr192"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2.041cm" fo:padding-top="0.13cm" fo:padding-bottom="0.13cm" fo:padding-left="0.25cm" fo:padding-right="0.25cm" fo:wrap-option="no-wrap" draw:shadow-color="#808080"/>
    </style:style>
    <style:style style:name="gr193"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0.141cm" fo:padding-top="0.13cm" fo:padding-bottom="0.13cm" fo:padding-left="0.25cm" fo:padding-right="0.25cm" fo:wrap-option="no-wrap" draw:shadow-color="#808080"/>
    </style:style>
    <style:style style:name="gr194"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0.14cm" fo:padding-top="0.13cm" fo:padding-bottom="0.13cm" fo:padding-left="0.25cm" fo:padding-right="0.25cm" fo:wrap-option="no-wrap" draw:shadow-color="#808080"/>
    </style:style>
    <style:style style:name="gr195"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0.153cm" fo:padding-top="0.13cm" fo:padding-bottom="0.13cm" fo:padding-left="0.25cm" fo:padding-right="0.25cm" fo:wrap-option="no-wrap" draw:shadow-color="#808080"/>
    </style:style>
    <style:style style:name="gr196"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1.049cm" fo:padding-top="0.13cm" fo:padding-bottom="0.13cm" fo:padding-left="0.25cm" fo:padding-right="0.25cm" fo:wrap-option="no-wrap" draw:shadow-color="#808080"/>
    </style:style>
    <style:style style:name="gr19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877cm" fo:min-width="5.445cm" fo:padding-top="0.13cm" fo:padding-bottom="0.13cm" fo:padding-left="0.25cm" fo:padding-right="0.25cm" fo:wrap-option="no-wrap" draw:shadow-color="#808080"/>
    </style:style>
    <style:style style:name="gr19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877cm" fo:min-width="4.78cm" fo:padding-top="0.13cm" fo:padding-bottom="0.13cm" fo:padding-left="0.25cm" fo:padding-right="0.25cm" fo:wrap-option="no-wrap" draw:shadow-color="#808080"/>
    </style:style>
    <style:style style:name="gr19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5.513cm" fo:min-width="0.277cm" fo:padding-top="0.13cm" fo:padding-bottom="0.13cm" fo:padding-left="0.25cm" fo:padding-right="0.25cm" fo:wrap-option="no-wrap" draw:shadow-color="#808080"/>
    </style:style>
    <style:style style:name="gr20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376cm" fo:min-width="0cm" fo:padding-top="0.13cm" fo:padding-bottom="0.13cm" fo:padding-left="0.25cm" fo:padding-right="0.25cm" fo:wrap-option="no-wrap" draw:shadow-color="#808080"/>
    </style:style>
    <style:style style:name="gr20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532cm" fo:min-width="8.118cm" fo:padding-top="0.13cm" fo:padding-bottom="0.13cm" fo:padding-left="0.25cm" fo:padding-right="0.25cm" fo:wrap-option="no-wrap" draw:shadow-color="#808080"/>
    </style:style>
    <style:style style:name="gr20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664cm" fo:min-width="0.779cm" fo:padding-top="0.13cm" fo:padding-bottom="0.13cm" fo:padding-left="0.25cm" fo:padding-right="0.25cm" fo:wrap-option="no-wrap" draw:shadow-color="#808080"/>
    </style:style>
    <style:style style:name="gr20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154cm" fo:min-width="0.78cm" fo:padding-top="0.13cm" fo:padding-bottom="0.13cm" fo:padding-left="0.25cm" fo:padding-right="0.25cm" fo:wrap-option="no-wrap" draw:shadow-color="#808080"/>
    </style:style>
    <style:style style:name="gr20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81cm" fo:min-width="1.862cm" fo:padding-top="0.13cm" fo:padding-bottom="0.13cm" fo:padding-left="0.25cm" fo:padding-right="0.25cm" fo:wrap-option="no-wrap" draw:shadow-color="#808080"/>
    </style:style>
    <style:style style:name="gr20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31cm" fo:min-width="0cm" fo:padding-top="0.13cm" fo:padding-bottom="0.13cm" fo:padding-left="0.25cm" fo:padding-right="0.25cm" fo:wrap-option="no-wrap" draw:shadow-color="#808080"/>
    </style:style>
    <style:style style:name="gr20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22cm" fo:min-width="0.242cm" fo:padding-top="0.13cm" fo:padding-bottom="0.13cm" fo:padding-left="0.25cm" fo:padding-right="0.25cm" fo:wrap-option="no-wrap" draw:shadow-color="#808080"/>
    </style:style>
    <style:style style:name="gr20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32cm" fo:min-width="0cm" fo:padding-top="0.13cm" fo:padding-bottom="0.13cm" fo:padding-left="0.25cm" fo:padding-right="0.25cm" fo:wrap-option="no-wrap" draw:shadow-color="#808080"/>
    </style:style>
    <style:style style:name="gr20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447cm" fo:min-width="0.866cm" fo:padding-top="0.13cm" fo:padding-bottom="0.13cm" fo:padding-left="0.25cm" fo:padding-right="0.25cm" fo:wrap-option="no-wrap" draw:shadow-color="#808080"/>
    </style:style>
    <style:style style:name="gr20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784cm" fo:min-width="1.083cm" fo:padding-top="0.13cm" fo:padding-bottom="0.13cm" fo:padding-left="0.25cm" fo:padding-right="0.25cm" fo:wrap-option="no-wrap" draw:shadow-color="#808080"/>
    </style:style>
    <style:style style:name="gr21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cm" fo:min-width="0.297cm" fo:padding-top="0.13cm" fo:padding-bottom="0.13cm" fo:padding-left="0.25cm" fo:padding-right="0.25cm" fo:wrap-option="no-wrap" draw:shadow-color="#808080"/>
    </style:style>
    <style:style style:name="gr21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78cm" fo:min-width="0cm" fo:padding-top="0.13cm" fo:padding-bottom="0.13cm" fo:padding-left="0.25cm" fo:padding-right="0.25cm" fo:wrap-option="no-wrap" draw:shadow-color="#808080"/>
    </style:style>
    <style:style style:name="gr21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cm" fo:min-width="0.296cm" fo:padding-top="0.13cm" fo:padding-bottom="0.13cm" fo:padding-left="0.25cm" fo:padding-right="0.25cm" fo:wrap-option="no-wrap" draw:shadow-color="#808080"/>
    </style:style>
    <style:style style:name="gr21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376cm" fo:min-width="0.77cm" fo:padding-top="0.13cm" fo:padding-bottom="0.13cm" fo:padding-left="0.25cm" fo:padding-right="0.25cm" fo:wrap-option="no-wrap" draw:shadow-color="#808080"/>
    </style:style>
    <style:style style:name="gr21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087cm" fo:min-width="2.194cm" fo:padding-top="0.13cm" fo:padding-bottom="0.13cm" fo:padding-left="0.25cm" fo:padding-right="0.25cm" fo:wrap-option="no-wrap" draw:shadow-color="#808080"/>
    </style:style>
    <style:style style:name="gr21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89cm" fo:min-width="0.847cm" fo:padding-top="0.13cm" fo:padding-bottom="0.13cm" fo:padding-left="0.25cm" fo:padding-right="0.25cm" fo:wrap-option="no-wrap" draw:shadow-color="#808080"/>
    </style:style>
    <style:style style:name="gr21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19cm" fo:min-width="0.14cm" fo:padding-top="0.13cm" fo:padding-bottom="0.13cm" fo:padding-left="0.25cm" fo:padding-right="0.25cm" fo:wrap-option="no-wrap" draw:shadow-color="#808080"/>
    </style:style>
    <style:style style:name="gr21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19cm" fo:min-width="0.141cm" fo:padding-top="0.13cm" fo:padding-bottom="0.13cm" fo:padding-left="0.25cm" fo:padding-right="0.25cm" fo:wrap-option="no-wrap" draw:shadow-color="#808080"/>
    </style:style>
    <style:style style:name="gr218" style:family="graphic" style:parent-style-name="standard">
      <style:graphic-properties draw:stroke="solid" svg:stroke-width="0.026cm" svg:stroke-color="#6b8e23" svg:stroke-opacity="100%" draw:stroke-linejoin="round" draw:fill="solid" draw:fill-color="#6b8e23" draw:textarea-horizontal-align="left" draw:textarea-vertical-align="middle" draw:auto-grow-height="false" fo:min-height="0.693cm" fo:min-width="2.676cm" fo:padding-top="0.13cm" fo:padding-bottom="0.13cm" fo:padding-left="0.25cm" fo:padding-right="0.25cm" fo:wrap-option="no-wrap" draw:shadow-color="#808080"/>
    </style:style>
    <style:style style:name="gr21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786cm" fo:min-width="0.847cm" fo:padding-top="0.13cm" fo:padding-bottom="0.13cm" fo:padding-left="0.25cm" fo:padding-right="0.25cm" fo:wrap-option="no-wrap" draw:shadow-color="#808080"/>
    </style:style>
    <style:style style:name="gr22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041cm" fo:min-width="2.055cm" fo:padding-top="0.13cm" fo:padding-bottom="0.13cm" fo:padding-left="0.25cm" fo:padding-right="0.25cm" fo:wrap-option="no-wrap" draw:shadow-color="#808080"/>
    </style:style>
    <style:style style:name="gr22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052cm" fo:min-width="0.334cm" fo:padding-top="0.13cm" fo:padding-bottom="0.13cm" fo:padding-left="0.25cm" fo:padding-right="0.25cm" fo:wrap-option="no-wrap" draw:shadow-color="#808080"/>
    </style:style>
    <style:style style:name="gr222" style:family="graphic" style:parent-style-name="standard">
      <style:graphic-properties draw:stroke="solid" svg:stroke-width="0.026cm" svg:stroke-color="#7cfc00" svg:stroke-opacity="100%" draw:stroke-linejoin="round" draw:fill="solid" draw:fill-color="#7cfc00" draw:textarea-horizontal-align="left" draw:textarea-vertical-align="middle" draw:auto-grow-height="false" fo:min-height="0.414cm" fo:min-width="0.096cm" fo:padding-top="0.13cm" fo:padding-bottom="0.13cm" fo:padding-left="0.25cm" fo:padding-right="0.25cm" fo:wrap-option="no-wrap" draw:shadow-color="#808080"/>
    </style:style>
    <style:style style:name="gr22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638cm" fo:min-width="0.847cm" fo:padding-top="0.13cm" fo:padding-bottom="0.13cm" fo:padding-left="0.25cm" fo:padding-right="0.25cm" fo:wrap-option="no-wrap" draw:shadow-color="#808080"/>
    </style:style>
    <style:style style:name="gr22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638cm" fo:min-width="2.054cm" fo:padding-top="0.13cm" fo:padding-bottom="0.13cm" fo:padding-left="0.25cm" fo:padding-right="0.25cm" fo:wrap-option="no-wrap" draw:shadow-color="#808080"/>
    </style:style>
    <style:style style:name="gr22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cm" fo:min-width="0.237cm" fo:padding-top="0.13cm" fo:padding-bottom="0.13cm" fo:padding-left="0.25cm" fo:padding-right="0.25cm" fo:wrap-option="no-wrap" draw:shadow-color="#808080"/>
    </style:style>
    <style:style style:name="gr226" style:family="graphic" style:parent-style-name="standard">
      <style:graphic-properties draw:stroke="solid" svg:stroke-width="0.026cm" svg:stroke-color="#7cfc00" svg:stroke-opacity="100%" draw:stroke-linejoin="round" draw:fill="solid" draw:fill-color="#7cfc00" draw:textarea-horizontal-align="left" draw:textarea-vertical-align="middle" draw:auto-grow-height="false" fo:min-height="0.375cm" fo:min-width="0.77cm" fo:padding-top="0.13cm" fo:padding-bottom="0.13cm" fo:padding-left="0.25cm" fo:padding-right="0.25cm" fo:wrap-option="no-wrap" draw:shadow-color="#808080"/>
    </style:style>
    <style:style style:name="gr22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9cm" fo:min-width="0.398cm" fo:padding-top="0.13cm" fo:padding-bottom="0.13cm" fo:padding-left="0.25cm" fo:padding-right="0.25cm" fo:wrap-option="no-wrap" draw:shadow-color="#808080"/>
    </style:style>
    <style:style style:name="gr22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663cm" fo:min-width="0.779cm" fo:padding-top="0.13cm" fo:padding-bottom="0.13cm" fo:padding-left="0.25cm" fo:padding-right="0.25cm" fo:wrap-option="no-wrap" draw:shadow-color="#808080"/>
    </style:style>
    <style:style style:name="gr22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155cm" fo:min-width="0.779cm" fo:padding-top="0.13cm" fo:padding-bottom="0.13cm" fo:padding-left="0.25cm" fo:padding-right="0.25cm" fo:wrap-option="no-wrap" draw:shadow-color="#808080"/>
    </style:style>
    <style:style style:name="gr23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444cm" fo:min-width="0.861cm" fo:padding-top="0.13cm" fo:padding-bottom="0.13cm" fo:padding-left="0.25cm" fo:padding-right="0.25cm" fo:wrap-option="no-wrap" draw:shadow-color="#808080"/>
    </style:style>
    <style:style style:name="gr23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779cm" fo:min-width="1.081cm" fo:padding-top="0.13cm" fo:padding-bottom="0.13cm" fo:padding-left="0.25cm" fo:padding-right="0.25cm" fo:wrap-option="no-wrap" draw:shadow-color="#808080"/>
    </style:style>
    <style:style style:name="gr23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99cm" fo:min-width="0.294cm" fo:padding-top="0.13cm" fo:padding-bottom="0.13cm" fo:padding-left="0.25cm" fo:padding-right="0.25cm" fo:wrap-option="no-wrap" draw:shadow-color="#808080"/>
    </style:style>
    <style:style style:name="gr23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76cm" fo:min-width="0cm" fo:padding-top="0.13cm" fo:padding-bottom="0.13cm" fo:padding-left="0.25cm" fo:padding-right="0.25cm" fo:wrap-option="no-wrap" draw:shadow-color="#808080"/>
    </style:style>
    <style:style style:name="gr23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32cm" fo:min-width="0.396cm" fo:padding-top="0.13cm" fo:padding-bottom="0.13cm" fo:padding-left="0.25cm" fo:padding-right="0.25cm" fo:wrap-option="no-wrap" draw:shadow-color="#808080"/>
    </style:style>
    <style:style style:name="gr23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671cm" fo:min-width="0.789cm" fo:padding-top="0.13cm" fo:padding-bottom="0.13cm" fo:padding-left="0.25cm" fo:padding-right="0.25cm" fo:wrap-option="no-wrap" draw:shadow-color="#808080"/>
    </style:style>
    <style:style style:name="gr23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152cm" fo:min-width="0.789cm" fo:padding-top="0.13cm" fo:padding-bottom="0.13cm" fo:padding-left="0.25cm" fo:padding-right="0.25cm" fo:wrap-option="no-wrap" draw:shadow-color="#808080"/>
    </style:style>
    <style:style style:name="gr23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8cm" fo:min-width="1.865cm" fo:padding-top="0.13cm" fo:padding-bottom="0.13cm" fo:padding-left="0.25cm" fo:padding-right="0.25cm" fo:wrap-option="no-wrap" draw:shadow-color="#808080"/>
    </style:style>
    <style:style style:name="gr23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22cm" fo:min-width="0.25cm" fo:padding-top="0.13cm" fo:padding-bottom="0.13cm" fo:padding-left="0.25cm" fo:padding-right="0.25cm" fo:wrap-option="no-wrap" draw:shadow-color="#808080"/>
    </style:style>
    <style:style style:name="gr23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447cm" fo:min-width="0.856cm" fo:padding-top="0.13cm" fo:padding-bottom="0.13cm" fo:padding-left="0.25cm" fo:padding-right="0.25cm" fo:wrap-option="no-wrap" draw:shadow-color="#808080"/>
    </style:style>
    <style:style style:name="gr24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776cm" fo:min-width="1.088cm" fo:padding-top="0.13cm" fo:padding-bottom="0.13cm" fo:padding-left="0.25cm" fo:padding-right="0.25cm" fo:wrap-option="no-wrap" draw:shadow-color="#808080"/>
    </style:style>
    <style:style style:name="gr24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04cm" fo:min-width="0.292cm" fo:padding-top="0.13cm" fo:padding-bottom="0.13cm" fo:padding-left="0.25cm" fo:padding-right="0.25cm" fo:wrap-option="no-wrap" draw:shadow-color="#808080"/>
    </style:style>
    <style:style style:name="gr24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73cm" fo:min-width="0cm" fo:padding-top="0.13cm" fo:padding-bottom="0.13cm" fo:padding-left="0.25cm" fo:padding-right="0.25cm" fo:wrap-option="no-wrap" draw:shadow-color="#808080"/>
    </style:style>
    <style:style style:name="gr24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02cm" fo:min-width="0.289cm" fo:padding-top="0.13cm" fo:padding-bottom="0.13cm" fo:padding-left="0.25cm" fo:padding-right="0.25cm" fo:wrap-option="no-wrap" draw:shadow-color="#808080"/>
    </style:style>
    <style:style style:name="gr244" style:family="graphic" style:parent-style-name="standard">
      <style:graphic-properties draw:stroke="solid" svg:stroke-width="0.026cm" svg:stroke-color="#7cfc00" svg:stroke-opacity="100%" draw:stroke-linejoin="round" draw:fill="solid" draw:fill-color="#7cfc00" draw:textarea-horizontal-align="left" draw:textarea-vertical-align="middle" draw:auto-grow-height="false" fo:min-height="0cm" fo:min-width="0.07cm" fo:padding-top="0.13cm" fo:padding-bottom="0.13cm" fo:padding-left="0.25cm" fo:padding-right="0.25cm" fo:wrap-option="no-wrap" draw:shadow-color="#808080"/>
    </style:style>
    <style:style style:name="gr245" style:family="graphic" style:parent-style-name="standard">
      <style:graphic-properties draw:stroke="solid" svg:stroke-width="0.026cm" svg:stroke-color="#808000" svg:stroke-opacity="100%" draw:stroke-linejoin="round" draw:fill="solid" draw:fill-color="#808000" draw:textarea-horizontal-align="left" draw:textarea-vertical-align="middle" draw:auto-grow-height="false" fo:min-height="0.693cm" fo:min-width="2.676cm" fo:padding-top="0.13cm" fo:padding-bottom="0.13cm" fo:padding-left="0.25cm" fo:padding-right="0.25cm" fo:wrap-option="no-wrap" draw:shadow-color="#808080"/>
    </style:style>
    <style:style style:name="gr246" style:family="graphic" style:parent-style-name="standard">
      <style:graphic-properties draw:stroke="solid" svg:stroke-width="0.026cm" svg:stroke-color="#808000" svg:stroke-opacity="100%" draw:stroke-linejoin="round" draw:fill="solid" draw:fill-color="#808000" draw:textarea-horizontal-align="left" draw:textarea-vertical-align="middle" draw:auto-grow-height="false" fo:min-height="0.607cm" fo:min-width="1.518cm" fo:padding-top="0.13cm" fo:padding-bottom="0.13cm" fo:padding-left="0.25cm" fo:padding-right="0.25cm" fo:wrap-option="no-wrap" draw:shadow-color="#808080"/>
    </style:style>
    <style:style style:name="gr247" style:family="graphic" style:parent-style-name="standard">
      <style:graphic-properties draw:stroke="solid" svg:stroke-width="0.026cm" svg:stroke-color="#90ee90" svg:stroke-opacity="100%" draw:stroke-linejoin="round" draw:fill="solid" draw:fill-color="#90ee90" draw:textarea-horizontal-align="left" draw:textarea-vertical-align="middle" draw:auto-grow-height="false" fo:min-height="6.584cm" fo:min-width="29.646cm" fo:padding-top="0.13cm" fo:padding-bottom="0.13cm" fo:padding-left="0.25cm" fo:padding-right="0.25cm" fo:wrap-option="no-wrap" draw:shadow-color="#808080"/>
    </style:style>
    <style:style style:name="gr248"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2.813cm" fo:padding-top="0.13cm" fo:padding-bottom="0.13cm" fo:padding-left="0.25cm" fo:padding-right="0.25cm" fo:wrap-option="no-wrap" draw:shadow-color="#808080"/>
    </style:style>
    <style:style style:name="gr249"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1.074cm" fo:padding-top="0.13cm" fo:padding-bottom="0.13cm" fo:padding-left="0.25cm" fo:padding-right="0.25cm" fo:wrap-option="no-wrap" draw:shadow-color="#808080"/>
    </style:style>
    <style:style style:name="gr250"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2.254cm" fo:min-width="0.108cm" fo:padding-top="0.13cm" fo:padding-bottom="0.13cm" fo:padding-left="0.25cm" fo:padding-right="0.25cm" fo:wrap-option="no-wrap" draw:shadow-color="#808080"/>
    </style:style>
    <style:style style:name="gr251" style:family="graphic" style:parent-style-name="standard">
      <style:graphic-properties draw:stroke="solid" svg:stroke-width="0.026cm" svg:stroke-color="#800000" svg:stroke-opacity="100%" draw:stroke-linejoin="round" draw:fill="solid" draw:fill-color="#a52a2a" draw:textarea-horizontal-align="left" draw:textarea-vertical-align="middle" draw:auto-grow-height="false" fo:min-height="3.232cm" fo:min-width="0.347cm" fo:padding-top="0.13cm" fo:padding-bottom="0.13cm" fo:padding-left="0.25cm" fo:padding-right="0.25cm" fo:wrap-option="no-wrap" draw:shadow-color="#808080"/>
    </style:style>
    <style:style style:name="gr252"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4cm" fo:min-width="2.444cm" fo:padding-top="0.13cm" fo:padding-bottom="0.13cm" fo:padding-left="0.25cm" fo:padding-right="0.25cm" fo:wrap-option="no-wrap" draw:shadow-color="#808080"/>
    </style:style>
    <style:style style:name="gr253"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4cm" fo:min-width="1.075cm" fo:padding-top="0.13cm" fo:padding-bottom="0.13cm" fo:padding-left="0.25cm" fo:padding-right="0.25cm" fo:wrap-option="no-wrap" draw:shadow-color="#808080"/>
    </style:style>
    <style:style style:name="gr254"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481cm" fo:min-width="0.559cm" fo:padding-top="0.13cm" fo:padding-bottom="0.13cm" fo:padding-left="0.25cm" fo:padding-right="0.25cm" fo:wrap-option="no-wrap" draw:shadow-color="#808080"/>
    </style:style>
    <style:style style:name="gr255"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481cm" fo:min-width="0.14cm" fo:padding-top="0.13cm" fo:padding-bottom="0.13cm" fo:padding-left="0.25cm" fo:padding-right="0.25cm" fo:wrap-option="no-wrap" draw:shadow-color="#808080"/>
    </style:style>
    <style:style style:name="gr256"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88cm" fo:min-width="1.71cm" fo:padding-top="0.13cm" fo:padding-bottom="0.13cm" fo:padding-left="0.25cm" fo:padding-right="0.25cm" fo:wrap-option="no-wrap" draw:shadow-color="#808080"/>
    </style:style>
    <style:style style:name="gr257"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88cm" fo:min-width="1.185cm" fo:padding-top="0.13cm" fo:padding-bottom="0.13cm" fo:padding-left="0.25cm" fo:padding-right="0.25cm" fo:wrap-option="no-wrap" draw:shadow-color="#808080"/>
    </style:style>
    <style:style style:name="gr258"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88cm" fo:min-width="0.548cm" fo:padding-top="0.13cm" fo:padding-bottom="0.13cm" fo:padding-left="0.25cm" fo:padding-right="0.25cm" fo:wrap-option="no-wrap" draw:shadow-color="#808080"/>
    </style:style>
    <style:style style:name="gr259"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2.285cm" fo:min-width="0cm" fo:padding-top="0.13cm" fo:padding-bottom="0.13cm" fo:padding-left="0.25cm" fo:padding-right="0.25cm" fo:wrap-option="no-wrap" draw:shadow-color="#808080"/>
    </style:style>
    <style:style style:name="gr260"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325cm" fo:min-width="0.726cm" fo:padding-top="0.13cm" fo:padding-bottom="0.13cm" fo:padding-left="0.25cm" fo:padding-right="0.25cm" fo:wrap-option="no-wrap" draw:shadow-color="#808080"/>
    </style:style>
    <style:style style:name="gr261"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324cm" fo:min-width="0.436cm" fo:padding-top="0.13cm" fo:padding-bottom="0.13cm" fo:padding-left="0.25cm" fo:padding-right="0.25cm" fo:wrap-option="no-wrap" draw:shadow-color="#808080"/>
    </style:style>
    <style:style style:name="gr262"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324cm" fo:min-width="0.078cm" fo:padding-top="0.13cm" fo:padding-bottom="0.13cm" fo:padding-left="0.25cm" fo:padding-right="0.25cm" fo:wrap-option="no-wrap" draw:shadow-color="#808080"/>
    </style:style>
    <style:style style:name="gr263"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1.49cm" fo:min-width="0cm" fo:padding-top="0.13cm" fo:padding-bottom="0.13cm" fo:padding-left="0.25cm" fo:padding-right="0.25cm" fo:wrap-option="no-wrap" draw:shadow-color="#808080"/>
    </style:style>
    <style:style style:name="gr264" style:family="graphic" style:parent-style-name="standard">
      <style:graphic-properties draw:fill="gradient" draw:fill-gradient-name="Gradient_20_7" draw:gradient-step-count="64" draw:textarea-horizontal-align="justify" draw:textarea-vertical-align="middle" draw:auto-grow-height="false" fo:min-height="17.53cm" fo:min-width="28.71cm"/>
    </style:style>
    <style:style style:name="gr265" style:family="graphic" style:parent-style-name="standard">
      <style:graphic-properties draw:fill="gradient" draw:fill-gradient-name="Gradient_20_6" draw:gradient-step-count="64" draw:textarea-horizontal-align="justify" draw:textarea-vertical-align="middle" draw:auto-grow-height="false" fo:min-height="17.53cm" fo:min-width="28.71cm"/>
    </style:style>
    <style:style style:name="gr266" style:family="graphic" style:parent-style-name="standard">
      <style:graphic-properties draw:fill="gradient" draw:fill-gradient-name="Gradient_20_4" draw:gradient-step-count="0" draw:textarea-horizontal-align="justify" draw:textarea-vertical-align="middle" draw:auto-grow-height="false" fo:min-height="17.53cm" fo:min-width="28.71cm"/>
    </style:style>
    <style:style style:name="gr267" style:family="graphic" style:parent-style-name="standard">
      <style:graphic-properties draw:fill="gradient" draw:fill-gradient-name="Gradient_20_12" draw:gradient-step-count="64" draw:textarea-horizontal-align="justify" draw:textarea-vertical-align="middle" draw:auto-grow-height="false" fo:min-height="17.53cm" fo:min-width="28.71cm"/>
    </style:style>
    <style:style style:name="gr268" style:family="graphic" style:parent-style-name="standard">
      <style:graphic-properties draw:fill="gradient" draw:fill-gradient-name="Gradient_20_10" draw:gradient-step-count="0" draw:textarea-horizontal-align="justify" draw:textarea-vertical-align="middle" draw:auto-grow-height="false" fo:min-height="18.165cm" fo:min-width="29.345cm"/>
    </style:style>
    <style:style style:name="gr269" style:family="graphic" style:parent-style-name="standard">
      <style:graphic-properties draw:fill="gradient" draw:fill-gradient-name="Gradient_20_13" draw:gradient-step-count="0" draw:textarea-horizontal-align="justify" draw:textarea-vertical-align="middle" draw:auto-grow-height="false" fo:min-height="18.165cm" fo:min-width="29.345cm"/>
    </style:style>
    <style:style style:name="gr270" style:family="graphic" style:parent-style-name="standard">
      <style:graphic-properties draw:fill="gradient" draw:fill-gradient-name="Gradient_20_14" draw:gradient-step-count="0" draw:textarea-horizontal-align="justify" draw:textarea-vertical-align="middle" draw:auto-grow-height="false" fo:min-height="18.165cm" fo:min-width="29.345cm"/>
    </style:style>
    <style:style style:name="gr271" style:family="graphic" style:parent-style-name="standard">
      <style:graphic-properties draw:stroke="solid" svg:stroke-width="0.026cm" svg:stroke-color="#cd853f" svg:stroke-opacity="100%" draw:stroke-linejoin="round" draw:fill="solid" draw:fill-color="#d2691e" draw:textarea-horizontal-align="left" draw:textarea-vertical-align="middle" draw:auto-grow-height="false" fo:min-height="6.725cm" fo:min-width="15.375cm" fo:padding-top="0.13cm" fo:padding-bottom="0.13cm" fo:padding-left="0.25cm" fo:padding-right="0.25cm" fo:wrap-option="no-wrap" draw:shadow-color="#808080"/>
    </style:style>
    <style:style style:name="gr27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49cm" fo:min-width="1.954cm" fo:padding-top="0.13cm" fo:padding-bottom="0.13cm" fo:padding-left="0.25cm" fo:padding-right="0.25cm" fo:wrap-option="no-wrap" draw:shadow-color="#808080"/>
    </style:style>
    <style:style style:name="gr27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434cm" fo:min-width="2.27cm" fo:padding-top="0.13cm" fo:padding-bottom="0.13cm" fo:padding-left="0.25cm" fo:padding-right="0.25cm" fo:wrap-option="no-wrap" draw:shadow-color="#808080"/>
    </style:style>
    <style:style style:name="gr274"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5.718cm" fo:min-width="2.938cm" fo:padding-top="0.13cm" fo:padding-bottom="0.13cm" fo:padding-left="0.25cm" fo:padding-right="0.25cm" fo:wrap-option="no-wrap" draw:shadow-color="#808080"/>
    </style:style>
    <style:style style:name="gr27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47cm" fo:min-width="3.616cm" fo:padding-top="0.13cm" fo:padding-bottom="0.13cm" fo:padding-left="0.25cm" fo:padding-right="0.25cm" fo:wrap-option="no-wrap" draw:shadow-color="#808080"/>
    </style:style>
    <style:style style:name="gr27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3.332cm" fo:min-width="2.194cm" fo:padding-top="0.13cm" fo:padding-bottom="0.13cm" fo:padding-left="0.25cm" fo:padding-right="0.25cm" fo:wrap-option="no-wrap" draw:shadow-color="#808080"/>
    </style:style>
    <style:style style:name="gr277" style:family="graphic" style:parent-style-name="standard">
      <style:graphic-properties draw:stroke="solid" svg:stroke-width="0.026cm" svg:stroke-color="#ffefd5" svg:stroke-opacity="100%" draw:stroke-linejoin="round" draw:fill="solid" draw:fill-color="#f5deb3" draw:textarea-horizontal-align="left" draw:textarea-vertical-align="middle" draw:auto-grow-height="false" fo:min-height="1.182cm" fo:min-width="0.77cm" fo:padding-top="0.13cm" fo:padding-bottom="0.13cm" fo:padding-left="0.25cm" fo:padding-right="0.25cm" fo:wrap-option="no-wrap" draw:shadow-color="#808080"/>
    </style:style>
    <style:style style:name="gr278" style:family="graphic" style:parent-style-name="standard">
      <style:graphic-properties draw:stroke="solid" svg:stroke-width="0.026cm" svg:stroke-color="#f5deb3" svg:stroke-opacity="100%" draw:stroke-linejoin="round" draw:fill="solid" draw:fill-color="#f5deb3" draw:textarea-horizontal-align="left" draw:textarea-vertical-align="middle" draw:auto-grow-height="false" fo:min-height="2.434cm" fo:min-width="1.296cm" fo:padding-top="0.13cm" fo:padding-bottom="0.13cm" fo:padding-left="0.25cm" fo:padding-right="0.25cm" fo:wrap-option="no-wrap" draw:shadow-color="#808080"/>
    </style:style>
    <style:style style:name="gr279"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039cm" fo:min-width="1.481cm" fo:padding-top="0.13cm" fo:padding-bottom="0.13cm" fo:padding-left="0.25cm" fo:padding-right="0.25cm" fo:wrap-option="no-wrap" draw:shadow-color="#808080"/>
    </style:style>
    <style:style style:name="gr280"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cm" fo:min-width="0.996cm" fo:padding-top="0.13cm" fo:padding-bottom="0.13cm" fo:padding-left="0.25cm" fo:padding-right="0.25cm" fo:wrap-option="no-wrap" draw:shadow-color="#808080"/>
    </style:style>
    <style:style style:name="gr28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5.331cm" fo:min-width="0.646cm" fo:padding-top="0.13cm" fo:padding-bottom="0.13cm" fo:padding-left="0.25cm" fo:padding-right="0.25cm" fo:wrap-option="no-wrap" draw:shadow-color="#808080"/>
    </style:style>
    <style:style style:name="gr282" style:family="graphic" style:parent-style-name="standard">
      <style:graphic-properties draw:stroke="solid" svg:stroke-width="0.152cm" svg:stroke-color="#8b4513"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83" style:family="graphic" style:parent-style-name="standard">
      <style:graphic-properties draw:stroke="solid" svg:stroke-width="0.026cm" svg:stroke-color="#f5deb3" svg:stroke-opacity="100%" draw:stroke-linejoin="round" draw:fill="solid" draw:fill-color="#f5deb3" draw:textarea-horizontal-align="left" draw:textarea-vertical-align="middle" draw:auto-grow-height="false" fo:min-height="0.638cm" fo:min-width="0.398cm" fo:padding-top="0.13cm" fo:padding-bottom="0.13cm" fo:padding-left="0.25cm" fo:padding-right="0.25cm" fo:wrap-option="no-wrap" draw:shadow-color="#808080"/>
    </style:style>
    <style:style style:name="gr284"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0.375cm" fo:min-width="0.135cm" fo:padding-top="0.13cm" fo:padding-bottom="0.13cm" fo:padding-left="0.25cm" fo:padding-right="0.25cm" fo:wrap-option="no-wrap" draw:shadow-color="#808080"/>
    </style:style>
    <style:style style:name="gr285"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216cm" fo:min-width="1.495cm" fo:padding-top="0.13cm" fo:padding-bottom="0.13cm" fo:padding-left="0.25cm" fo:padding-right="0.25cm" fo:wrap-option="no-wrap" draw:shadow-color="#808080"/>
    </style:style>
    <style:style style:name="gr28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49cm" fo:min-width="1.486cm" fo:padding-top="0.13cm" fo:padding-bottom="0.13cm" fo:padding-left="0.25cm" fo:padding-right="0.25cm" fo:wrap-option="no-wrap" draw:shadow-color="#808080"/>
    </style:style>
    <style:style style:name="gr28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5cm" fo:min-width="1.486cm" fo:padding-top="0.13cm" fo:padding-bottom="0.13cm" fo:padding-left="0.25cm" fo:padding-right="0.25cm" fo:wrap-option="no-wrap" draw:shadow-color="#808080"/>
    </style:style>
    <style:style style:name="gr288"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866cm" fo:min-width="0cm" fo:padding-top="0.13cm" fo:padding-bottom="0.13cm" fo:padding-left="0.25cm" fo:padding-right="0.25cm" fo:wrap-option="no-wrap" draw:shadow-color="#808080"/>
    </style:style>
    <style:style style:name="gr289"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786cm" fo:min-width="1.9cm" fo:padding-top="0.13cm" fo:padding-bottom="0.13cm" fo:padding-left="0.25cm" fo:padding-right="0.25cm" fo:wrap-option="no-wrap" draw:shadow-color="#808080"/>
    </style:style>
    <style:style style:name="gr290"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136cm" fo:min-width="1.092cm" fo:padding-top="0.13cm" fo:padding-bottom="0.13cm" fo:padding-left="0.25cm" fo:padding-right="0.25cm" fo:wrap-option="no-wrap" draw:shadow-color="#808080"/>
    </style:style>
    <style:style style:name="gr291" style:family="graphic" style:parent-style-name="standard">
      <style:graphic-properties draw:stroke="solid" svg:stroke-width="0.026cm" svg:stroke-color="#b0c4de" svg:stroke-opacity="100%" draw:stroke-linejoin="round" draw:fill="solid" draw:fill-color="#b0c4de" draw:textarea-horizontal-align="left" draw:textarea-vertical-align="middle" draw:auto-grow-height="false" fo:min-height="1.729cm" fo:min-width="0.087cm" fo:padding-top="0.13cm" fo:padding-bottom="0.13cm" fo:padding-left="0.25cm" fo:padding-right="0.25cm" fo:wrap-option="no-wrap" draw:shadow-color="#808080"/>
    </style:style>
    <style:style style:name="gr292" style:family="graphic" style:parent-style-name="standard">
      <style:graphic-properties draw:stroke="solid" svg:stroke-width="0.026cm" svg:stroke-color="#b0c4de" svg:stroke-opacity="100%" draw:stroke-linejoin="round" draw:fill="solid" draw:fill-color="#b0c4de" draw:textarea-horizontal-align="left" draw:textarea-vertical-align="middle" draw:auto-grow-height="false" fo:min-height="0cm" fo:min-width="0cm" fo:padding-top="0.13cm" fo:padding-bottom="0.13cm" fo:padding-left="0.25cm" fo:padding-right="0.25cm" fo:wrap-option="no-wrap" draw:shadow-color="#808080"/>
    </style:style>
    <style:style style:name="gr293" style:family="graphic" style:parent-style-name="standard">
      <style:graphic-properties draw:stroke="solid" svg:stroke-width="0.457cm" svg:stroke-color="#8b4513"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509cm" fo:min-width="0.792cm" fo:padding-top="0.13cm" fo:padding-bottom="0.13cm" fo:padding-left="0.25cm" fo:padding-right="0.25cm" fo:wrap-option="no-wrap" draw:shadow-color="#808080"/>
    </style:style>
    <style:style style:name="gr29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609cm" fo:min-width="3.245cm" fo:padding-top="0.13cm" fo:padding-bottom="0.13cm" fo:padding-left="0.25cm" fo:padding-right="0.25cm" fo:wrap-option="no-wrap" draw:shadow-color="#808080"/>
    </style:style>
    <style:style style:name="gr296" style:family="graphic" style:parent-style-name="standard">
      <style:graphic-properties draw:stroke="solid" svg:stroke-width="0.026cm" svg:stroke-color="#f5deb3" svg:stroke-opacity="100%" draw:stroke-linejoin="round" draw:fill="solid" draw:fill-color="#f5deb3" draw:textarea-horizontal-align="left" draw:textarea-vertical-align="middle" draw:auto-grow-height="false" fo:min-height="0cm" fo:min-width="0.136cm" fo:padding-top="0.13cm" fo:padding-bottom="0.13cm" fo:padding-left="0.25cm" fo:padding-right="0.25cm" fo:wrap-option="no-wrap" draw:shadow-color="#808080"/>
    </style:style>
    <style:style style:name="gr297" style:family="graphic" style:parent-style-name="standard">
      <style:graphic-properties draw:stroke="solid" svg:stroke-width="0.026cm" svg:stroke-color="#f5deb3" svg:stroke-opacity="100%" draw:stroke-linejoin="round" draw:fill="solid" draw:fill-color="#f5deb3" draw:textarea-horizontal-align="left" draw:textarea-vertical-align="middle" draw:auto-grow-height="false" fo:min-height="0.445cm" fo:min-width="0.6cm" fo:padding-top="0.13cm" fo:padding-bottom="0.13cm" fo:padding-left="0.25cm" fo:padding-right="0.25cm" fo:wrap-option="no-wrap" draw:shadow-color="#808080"/>
    </style:style>
    <style:style style:name="gr298"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0.04cm" fo:min-width="0cm" fo:padding-top="0.13cm" fo:padding-bottom="0.13cm" fo:padding-left="0.25cm" fo:padding-right="0.25cm" fo:wrap-option="no-wrap" draw:shadow-color="#808080"/>
    </style:style>
    <style:style style:name="gr299"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51cm" fo:min-width="0.792cm" fo:padding-top="0.13cm" fo:padding-bottom="0.13cm" fo:padding-left="0.25cm" fo:padding-right="0.25cm" fo:wrap-option="no-wrap" draw:shadow-color="#808080"/>
    </style:style>
    <style:style style:name="gr300"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038cm" fo:min-width="1.481cm" fo:padding-top="0.13cm" fo:padding-bottom="0.13cm" fo:padding-left="0.25cm" fo:padding-right="0.25cm" fo:wrap-option="no-wrap" draw:shadow-color="#808080"/>
    </style:style>
    <style:style style:name="gr30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4.502cm" fo:min-width="0.646cm" fo:padding-top="0.13cm" fo:padding-bottom="0.13cm" fo:padding-left="0.25cm" fo:padding-right="0.25cm" fo:wrap-option="no-wrap" draw:shadow-color="#808080"/>
    </style:style>
    <style:style style:name="gr302"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931cm" fo:min-width="1.675cm" fo:padding-top="0.13cm" fo:padding-bottom="0.13cm" fo:padding-left="0.25cm" fo:padding-right="0.25cm" fo:wrap-option="no-wrap" draw:shadow-color="#808080"/>
    </style:style>
    <style:style style:name="gr303" style:family="graphic" style:parent-style-name="standard">
      <style:graphic-properties draw:stroke="solid" svg:stroke-width="0.026cm" svg:stroke-color="#b0c4de" svg:stroke-opacity="100%" draw:stroke-linejoin="round" draw:fill="solid" draw:fill-color="#b0c4de" draw:textarea-horizontal-align="left" draw:textarea-vertical-align="middle" draw:auto-grow-height="false" fo:min-height="1.729cm" fo:min-width="0.086cm" fo:padding-top="0.13cm" fo:padding-bottom="0.13cm" fo:padding-left="0.25cm" fo:padding-right="0.25cm" fo:wrap-option="no-wrap" draw:shadow-color="#808080"/>
    </style:style>
    <style:style style:name="gr304"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136cm" fo:min-width="1.091cm" fo:padding-top="0.13cm" fo:padding-bottom="0.13cm" fo:padding-left="0.25cm" fo:padding-right="0.25cm" fo:wrap-option="no-wrap" draw:shadow-color="#808080"/>
    </style:style>
    <style:style style:name="gr30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51cm" fo:min-width="1.954cm" fo:padding-top="0.13cm" fo:padding-bottom="0.13cm" fo:padding-left="0.25cm" fo:padding-right="0.25cm" fo:wrap-option="no-wrap" draw:shadow-color="#808080"/>
    </style:style>
    <style:style style:name="gr306"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0.189cm" fo:min-width="0cm" fo:padding-top="0.13cm" fo:padding-bottom="0.13cm" fo:padding-left="0.25cm" fo:padding-right="0.25cm" fo:wrap-option="no-wrap" draw:shadow-color="#808080"/>
    </style:style>
    <style:style style:name="gr30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49cm" fo:min-width="1.474cm" fo:padding-top="0.13cm" fo:padding-bottom="0.13cm" fo:padding-left="0.25cm" fo:padding-right="0.25cm" fo:wrap-option="no-wrap" draw:shadow-color="#808080"/>
    </style:style>
    <style:style style:name="gr30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51cm" fo:min-width="1.473cm" fo:padding-top="0.13cm" fo:padding-bottom="0.13cm" fo:padding-left="0.25cm" fo:padding-right="0.25cm" fo:wrap-option="no-wrap" draw:shadow-color="#808080"/>
    </style:style>
    <style:style style:name="gr309"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865cm" fo:min-width="0cm" fo:padding-top="0.13cm" fo:padding-bottom="0.13cm" fo:padding-left="0.25cm" fo:padding-right="0.25cm" fo:wrap-option="no-wrap" draw:shadow-color="#808080"/>
    </style:style>
    <style:style style:name="gr310"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137cm" fo:min-width="1.091cm" fo:padding-top="0.13cm" fo:padding-bottom="0.13cm" fo:padding-left="0.25cm" fo:padding-right="0.25cm" fo:wrap-option="no-wrap" draw:shadow-color="#808080"/>
    </style:style>
    <style:style style:name="gr311"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931cm" fo:min-width="1.602cm" fo:padding-top="0.13cm" fo:padding-bottom="0.13cm" fo:padding-left="0.25cm" fo:padding-right="0.25cm" fo:wrap-option="no-wrap" draw:shadow-color="#808080"/>
    </style:style>
    <style:style style:name="gr312"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848cm" fo:min-width="0.684cm" fo:padding-top="0.13cm" fo:padding-bottom="0.13cm" fo:padding-left="0.25cm" fo:padding-right="0.25cm" fo:wrap-option="no-wrap" draw:shadow-color="#808080"/>
    </style:style>
    <style:style style:name="gr313"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5.396cm" fo:min-width="2.938cm" fo:padding-top="0.13cm" fo:padding-bottom="0.13cm" fo:padding-left="0.25cm" fo:padding-right="0.25cm" fo:wrap-option="no-wrap" draw:shadow-color="#808080"/>
    </style:style>
    <style:style style:name="gr31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469cm" fo:min-width="3.615cm" fo:padding-top="0.13cm" fo:padding-bottom="0.13cm" fo:padding-left="0.25cm" fo:padding-right="0.25cm" fo:wrap-option="no-wrap" draw:shadow-color="#808080"/>
    </style:style>
    <style:style style:name="gr315"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cm" fo:min-width="0.995cm" fo:padding-top="0.13cm" fo:padding-bottom="0.13cm" fo:padding-left="0.25cm" fo:padding-right="0.25cm" fo:wrap-option="no-wrap" draw:shadow-color="#808080"/>
    </style:style>
    <style:style style:name="gr31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3.51cm" fo:min-width="0.646cm" fo:padding-top="0.13cm" fo:padding-bottom="0.13cm" fo:padding-left="0.25cm" fo:padding-right="0.25cm" fo:wrap-option="no-wrap" draw:shadow-color="#808080"/>
    </style:style>
    <style:style style:name="gr317"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217cm" fo:min-width="1.493cm" fo:padding-top="0.13cm" fo:padding-bottom="0.13cm" fo:padding-left="0.25cm" fo:padding-right="0.25cm" fo:wrap-option="no-wrap" draw:shadow-color="#808080"/>
    </style:style>
    <style:style style:name="gr31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608cm" fo:min-width="3.243cm" fo:padding-top="0.13cm" fo:padding-bottom="0.13cm" fo:padding-left="0.25cm" fo:padding-right="0.25cm" fo:wrap-option="no-wrap" draw:shadow-color="#808080"/>
    </style:style>
    <style:style style:name="gr319"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137cm" fo:min-width="1.092cm" fo:padding-top="0.13cm" fo:padding-bottom="0.13cm" fo:padding-left="0.25cm" fo:padding-right="0.25cm" fo:wrap-option="no-wrap" draw:shadow-color="#808080"/>
    </style:style>
    <style:style style:name="gr320"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931cm" fo:min-width="1.911cm" fo:padding-top="0.13cm" fo:padding-bottom="0.13cm" fo:padding-left="0.25cm" fo:padding-right="0.25cm" fo:wrap-option="no-wrap" draw:shadow-color="#808080"/>
    </style:style>
    <style:style style:name="gr321"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551cm" fo:min-width="0.842cm" fo:padding-top="0.13cm" fo:padding-bottom="0.13cm" fo:padding-left="0.25cm" fo:padding-right="0.25cm" fo:wrap-option="no-wrap" draw:shadow-color="#808080"/>
    </style:style>
    <style:style style:name="gr32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5cm" fo:min-width="1.487cm" fo:padding-top="0.13cm" fo:padding-bottom="0.13cm" fo:padding-left="0.25cm" fo:padding-right="0.25cm" fo:wrap-option="no-wrap" draw:shadow-color="#808080"/>
    </style:style>
    <style:style style:name="gr323" style:family="graphic" style:parent-style-name="standard">
      <style:graphic-properties svg:stroke-color="#add8e6" draw:fill-color="#add8e6" draw:textarea-horizontal-align="justify" draw:textarea-vertical-align="middle" draw:auto-grow-height="false" fo:min-height="12.45cm" fo:min-width="29.345cm"/>
    </style:style>
    <style:style style:name="gr324" style:family="graphic" style:parent-style-name="standard">
      <style:graphic-properties svg:stroke-color="#9acd32" draw:fill-color="#6b8e23" draw:textarea-horizontal-align="justify" draw:textarea-vertical-align="middle" draw:auto-grow-height="false" fo:min-height="5.808cm" fo:min-width="28.711cm"/>
    </style:style>
    <style:style style:name="gr325" style:family="graphic" style:parent-style-name="standard">
      <style:graphic-properties svg:stroke-color="#000000" draw:fill-color="#708090" draw:textarea-horizontal-align="justify" draw:textarea-vertical-align="middle" draw:auto-grow-height="false" fo:min-height="14.455cm" fo:min-width="8.39cm"/>
    </style:style>
    <style:style style:name="gr326" style:family="graphic" style:parent-style-name="standard">
      <style:graphic-properties svg:stroke-color="#000000" draw:fill-color="#696969" draw:textarea-horizontal-align="justify" draw:textarea-vertical-align="middle" draw:auto-grow-height="false" fo:min-height="0.267cm" fo:min-width="6.714cm"/>
    </style:style>
    <style:style style:name="gr327" style:family="graphic" style:parent-style-name="standard">
      <style:graphic-properties svg:stroke-color="#000000" draw:fill-color="#696969" draw:textarea-horizontal-align="justify" draw:textarea-vertical-align="middle" draw:auto-grow-height="false" fo:min-height="0.263cm" fo:min-width="5.642cm"/>
    </style:style>
    <style:style style:name="gr328" style:family="graphic" style:parent-style-name="standard">
      <style:graphic-properties svg:stroke-color="#000000" draw:fill-color="#696969" draw:textarea-horizontal-align="justify" draw:textarea-vertical-align="middle" draw:auto-grow-height="false" fo:min-height="0.263cm" fo:min-width="4.86cm"/>
    </style:style>
    <style:style style:name="gr329" style:family="graphic" style:parent-style-name="standard">
      <style:graphic-properties svg:stroke-color="#000000" draw:fill-color="#696969" draw:textarea-horizontal-align="justify" draw:textarea-vertical-align="middle" draw:auto-grow-height="false" fo:min-height="0.263cm" fo:min-width="4.347cm"/>
    </style:style>
    <style:style style:name="gr330" style:family="graphic" style:parent-style-name="standard">
      <style:graphic-properties svg:stroke-color="#2f4f4f" draw:fill-color="#000000" draw:textarea-horizontal-align="justify" draw:textarea-vertical-align="middle" draw:auto-grow-height="false" fo:min-height="0.385cm" fo:min-width="0.77cm"/>
    </style:style>
    <style:style style:name="gr331" style:family="graphic" style:parent-style-name="standard">
      <style:graphic-properties svg:stroke-color="#8b4513" draw:fill-color="#8b4513" draw:textarea-vertical-align="middle" draw:auto-grow-height="false" fo:min-height="2.925cm" fo:min-width="3.31cm"/>
    </style:style>
    <style:style style:name="gr332" style:family="graphic" style:parent-style-name="standard">
      <style:graphic-properties svg:stroke-color="#8b4513" draw:fill-color="#8b4513" draw:textarea-horizontal-align="justify" draw:textarea-vertical-align="middle" draw:auto-grow-height="false" fo:min-height="3.225cm" fo:min-width="1.405cm"/>
    </style:style>
    <style:style style:name="gr333" style:family="graphic" style:parent-style-name="standard">
      <style:graphic-properties svg:stroke-color="#8b4513" draw:fill-color="#8b4513" draw:textarea-vertical-align="middle" draw:auto-grow-height="false" fo:min-height="2.925cm" fo:min-width="3.628cm"/>
    </style:style>
    <style:style style:name="gr334" style:family="graphic" style:parent-style-name="standard">
      <style:graphic-properties svg:stroke-color="#8b4513" draw:fill-color="#8b4513" draw:textarea-horizontal-align="justify" draw:textarea-vertical-align="middle" draw:auto-grow-height="false" fo:min-height="3.225cm" fo:min-width="1.564cm"/>
    </style:style>
    <style:style style:name="gr335" style:family="graphic" style:parent-style-name="standard">
      <style:graphic-properties svg:stroke-color="#696969" draw:fill-color="#778899" draw:textarea-horizontal-align="justify" draw:textarea-vertical-align="middle" draw:auto-grow-height="false" fo:min-height="12.45cm" fo:min-width="29.345cm"/>
    </style:style>
    <style:style style:name="gr336" style:family="graphic" style:parent-style-name="standard">
      <style:graphic-properties svg:stroke-color="#556b2f" draw:fill-color="#556b2f" draw:textarea-horizontal-align="justify" draw:textarea-vertical-align="middle" draw:auto-grow-height="false" fo:min-height="5.808cm" fo:min-width="28.711cm"/>
    </style:style>
    <style:style style:name="gr337" style:family="graphic" style:parent-style-name="standard">
      <style:graphic-properties svg:stroke-color="#000000" draw:fill-color="#000000" draw:textarea-horizontal-align="justify" draw:textarea-vertical-align="middle" draw:auto-grow-height="false" fo:min-height="14.455cm" fo:min-width="8.39cm"/>
    </style:style>
    <style:style style:name="gr338" style:family="graphic" style:parent-style-name="standard">
      <style:graphic-properties draw:fill-color="#000000" draw:textarea-horizontal-align="justify" draw:textarea-vertical-align="middle" draw:auto-grow-height="false" fo:min-height="0.385cm" fo:min-width="0.77cm"/>
    </style:style>
    <style:style style:name="gr339" style:family="graphic" style:parent-style-name="standard">
      <style:graphic-properties svg:stroke-color="#8b4513" draw:fill-color="#8b4513" draw:textarea-vertical-align="middle" draw:auto-grow-height="false" fo:min-height="2.925cm" fo:min-width="0.77cm"/>
    </style:style>
    <style:style style:name="gr340" style:family="graphic" style:parent-style-name="standard">
      <style:graphic-properties svg:stroke-color="#8b4513" draw:fill-color="#8b4513" draw:textarea-horizontal-align="justify" draw:textarea-vertical-align="middle" draw:auto-grow-height="false" fo:min-height="3.225cm" fo:min-width="0.135cm"/>
    </style:style>
    <style:style style:name="gr341" style:family="graphic" style:parent-style-name="standard">
      <style:graphic-properties svg:stroke-color="#8b4513" draw:fill-color="#8b4513" draw:textarea-vertical-align="middle" draw:auto-grow-height="false" fo:min-height="2.925cm" fo:min-width="0.988cm"/>
    </style:style>
    <style:style style:name="gr342" style:family="graphic" style:parent-style-name="standard">
      <style:graphic-properties svg:stroke-color="#8b4513" draw:fill-color="#8b4513" draw:textarea-horizontal-align="justify" draw:textarea-vertical-align="middle" draw:auto-grow-height="false" fo:min-height="3.225cm" fo:min-width="0.245cm"/>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r2" style:family="presentation" style:parent-style-name="Default-notes">
      <style:graphic-properties draw:fill-color="#ffffff" fo:min-height="12.546cm"/>
      <style:paragraph-properties style:writing-mode="lr-tb"/>
    </style:style>
    <style:style style:name="P1" style:family="paragraph">
      <loext:graphic-properties draw:fill="solid" draw:fill-color="#708090"/>
      <style:paragraph-properties style:writing-mode="lr-tb" style:font-independent-line-spacing="true"/>
    </style:style>
    <style:style style:name="P2" style:family="paragraph">
      <loext:graphic-properties draw:fill="solid" draw:fill-color="#8b4513"/>
      <style:paragraph-properties style:writing-mode="lr-tb" style:font-independent-line-spacing="true"/>
    </style:style>
    <style:style style:name="P3" style:family="paragraph">
      <loext:graphic-properties draw:fill="solid" draw:fill-color="#a0522d"/>
      <style:paragraph-properties style:writing-mode="lr-tb" style:font-independent-line-spacing="true"/>
    </style:style>
    <style:style style:name="P4" style:family="paragraph">
      <loext:graphic-properties draw:fill="solid" draw:fill-color="#add8e6"/>
      <style:paragraph-properties style:writing-mode="lr-tb" style:font-independent-line-spacing="true"/>
    </style:style>
    <style:style style:name="P5" style:family="paragraph">
      <loext:graphic-properties draw:fill="none" draw:fill-color="#ffffff"/>
      <style:paragraph-properties style:writing-mode="lr-tb"/>
    </style:style>
    <style:style style:name="P6" style:family="paragraph">
      <loext:graphic-properties draw:fill="solid" draw:fill-color="#ffefd5" draw:opacity="29%"/>
      <style:paragraph-properties style:writing-mode="lr-tb" style:font-independent-line-spacing="true"/>
    </style:style>
    <style:style style:name="P7" style:family="paragraph">
      <loext:graphic-properties draw:fill="solid" draw:fill-color="#ffffff"/>
      <style:paragraph-properties style:writing-mode="lr-tb" style:font-independent-line-spacing="true"/>
    </style:style>
    <style:style style:name="P8" style:family="paragraph">
      <loext:graphic-properties draw:fill-color="#ffffff"/>
      <style:paragraph-properties style:writing-mode="lr-tb"/>
    </style:style>
    <style:style style:name="P9" style:family="paragraph">
      <loext:graphic-properties draw:fill="solid" draw:fill-color="#e0ffff" draw:opacity="29%"/>
      <style:paragraph-properties style:writing-mode="lr-tb" style:font-independent-line-spacing="true"/>
    </style:style>
    <style:style style:name="P10" style:family="paragraph">
      <loext:graphic-properties draw:fill="solid" draw:fill-color="#000000" draw:opacity="30%"/>
      <style:paragraph-properties style:writing-mode="lr-tb" style:font-independent-line-spacing="true"/>
    </style:style>
    <style:style style:name="P11" style:family="paragraph">
      <loext:graphic-properties draw:fill="solid" draw:fill-color="#e0ffff" draw:opacity="30%"/>
      <style:paragraph-properties style:writing-mode="lr-tb" style:font-independent-line-spacing="true"/>
    </style:style>
    <style:style style:name="P12" style:family="paragraph">
      <loext:graphic-properties draw:fill="solid" draw:fill-color="#e0ffff"/>
      <style:paragraph-properties style:writing-mode="lr-tb" style:font-independent-line-spacing="true"/>
    </style:style>
    <style:style style:name="P13" style:family="paragraph">
      <loext:graphic-properties draw:fill="solid" draw:fill-color="#b8860b"/>
      <style:paragraph-properties style:writing-mode="lr-tb" style:font-independent-line-spacing="true"/>
    </style:style>
    <style:style style:name="P14" style:family="paragraph">
      <loext:graphic-properties draw:fill="solid" draw:fill-color="#0000ff"/>
      <style:paragraph-properties style:writing-mode="lr-tb" style:font-independent-line-spacing="true"/>
    </style:style>
    <style:style style:name="P15" style:family="paragraph">
      <loext:graphic-properties draw:fill="solid" draw:fill-color="#006400"/>
      <style:paragraph-properties style:writing-mode="lr-tb" style:font-independent-line-spacing="true"/>
    </style:style>
    <style:style style:name="P16" style:family="paragraph">
      <loext:graphic-properties draw:fill="solid" draw:fill-color="#ff0000"/>
      <style:paragraph-properties style:writing-mode="lr-tb" style:font-independent-line-spacing="true"/>
    </style:style>
    <style:style style:name="P17" style:family="paragraph">
      <loext:graphic-properties draw:fill="solid" draw:fill-color="#4169e1"/>
      <style:paragraph-properties style:writing-mode="lr-tb" style:font-independent-line-spacing="true"/>
    </style:style>
    <style:style style:name="P18" style:family="paragraph">
      <loext:graphic-properties draw:fill="solid" draw:fill-color="#ff4500"/>
      <style:paragraph-properties style:writing-mode="lr-tb" style:font-independent-line-spacing="true"/>
    </style:style>
    <style:style style:name="P19" style:family="paragraph">
      <loext:graphic-properties draw:fill="solid" draw:fill-color="#3cb371"/>
      <style:paragraph-properties style:writing-mode="lr-tb" style:font-independent-line-spacing="true"/>
    </style:style>
    <style:style style:name="P20" style:family="paragraph">
      <loext:graphic-properties draw:fill="solid" draw:fill-color="#7cfc00"/>
      <style:paragraph-properties style:writing-mode="lr-tb" style:font-independent-line-spacing="true"/>
    </style:style>
    <style:style style:name="P21" style:family="paragraph">
      <loext:graphic-properties draw:fill="solid" draw:fill-color="#228b22"/>
      <style:paragraph-properties style:writing-mode="lr-tb" style:font-independent-line-spacing="true"/>
    </style:style>
    <style:style style:name="P22" style:family="paragraph">
      <loext:graphic-properties draw:fill="solid" draw:fill-color="#a9a9a9"/>
      <style:paragraph-properties style:writing-mode="lr-tb" style:font-independent-line-spacing="true"/>
    </style:style>
    <style:style style:name="P23" style:family="paragraph">
      <loext:graphic-properties draw:fill="solid" draw:fill-color="#afeeee"/>
      <style:paragraph-properties style:writing-mode="lr-tb" style:font-independent-line-spacing="true"/>
    </style:style>
    <style:style style:name="P24" style:family="paragraph">
      <loext:graphic-properties draw:fill="solid" draw:fill-color="#000080"/>
      <style:paragraph-properties style:writing-mode="lr-tb" style:font-independent-line-spacing="true"/>
    </style:style>
    <style:style style:name="P25" style:family="paragraph">
      <loext:graphic-properties draw:fill="solid" draw:fill-color="#1e90ff"/>
      <style:paragraph-properties style:writing-mode="lr-tb" style:font-independent-line-spacing="true"/>
    </style:style>
    <style:style style:name="P26" style:family="paragraph">
      <loext:graphic-properties draw:fill="solid" draw:fill-color="#ff8c00"/>
      <style:paragraph-properties style:writing-mode="lr-tb" style:font-independent-line-spacing="true"/>
    </style:style>
    <style:style style:name="P27" style:family="paragraph">
      <loext:graphic-properties draw:fill="solid" draw:fill-color="#dc143c"/>
      <style:paragraph-properties style:writing-mode="lr-tb" style:font-independent-line-spacing="true"/>
    </style:style>
    <style:style style:name="P28" style:family="paragraph">
      <loext:graphic-properties draw:fill="solid" draw:fill-color="#8b0000"/>
      <style:paragraph-properties style:writing-mode="lr-tb" style:font-independent-line-spacing="true"/>
    </style:style>
    <style:style style:name="P29" style:family="paragraph">
      <loext:graphic-properties draw:fill="solid" draw:fill-color="#ffc0cb"/>
      <style:paragraph-properties style:writing-mode="lr-tb" style:font-independent-line-spacing="true"/>
    </style:style>
    <style:style style:name="P30" style:family="paragraph">
      <loext:graphic-properties draw:fill="solid" draw:fill-color="#6b8e23"/>
      <style:paragraph-properties style:writing-mode="lr-tb" style:font-independent-line-spacing="true"/>
    </style:style>
    <style:style style:name="P31" style:family="paragraph">
      <loext:graphic-properties draw:fill="solid" draw:fill-color="#808000"/>
      <style:paragraph-properties style:writing-mode="lr-tb" style:font-independent-line-spacing="true"/>
    </style:style>
    <style:style style:name="P32" style:family="paragraph">
      <loext:graphic-properties draw:fill="solid" draw:fill-color="#90ee90"/>
      <style:paragraph-properties style:writing-mode="lr-tb" style:font-independent-line-spacing="true"/>
    </style:style>
    <style:style style:name="P33" style:family="paragraph">
      <loext:graphic-properties draw:fill="solid" draw:fill-color="#a52a2a"/>
      <style:paragraph-properties style:writing-mode="lr-tb" style:font-independent-line-spacing="true"/>
    </style:style>
    <style:style style:name="P34" style:family="paragraph">
      <loext:graphic-properties draw:fill="gradient" draw:fill-gradient-name="Gradient_20_7" draw:gradient-step-count="64"/>
      <style:paragraph-properties fo:text-align="center"/>
    </style:style>
    <style:style style:name="P35" style:family="paragraph">
      <loext:graphic-properties draw:fill="gradient" draw:fill-gradient-name="Gradient_20_6" draw:gradient-step-count="64"/>
      <style:paragraph-properties fo:text-align="center"/>
    </style:style>
    <style:style style:name="P36" style:family="paragraph">
      <loext:graphic-properties draw:fill="gradient" draw:fill-gradient-name="Gradient_20_4" draw:gradient-step-count="0"/>
      <style:paragraph-properties fo:text-align="center"/>
    </style:style>
    <style:style style:name="P37" style:family="paragraph">
      <loext:graphic-properties draw:fill="gradient" draw:fill-gradient-name="Gradient_20_12" draw:gradient-step-count="64"/>
      <style:paragraph-properties fo:text-align="center"/>
    </style:style>
    <style:style style:name="P38" style:family="paragraph">
      <loext:graphic-properties draw:fill="gradient" draw:fill-gradient-name="Gradient_20_10" draw:gradient-step-count="0"/>
      <style:paragraph-properties fo:text-align="center"/>
    </style:style>
    <style:style style:name="P39" style:family="paragraph">
      <loext:graphic-properties draw:fill="gradient" draw:fill-gradient-name="Gradient_20_13" draw:gradient-step-count="0"/>
      <style:paragraph-properties fo:text-align="center"/>
    </style:style>
    <style:style style:name="P40" style:family="paragraph">
      <loext:graphic-properties draw:fill="gradient" draw:fill-gradient-name="Gradient_20_14" draw:gradient-step-count="0"/>
      <style:paragraph-properties fo:text-align="center"/>
    </style:style>
    <style:style style:name="P41" style:family="paragraph">
      <loext:graphic-properties draw:fill="solid" draw:fill-color="#d2691e"/>
      <style:paragraph-properties style:writing-mode="lr-tb" style:font-independent-line-spacing="true"/>
    </style:style>
    <style:style style:name="P42" style:family="paragraph">
      <loext:graphic-properties draw:fill="solid" draw:fill-color="#9acd32"/>
      <style:paragraph-properties style:writing-mode="lr-tb" style:font-independent-line-spacing="true"/>
    </style:style>
    <style:style style:name="P43" style:family="paragraph">
      <loext:graphic-properties draw:fill="solid" draw:fill-color="#f5deb3"/>
      <style:paragraph-properties style:writing-mode="lr-tb" style:font-independent-line-spacing="true"/>
    </style:style>
    <style:style style:name="P44" style:family="paragraph">
      <loext:graphic-properties draw:fill="solid" draw:fill-color="#000000"/>
      <style:paragraph-properties style:writing-mode="lr-tb" style:font-independent-line-spacing="true"/>
    </style:style>
    <style:style style:name="P45" style:family="paragraph">
      <loext:graphic-properties draw:fill="none" draw:fill-color="#ffffff"/>
      <style:paragraph-properties fo:text-align="center" style:writing-mode="lr-tb"/>
    </style:style>
    <style:style style:name="P46" style:family="paragraph">
      <loext:graphic-properties draw:fill="solid" draw:fill-color="#b0c4de"/>
      <style:paragraph-properties style:writing-mode="lr-tb" style:font-independent-line-spacing="true"/>
    </style:style>
    <style:style style:name="P47" style:family="paragraph">
      <loext:graphic-properties draw:fill-color="#add8e6"/>
      <style:paragraph-properties fo:text-align="center"/>
    </style:style>
    <style:style style:name="P48" style:family="paragraph">
      <loext:graphic-properties draw:fill-color="#6b8e23"/>
      <style:paragraph-properties fo:text-align="center"/>
    </style:style>
    <style:style style:name="P49" style:family="paragraph">
      <loext:graphic-properties draw:fill-color="#708090"/>
      <style:paragraph-properties fo:text-align="center"/>
    </style:style>
    <style:style style:name="P50" style:family="paragraph">
      <loext:graphic-properties draw:fill-color="#696969"/>
      <style:paragraph-properties fo:text-align="center"/>
    </style:style>
    <style:style style:name="P51" style:family="paragraph">
      <loext:graphic-properties draw:fill-color="#000000"/>
      <style:paragraph-properties fo:text-align="center"/>
    </style:style>
    <style:style style:name="P52" style:family="paragraph">
      <loext:graphic-properties draw:fill-color="#8b4513"/>
      <style:paragraph-properties fo:text-align="center"/>
    </style:style>
    <style:style style:name="P53" style:family="paragraph">
      <loext:graphic-properties draw:fill-color="#778899"/>
      <style:paragraph-properties fo:text-align="center"/>
    </style:style>
    <style:style style:name="P54" style:family="paragraph">
      <loext:graphic-properties draw:fill-color="#556b2f"/>
      <style:paragraph-properties fo:text-align="center"/>
    </style:style>
  </office:automatic-styles>
  <office:body>
    <office:presentation>
      <draw:page draw:name="page1" draw:style-name="dp1" draw:master-page-name="Default" presentation:presentation-page-layout-name="AL1T0">
        <draw:custom-shape draw:style-name="gr1" draw:text-style-name="P1" draw:layer="layout" svg:width="28.002cm" svg:height="15.875cm" svg:x="0cm" svg:y="0cm">
          <text:p/>
          <draw:enhanced-geometry svg:viewBox="0 0 21600 21600" draw:type="rectangle" draw:enhanced-path="M 0 0 L 21600 0 21600 21600 0 21600 0 0 Z N"/>
        </draw:custom-shape>
        <draw:custom-shape draw:style-name="gr2" draw:text-style-name="P2" draw:layer="layout" svg:width="0.662cm" svg:height="3.1cm" svg:x="11.227cm" svg:y="12.771cm">
          <text:p/>
          <draw:enhanced-geometry svg:viewBox="0 0 21600 21600" draw:type="rectangle" draw:enhanced-path="M 0 0 L 21600 0 21600 21600 0 21600 0 0 Z N"/>
        </draw:custom-shape>
        <draw:custom-shape draw:style-name="gr3" draw:text-style-name="P2" draw:layer="layout" svg:width="0.661cm" svg:height="3.1cm" svg:x="22.124cm" svg:y="12.771cm">
          <text:p/>
          <draw:enhanced-geometry svg:viewBox="0 0 21600 21600" draw:type="rectangle" draw:enhanced-path="M 0 0 L 21600 0 21600 21600 0 21600 0 0 Z N"/>
        </draw:custom-shape>
        <draw:custom-shape draw:style-name="gr4" draw:text-style-name="P3" draw:layer="layout" svg:width="17.78cm" svg:height="0.635cm" svg:x="8.255cm" svg:y="13.335cm">
          <text:p/>
          <draw:enhanced-geometry svg:viewBox="0 0 21600 21600" draw:type="rectangle" draw:enhanced-path="M 0 0 L 21600 0 21600 21600 0 21600 0 0 Z N"/>
        </draw:custom-shape>
        <draw:custom-shape draw:style-name="gr5" draw:text-style-name="P3" draw:layer="layout" svg:width="0.763cm" svg:height="1.905cm" svg:x="9.525cm" svg:y="13.97cm">
          <text:p/>
          <draw:enhanced-geometry svg:viewBox="0 0 21600 21600" draw:type="rectangle" draw:enhanced-path="M 0 0 L 21600 0 21600 21600 0 21600 0 0 Z N"/>
        </draw:custom-shape>
        <draw:custom-shape draw:style-name="gr6" draw:text-style-name="P3" draw:layer="layout" svg:width="17.78cm" svg:height="1.27cm" svg:x="8.255cm" svg:y="12.065cm">
          <text:p/>
          <draw:enhanced-geometry svg:viewBox="0 0 21600 21600" draw:mirror-vertical="true" draw:glue-points="?f6 10800 10800 21600 ?f5 10800 10800 0" draw:text-areas="?f3 ?f3 ?f4 ?f4" draw:type="trapezoid" draw:modifiers="41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3" draw:layer="layout" svg:width="0.763cm" svg:height="1.905cm" svg:x="23.927cm" svg:y="13.97cm">
          <text:p/>
          <draw:enhanced-geometry svg:viewBox="0 0 21600 21600" draw:type="rectangle" draw:enhanced-path="M 0 0 L 21600 0 21600 21600 0 21600 0 0 Z N"/>
        </draw:custom-shape>
        <draw:custom-shape draw:style-name="gr7" draw:text-style-name="P4" draw:layer="layout" svg:width="1.905cm" svg:height="2.54cm" svg:x="4.11cm" svg:y="6.985cm">
          <text:p/>
          <draw:enhanced-geometry svg:viewBox="0 0 21600 21600" draw:type="rectangle" draw:enhanced-path="M 0 0 L 21600 0 21600 21600 0 21600 0 0 Z N"/>
        </draw:custom-shape>
        <draw:custom-shape draw:style-name="gr7" draw:text-style-name="P4" draw:layer="layout" svg:width="1.905cm" svg:height="2.54cm" svg:x="6.35cm" svg:y="6.985cm">
          <text:p/>
          <draw:enhanced-geometry svg:viewBox="0 0 21600 21600" draw:type="rectangle" draw:enhanced-path="M 0 0 L 21600 0 21600 21600 0 21600 0 0 Z N"/>
        </draw:custom-shape>
        <draw:custom-shape draw:style-name="gr7" draw:text-style-name="P4" draw:layer="layout" svg:width="1.905cm" svg:height="2.54cm" svg:x="4.11cm" svg:y="4.044cm">
          <text:p/>
          <draw:enhanced-geometry svg:viewBox="0 0 21600 21600" draw:type="rectangle" draw:enhanced-path="M 0 0 L 21600 0 21600 21600 0 21600 0 0 Z N"/>
        </draw:custom-shape>
        <draw:custom-shape draw:style-name="gr7" draw:text-style-name="P4" draw:layer="layout" svg:width="1.905cm" svg:height="2.54cm" svg:x="6.35cm" svg:y="4.044cm">
          <text:p/>
          <draw:enhanced-geometry svg:viewBox="0 0 21600 21600" draw:type="rectangle" draw:enhanced-path="M 0 0 L 21600 0 21600 21600 0 21600 0 0 Z N"/>
        </draw:custom-shape>
        <draw:custom-shape draw:style-name="gr7" draw:text-style-name="P4" draw:layer="layout" svg:width="1.905cm" svg:height="2.54cm" svg:x="4.11cm" svg:y="1.072cm">
          <text:p/>
          <draw:enhanced-geometry svg:viewBox="0 0 21600 21600" draw:type="rectangle" draw:enhanced-path="M 0 0 L 21600 0 21600 21600 0 21600 0 0 Z N"/>
        </draw:custom-shape>
        <draw:custom-shape draw:style-name="gr7" draw:text-style-name="P4" draw:layer="layout" svg:width="1.905cm" svg:height="2.54cm" svg:x="6.35cm" svg:y="1.072cm">
          <text:p/>
          <draw:enhanced-geometry svg:viewBox="0 0 21600 21600" draw:type="rectangle" draw:enhanced-path="M 0 0 L 21600 0 21600 21600 0 21600 0 0 Z N"/>
        </draw:custom-shape>
        <presentation:notes draw:style-name="dp2">
          <draw:page-thumbnail draw:style-name="gr8" draw:layer="layout" svg:width="18.622cm" svg:height="10.478cm" svg:x="1.482cm" svg:y="2.121cm" draw:page-number="1" presentation:class="page"/>
          <draw:frame presentation:style-name="pr1" draw:text-style-name="P5" draw:layer="layout" svg:width="17.273cm" svg:height="12.572cm" svg:x="2.16cm" svg:y="13.269cm" presentation:class="notes" presentation:placeholder="true">
            <draw:text-box/>
          </draw:frame>
        </presentation:notes>
      </draw:page>
      <draw:page draw:name="page2" draw:style-name="dp3" draw:master-page-name="Default" presentation:presentation-page-layout-name="AL2T1">
        <draw:custom-shape draw:style-name="gr9" draw:text-style-name="P6" draw:layer="layout" svg:width="16.317cm" svg:height="29.121cm" draw:transform="rotate (-2.07694180987325) translate (33.072cm 12.0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7" draw:layer="layout" svg:width="8.255cm" svg:height="10.16cm" svg:x="0cm" svg:y="-0.6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2" presentation:class="page"/>
          <draw:frame presentation:style-name="pr2" draw:text-style-name="P8" draw:layer="layout" svg:width="17.246cm" svg:height="12.546cm" svg:x="2.161cm" svg:y="13.269cm" presentation:class="notes" presentation:placeholder="true">
            <draw:text-box/>
          </draw:frame>
        </presentation:notes>
      </draw:page>
      <draw:page draw:name="page3" draw:style-name="dp3" draw:master-page-name="Default" presentation:presentation-page-layout-name="AL2T1">
        <draw:custom-shape draw:style-name="gr11" draw:text-style-name="P9" draw:layer="layout" svg:width="16.317cm" svg:height="29.121cm" draw:transform="rotate (-2.07694180987325) translate (33.072cm 12.0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 draw:text-style-name="P7" draw:layer="layout" svg:width="8.255cm" svg:height="10.16cm" svg:x="0cm" svg:y="-0.6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3" presentation:class="page"/>
          <draw:frame presentation:style-name="pr2" draw:text-style-name="P8" draw:layer="layout" svg:width="17.246cm" svg:height="12.546cm" svg:x="2.161cm" svg:y="13.269cm" presentation:class="notes" presentation:placeholder="true">
            <draw:text-box/>
          </draw:frame>
        </presentation:notes>
      </draw:page>
      <draw:page draw:name="page4" draw:style-name="dp3" draw:master-page-name="Default" presentation:presentation-page-layout-name="AL2T1">
        <draw:custom-shape draw:style-name="gr13" draw:text-style-name="P10" draw:layer="layout" svg:width="27.94cm" svg:height="16.385cm" svg:x="0cm" svg:y="-0.6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4" presentation:class="page"/>
          <draw:frame presentation:style-name="pr2" draw:text-style-name="P8" draw:layer="layout" svg:width="17.246cm" svg:height="12.546cm" svg:x="2.161cm" svg:y="13.269cm" presentation:class="notes" presentation:placeholder="true">
            <draw:text-box/>
          </draw:frame>
        </presentation:notes>
      </draw:page>
      <draw:page draw:name="page5" draw:style-name="dp3" draw:master-page-name="Default" presentation:presentation-page-layout-name="AL2T1">
        <draw:custom-shape draw:style-name="gr14" draw:text-style-name="P11" draw:layer="layout" svg:width="27.94cm" svg:height="16.385cm" svg:x="0cm" svg:y="-0.6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5" presentation:class="page"/>
          <draw:frame presentation:style-name="pr2" draw:text-style-name="P8" draw:layer="layout" svg:width="17.246cm" svg:height="12.546cm" svg:x="2.161cm" svg:y="13.269cm" presentation:class="notes" presentation:placeholder="true">
            <draw:text-box/>
          </draw:frame>
        </presentation:notes>
      </draw:page>
      <draw:page draw:name="page6" draw:style-name="dp1" draw:master-page-name="Default" presentation:presentation-page-layout-name="AL1T0">
        <draw:custom-shape draw:style-name="gr15" draw:text-style-name="P12" draw:layer="layout" svg:width="1.905cm" svg:height="2.54cm" svg:x="12.4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3.035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3.035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2.837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1.777cm" svg:height="1.804cm" svg:x="12.475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20.955cm" svg:y="10.59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1.59cm" svg:y="9.3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1.59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1.392cm" svg:y="9.3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1.777cm" svg:height="1.803cm" svg:x="21.03cm" svg:y="11.23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16.457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7.092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svg:x="17.092cm" svg:y="8.7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6.894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1.778cm" svg:height="1.804cm" svg:x="16.536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6" presentation:class="page"/>
          <draw:frame presentation:style-name="pr1" draw:text-style-name="P5" draw:layer="layout" svg:width="17.273cm" svg:height="12.572cm" svg:x="2.16cm" svg:y="13.269cm" presentation:class="notes" presentation:placeholder="true">
            <draw:text-box/>
          </draw:frame>
        </presentation:notes>
      </draw:page>
      <draw:page draw:name="page7" draw:style-name="dp1" draw:master-page-name="Default" presentation:presentation-page-layout-name="AL1T0">
        <draw:custom-shape draw:style-name="gr15" draw:text-style-name="P12" draw:layer="layout" svg:width="1.905cm" svg:height="2.54cm" svg:x="12.475cm" svg:y="8.25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3.11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3.11cm" svg:y="6.5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2.912cm" svg:y="6.9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1.777cm" svg:height="1.804cm" svg:x="12.55cm" svg:y="8.89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20.955cm" svg:y="10.59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1.59cm" svg:y="9.3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1.59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1.392cm" svg:y="9.3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1.777cm" svg:height="1.803cm" svg:x="21.03cm" svg:y="11.23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16.457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7.092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svg:x="17.092cm" svg:y="8.7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6.894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1.778cm" svg:height="1.804cm" svg:x="16.536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7" presentation:class="page"/>
          <draw:frame presentation:style-name="pr1" draw:text-style-name="P5" draw:layer="layout" svg:width="17.273cm" svg:height="12.572cm" svg:x="2.16cm" svg:y="13.269cm" presentation:class="notes" presentation:placeholder="true">
            <draw:text-box/>
          </draw:frame>
        </presentation:notes>
      </draw:page>
      <draw:page draw:name="page8" draw:style-name="dp1" draw:master-page-name="Default" presentation:presentation-page-layout-name="AL1T0">
        <draw:custom-shape draw:style-name="gr15" draw:text-style-name="P12" draw:layer="layout" svg:width="1.905cm" svg:height="2.54cm" svg:x="12.4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3.035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3.035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2.837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1.777cm" svg:height="1.804cm" svg:x="12.475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20.955cm" svg:y="10.59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1.59cm" svg:y="9.3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1.59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1.392cm" svg:y="9.3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1.777cm" svg:height="1.803cm" svg:x="21.03cm" svg:y="11.23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16.457cm" svg:y="8.05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7.092cm" svg:y="6.7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7.0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6.894cm" svg:y="6.7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draw:layer="layout" svg:width="1.778cm" svg:height="1.803cm" svg:x="16.536cm" svg:y="8.69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8" presentation:class="page"/>
          <draw:frame presentation:style-name="pr1" draw:text-style-name="P5" draw:layer="layout" svg:width="17.273cm" svg:height="12.572cm" svg:x="2.16cm" svg:y="13.269cm" presentation:class="notes" presentation:placeholder="true">
            <draw:text-box/>
          </draw:frame>
        </presentation:notes>
      </draw:page>
      <draw:page draw:name="page9" draw:style-name="dp1" draw:master-page-name="Default" presentation:presentation-page-layout-name="AL1T0">
        <draw:custom-shape draw:style-name="gr15" draw:text-style-name="P12" draw:layer="layout" svg:width="1.905cm" svg:height="2.54cm" svg:x="12.4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3.035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3.035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2.837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1.777cm" svg:height="1.804cm" svg:x="12.475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20.955cm" svg:y="8.25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1.59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1.59cm" svg:y="6.5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1.392cm" svg:y="6.9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1.777cm" svg:height="1.804cm" svg:x="21.03cm" svg:y="8.89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16.457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7.092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svg:x="17.092cm" svg:y="8.7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6.894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1.778cm" svg:height="1.804cm" svg:x="16.536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9" presentation:class="page"/>
          <draw:frame presentation:style-name="pr1" draw:text-style-name="P5" draw:layer="layout" svg:width="17.273cm" svg:height="12.572cm" svg:x="2.16cm" svg:y="13.269cm" presentation:class="notes" presentation:placeholder="true">
            <draw:text-box/>
          </draw:frame>
        </presentation:notes>
      </draw:page>
      <draw:page draw:name="page10" draw:style-name="dp1" draw:master-page-name="Default" presentation:presentation-page-layout-name="AL2T1">
        <draw:custom-shape draw:style-name="gr26" draw:text-style-name="P20" draw:layer="layout" svg:width="28.575cm" svg:height="8.255cm" svg:x="0cm" svg:y="9.52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custom-shape draw:style-name="gr27" draw:text-style-name="P21" draw:layer="layout" svg:width="6.624cm" svg:height="2.514cm" svg:x="0.335cm" svg:y="7.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21" draw:layer="layout" svg:width="5.053cm" svg:height="2.514cm" svg:x="1.072cm" svg:y="6.1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1" draw:layer="layout" svg:width="3.149cm" svg:height="2.514cm" svg:x="2.006cm" svg:y="4.4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609cm" svg:height="2.514cm" svg:x="3.276cm" svg:y="10.16cm">
            <text:p/>
            <draw:enhanced-geometry svg:viewBox="0 0 21600 21600" draw:type="rectangle" draw:enhanced-path="M 0 0 L 21600 0 21600 21600 0 21600 0 0 Z N"/>
          </draw:custom-shape>
        </draw:g>
        <draw:g>
          <draw:custom-shape draw:style-name="gr31" draw:text-style-name="P21" draw:layer="layout" svg:width="6.623cm" svg:height="3.493cm" svg:x="22.86cm" svg:y="4.8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1" draw:layer="layout" svg:width="5.054cm" svg:height="3.492cm" svg:x="23.592cm" svg:y="2.7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1" draw:layer="layout" svg:width="3.148cm" svg:height="3.488cm" svg:x="24.527cm" svg:y="0.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2" draw:layer="layout" svg:width="0.608cm" svg:height="3.492cm" svg:x="25.797cm" svg:y="8.326cm">
            <text:p/>
            <draw:enhanced-geometry svg:viewBox="0 0 21600 21600" draw:type="rectangle" draw:enhanced-path="M 0 0 L 21600 0 21600 21600 0 21600 0 0 Z N"/>
          </draw:custom-shape>
        </draw:g>
        <presentation:notes draw:style-name="dp2">
          <draw:page-thumbnail draw:style-name="gr8" draw:layer="layout" svg:width="18.622cm" svg:height="10.478cm" svg:x="1.482cm" svg:y="2.121cm" draw:page-number="10" presentation:class="page"/>
          <draw:frame presentation:style-name="pr1" draw:text-style-name="P5" draw:layer="layout" svg:width="17.273cm" svg:height="12.572cm" svg:x="2.16cm" svg:y="13.269cm" presentation:class="notes" presentation:placeholder="true">
            <draw:text-box/>
          </draw:frame>
        </presentation:notes>
      </draw:page>
      <draw:page draw:name="page11" draw:style-name="dp1" draw:master-page-name="Default" presentation:presentation-page-layout-name="AL2T1">
        <draw:custom-shape draw:style-name="gr15" draw:text-style-name="P12" draw:layer="layout" svg:width="1.905cm" svg:height="2.54cm" svg:x="21.59cm" svg:y="4.24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2.225cm" svg:y="2.9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2.225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2.027cm" svg:y="2.9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layer="layout" svg:width="1.777cm" svg:height="1.803cm" svg:x="21.665cm" svg:y="4.88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11" presentation:class="page"/>
          <draw:frame presentation:style-name="pr1" draw:text-style-name="P5" draw:layer="layout" svg:width="17.273cm" svg:height="12.572cm" svg:x="2.16cm" svg:y="13.269cm" presentation:class="notes" presentation:placeholder="true">
            <draw:text-box/>
          </draw:frame>
        </presentation:notes>
      </draw:page>
      <draw:page draw:name="page12" draw:style-name="dp1" draw:master-page-name="Default" presentation:presentation-page-layout-name="AL2T1">
        <draw:g>
          <draw:custom-shape draw:style-name="gr36" draw:text-style-name="P12" draw:layer="layout" svg:width="4.567cm" svg:height="5.389cm" draw:transform="rotate (-0.977384381116824) translate (21.277cm 12.4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37" draw:text-style-name="P12" draw:layer="layout" svg:width="1.491cm" svg:height="4.027cm" draw:transform="rotate (-0.977384381116824) translate (24.389cm 12.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3" draw:layer="layout" svg:width="1.489cm" svg:height="0.887cm" draw:transform="rotate (-0.977384381116824) translate (25.162cm 11.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2.458cm" svg:height="1.311cm" draw:transform="rotate (-0.977384381116824) translate (24.125cm 11.4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4" draw:layer="layout" svg:width="4.253cm" svg:height="3.805cm" draw:transform="rotate (-0.977384381116825) translate (20.253cm 13.404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presentation:notes draw:style-name="dp4">
          <draw:page-thumbnail draw:style-name="gr8" draw:layer="layout" svg:width="18.622cm" svg:height="10.478cm" svg:x="1.482cm" svg:y="2.121cm" draw:page-number="12" presentation:class="page"/>
          <draw:frame presentation:style-name="pr1" draw:text-style-name="P5" draw:layer="layout" svg:width="17.273cm" svg:height="12.572cm" svg:x="2.16cm" svg:y="13.269cm" presentation:class="notes" presentation:placeholder="true">
            <draw:text-box/>
          </draw:frame>
        </presentation:notes>
      </draw:page>
      <draw:page draw:name="page13" draw:style-name="dp1" draw:master-page-name="Default" presentation:presentation-page-layout-name="AL2T1">
        <draw:custom-shape draw:style-name="gr15" draw:text-style-name="P12" draw:layer="layout" svg:width="1.905cm" svg:height="2.54cm" draw:transform="rotate (-1.02974425867665) translate (12.998cm 12.53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draw:transform="rotate (-1.67551608191456) translate (15.928cm 13.2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draw:transform="rotate (-1.67551608191456) translate (16.361cm 13.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draw:transform="rotate (-1.67551608191456) translate (15.948cm 12.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4" draw:layer="layout" svg:width="0.825cm" svg:height="3.109cm" draw:transform="rotate (-1.62315620435473) translate (13.926cm 14.444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13" presentation:class="page"/>
          <draw:frame presentation:style-name="pr1" draw:text-style-name="P5" draw:layer="layout" svg:width="17.273cm" svg:height="12.572cm" svg:x="2.16cm" svg:y="13.269cm" presentation:class="notes" presentation:placeholder="true">
            <draw:text-box/>
          </draw:frame>
        </presentation:notes>
      </draw:page>
      <draw:page draw:name="page14" draw:style-name="dp1" draw:master-page-name="Default" presentation:presentation-page-layout-name="AL2T1">
        <draw:g>
          <draw:custom-shape draw:style-name="gr42" draw:text-style-name="P22" draw:layer="layout" svg:width="0.717cm" svg:height="3.109cm" draw:transform="rotate (-1.13446401379632) translate (12.526cm 13.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2.971cm" svg:height="0.752cm" draw:transform="rotate (-1.13446401379632) translate (12.051cm 12.517cm)">
            <text:p/>
            <draw:enhanced-geometry svg:viewBox="0 0 21600 21600" draw:type="rectangle" draw:enhanced-path="M 0 0 L 21600 0 21600 21600 0 21600 0 0 Z N"/>
          </draw:custom-shape>
          <draw:custom-shape draw:style-name="gr44" draw:text-style-name="P23" draw:layer="layout" svg:width="1.075cm" svg:height="3.898cm" draw:transform="rotate (-1.13446401379632) translate (15.993cm 11.745cm)">
            <text:p/>
            <draw:enhanced-geometry svg:viewBox="0 0 21600 21600" draw:type="rectangle" draw:enhanced-path="M 0 0 L 21600 0 21600 21600 0 21600 0 0 Z N"/>
          </draw:custom-shape>
          <draw:custom-shape draw:style-name="gr45" draw:text-style-name="P23" draw:layer="layout" svg:width="1.31cm" svg:height="0.752cm" draw:transform="rotate (-1.13446401379632) translate (16.651cm 11.3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4">
          <draw:page-thumbnail draw:style-name="gr8" draw:layer="layout" svg:width="18.622cm" svg:height="10.478cm" svg:x="1.482cm" svg:y="2.121cm" draw:page-number="14" presentation:class="page"/>
          <draw:frame presentation:style-name="pr1" draw:text-style-name="P5" draw:layer="layout" svg:width="17.273cm" svg:height="12.572cm" svg:x="2.16cm" svg:y="13.269cm" presentation:class="notes" presentation:placeholder="true">
            <draw:text-box/>
          </draw:frame>
        </presentation:notes>
      </draw:page>
      <draw:page draw:name="page15" draw:style-name="dp1" draw:master-page-name="Default" presentation:presentation-page-layout-name="AL2T1">
        <draw:custom-shape draw:style-name="gr46" draw:text-style-name="P24" draw:layer="layout" svg:width="1.905cm" svg:height="1.27cm" svg:x="11.43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3.611cm" svg:height="1.838cm" draw:transform="rotate (1.32645023151569) translate (9.994cm 7.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4" draw:layer="layout" svg:width="1.667cm" svg:height="0.962cm" draw:transform="rotate (1.08210413623648) translate (11.668cm 4.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9" draw:text-style-name="P24" draw:layer="layout" svg:width="5.278cm" svg:height="2.253cm" draw:transform="rotate (-0.383972435438753) translate (12.922cm 3.76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0" draw:text-style-name="P24" draw:layer="layout" svg:width="5.279cm" svg:height="1.905cm" draw:transform="rotate (-0.383972435438753) translate (18.095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1" draw:text-style-name="P24" draw:layer="layout" svg:width="1.301cm" svg:height="5.772cm" draw:transform="rotate (1.06465084371654) translate (21.412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2" draw:text-style-name="P24" draw:layer="layout" svg:width="0.895cm" svg:height="1.27cm" draw:transform="rotate (-1.93731546971371) translate (28.08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3" draw:text-style-name="P24" draw:layer="layout" svg:width="9.556cm" svg:height="2.54cm" draw:transform="rotate (-0.349065850398867) translate (13.82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54" draw:text-style-name="P24" draw:layer="layout" svg:width="1.39cm" svg:height="3.16cm" draw:transform="rotate (0.663225115757845) translate (13.883cm 7.18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24" draw:layer="layout" svg:width="1.39cm" svg:height="1.525cm" draw:transform="rotate (-0.610865238198016) translate (16.307cm 8.44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24" draw:layer="layout" svg:width="3.356cm" svg:height="0.764cm" draw:transform="rotate (0.401425727958696) translate (13.125cm 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4" draw:layer="layout" svg:width="0.825cm" svg:height="1.39cm" draw:transform="rotate (1.27409035395586) translate (12.989cm 10.43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8" draw:text-style-name="P24" draw:layer="layout" svg:width="1.497cm" svg:height="0.763cm" draw:transform="rotate (2.77507351067098) translate (14.851cm 11.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7" draw:text-style-name="P24" draw:layer="layout" svg:width="0.825cm" svg:height="1.39cm" draw:transform="rotate (1.98967534727354) translate (13.345cm 11.29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59" draw:text-style-name="P24" draw:layer="layout" svg:width="1.341cm" svg:height="1.5cm" draw:transform="rotate (-0.558505360638186) translate (13.819cm 6.01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0" draw:text-style-name="P24" draw:layer="layout" svg:width="2.33cm" svg:height="1.043cm" draw:transform="rotate (0.453785605518526) translate (11.746cm 8.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4" draw:layer="layout" svg:width="1.131cm" svg:height="0.946cm" draw:transform="rotate (1.32645023151569) translate (11.638cm 8.32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62" draw:text-style-name="P24" draw:layer="layout" svg:width="1.033cm" svg:height="1.053cm" draw:transform="rotate (2.82743338823081) translate (13.13cm 9.50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63" draw:text-style-name="P24" draw:layer="layout" svg:width="1.136cm" svg:height="0.946cm" draw:transform="rotate (2.05948851735331) translate (12.209cm 9.093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64" draw:text-style-name="P24" draw:layer="layout" svg:width="2.54cm" svg:height="1.27cm" draw:transform="rotate (0.209439510239319) translate (20.944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65" draw:text-style-name="P24" draw:layer="layout" svg:width="3.81cm" svg:height="1.905cm" svg:x="17.78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4" draw:layer="layout" svg:width="1.905cm" svg:height="0.635cm" draw:transform="rotate (0.558505360638185) translate (19.001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4" draw:layer="layout" svg:width="1.619cm" svg:height="1.103cm" draw:transform="rotate (-0.36651914291881) translate (14.891cm 4.18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6.664cm 4.4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8.569cm 5.31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9" draw:text-style-name="P24" draw:layer="layout" svg:width="1.583cm" svg:height="1.195cm" draw:transform="rotate (-0.36651914291881) translate (20.546cm 6.0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0" draw:text-style-name="P24" draw:layer="layout" svg:width="1.503cm" svg:height="1.076cm" draw:transform="rotate (-0.645771823237902) translate (22.396cm 6.7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1" draw:text-style-name="P24" draw:layer="layout" svg:width="1.239cm" svg:height="0.961cm" draw:transform="rotate (-0.645771823237902) translate (23.799cm 7.70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2" draw:text-style-name="P24" draw:layer="layout" svg:width="1.371cm" svg:height="0.587cm" draw:transform="rotate (-0.36651914291881) translate (13.291cm 3.97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3" draw:text-style-name="P24" draw:layer="layout" svg:width="1.239cm" svg:height="0.962cm" draw:transform="rotate (-0.645771823237902) translate (24.967cm 8.55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4" draw:text-style-name="P24" draw:layer="layout" svg:width="0.978cm" svg:height="0.961cm" draw:transform="rotate (-0.645771823237902) translate (26.202cm 9.37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5" draw:text-style-name="P24" draw:layer="layout" svg:width="0.635cm" svg:height="0.741cm" draw:transform="rotate (-0.645771823237902) translate (27.147cm 10.1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6" draw:text-style-name="P25" draw:layer="layout" svg:width="6.35cm" svg:height="1.905cm" svg:x="15.24cm" svg:y="5.935cm">
          <text:p/>
          <draw:enhanced-geometry svg:viewBox="0 0 21600 21600" draw:glue-points="10800 0 5400 10800 10800 21600 16200 10800" draw:text-areas="5400 0 16200 10800" draw:type="flowchart-merge" draw:enhanced-path="M 0 0 L 21600 0 10800 21600 0 0 Z N"/>
        </draw:custom-shape>
        <draw:custom-shape draw:style-name="gr48" draw:text-style-name="P24" draw:layer="layout" svg:width="1.667cm" svg:height="0.961cm" draw:transform="rotate (1.79768912955416) translate (10.863cm 4.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7" draw:text-style-name="P4" draw:layer="layout" svg:width="0.594cm" svg:height="0.675cm" draw:transform="rotate (-2.25147473507268) translate (12.128cm 5.349cm)">
          <text:p/>
          <draw:enhanced-geometry svg:viewBox="0 0 21600 21600" draw:mirror-horizontal="true" draw:text-areas="?f1 ?f15 21600 ?f16" draw:glue-points="21600 0 0 10800 21600 21600 ?f0 10800" draw:type="moon" draw:modifiers="18900" draw:enhanced-path="M 21600 0 C ?f3 ?f5 ?f0 5080 ?f0 10800 ?f0 16520 ?f3 ?f6 21600 21600 9740 21600 0 16730 0 10800 0 4870 9740 0 21600 0 Z N">
            <draw:equation draw:name="f0" draw:formula="$0 "/>
            <draw:equation draw:name="f1" draw:formula="21600-$0 "/>
            <draw:equation draw:name="f2" draw:formula="?f1 /2"/>
            <draw:equation draw:name="f3" draw:formula="?f2 +$0 "/>
            <draw:equation draw:name="f4" draw:formula="$0 *1794"/>
            <draw:equation draw:name="f5" draw:formula="?f4 /10000"/>
            <draw:equation draw:name="f6" draw:formula="21600-?f5 "/>
            <draw:equation draw:name="f7" draw:formula="32767"/>
            <draw:equation draw:name="f8" draw:formula="32767"/>
            <draw:equation draw:name="f9" draw:formula="21600-$0 "/>
            <draw:equation draw:name="f10" draw:formula="?f9 *?f9 "/>
            <draw:equation draw:name="f11" draw:formula="?f10 /?f7 "/>
            <draw:equation draw:name="f12" draw:formula="1-?f11 "/>
            <draw:equation draw:name="f13" draw:formula="?f8 *?f12 "/>
            <draw:equation draw:name="f14" draw:formula="sqrt(?f13 )"/>
            <draw:equation draw:name="f15" draw:formula="10800-?f14 "/>
            <draw:equation draw:name="f16" draw:formula="10800+?f14 "/>
            <draw:handle draw:handle-position="$0 10800" draw:handle-range-x-minimum="0" draw:handle-range-x-maximum="18900"/>
          </draw:enhanced-geometry>
        </draw:custom-shape>
        <presentation:notes draw:style-name="dp4">
          <draw:page-thumbnail draw:style-name="gr8" draw:layer="layout" svg:width="18.622cm" svg:height="10.478cm" svg:x="1.482cm" svg:y="2.121cm" draw:page-number="15" presentation:class="page"/>
          <draw:frame presentation:style-name="pr1" draw:text-style-name="P5" draw:layer="layout" svg:width="17.273cm" svg:height="12.572cm" svg:x="2.16cm" svg:y="13.269cm" presentation:class="notes" presentation:placeholder="true">
            <draw:text-box/>
          </draw:frame>
        </presentation:notes>
      </draw:page>
      <draw:page draw:name="page16" draw:style-name="dp1" draw:master-page-name="Default" presentation:presentation-page-layout-name="AL2T1">
        <draw:custom-shape draw:style-name="gr46" draw:text-style-name="P24" draw:layer="layout" svg:width="1.905cm" svg:height="1.27cm" svg:x="11.43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24" draw:layer="layout" svg:width="3.612cm" svg:height="1.27cm" svg:x="10.16cm" svg:y="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4" draw:layer="layout" svg:width="1.667cm" svg:height="0.961cm" draw:transform="rotate (0.663225115757845) translate (12.061cm 4.20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9" draw:text-style-name="P24" draw:layer="layout" svg:width="1.473cm" svg:height="0.635cm" draw:transform="rotate (0.663225115757845) translate (11.404cm 4.16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0" draw:text-style-name="P4" draw:layer="layout" svg:width="1.27cm" svg:height="0.635cm" svg:x="11.232cm" svg:y="4.4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1" draw:text-style-name="P24" draw:layer="layout" svg:width="1.27cm" svg:height="0.64cm" draw:transform="rotate (-0.0523598775598295) translate (10.666cm 5.0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0" draw:text-style-name="P24" draw:layer="layout" svg:width="5.279cm" svg:height="1.905cm" draw:transform="rotate (-0.383972435438753) translate (13.425cm 4.0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0" draw:text-style-name="P24" draw:layer="layout" svg:width="5.279cm" svg:height="1.905cm" draw:transform="rotate (-0.383972435438753) translate (18.095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1" draw:text-style-name="P24" draw:layer="layout" svg:width="1.301cm" svg:height="5.772cm" draw:transform="rotate (1.06465084371654) translate (21.412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2" draw:text-style-name="P24" draw:layer="layout" svg:width="0.895cm" svg:height="1.27cm" draw:transform="rotate (-1.93731546971371) translate (28.08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3" draw:text-style-name="P24" draw:layer="layout" svg:width="9.556cm" svg:height="2.54cm" draw:transform="rotate (-0.349065850398867) translate (13.82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82" draw:text-style-name="P24" draw:layer="layout" svg:width="1.397cm" svg:height="3.169cm" draw:transform="rotate (0.663225115757845) translate (13.674cm 6.4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24" draw:layer="layout" svg:width="1.396cm" svg:height="1.533cm" draw:transform="rotate (-0.610865238198016) translate (16.12cm 7.6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24" draw:layer="layout" svg:width="3.374cm" svg:height="0.764cm" draw:transform="rotate (0.401425727958696) translate (12.918cm 9.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4" draw:layer="layout" svg:width="0.83cm" svg:height="1.392cm" draw:transform="rotate (1.27409035395586) translate (12.79cm 9.6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6" draw:text-style-name="P24" draw:layer="layout" svg:width="1.509cm" svg:height="0.764cm" draw:transform="rotate (2.77507351067098) translate (14.644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7" draw:text-style-name="P24" draw:layer="layout" svg:width="0.83cm" svg:height="1.402cm" draw:transform="rotate (1.98967534727354) translate (13.128cm 10.521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88" draw:text-style-name="P24" draw:layer="layout" svg:width="1.613cm" svg:height="2.032cm" draw:transform="rotate (-1.01229096615671) translate (15.271cm 5.33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9" draw:text-style-name="P24" draw:layer="layout" svg:width="2.463cm" svg:height="1.613cm" svg:x="12.043cm" svg:y="6.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4" draw:layer="layout" svg:width="1.741cm" svg:height="1.016cm" draw:transform="rotate (0.872664625997165) translate (11.658cm 7.21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91" draw:text-style-name="P24" draw:layer="layout" svg:width="1.102cm" svg:height="1.619cm" draw:transform="rotate (2.37364778271229) translate (12.443cm 9.44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90" draw:text-style-name="P24" draw:layer="layout" svg:width="1.741cm" svg:height="1.016cm" draw:transform="rotate (1.60570291183478) translate (12.003cm 8.5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64" draw:text-style-name="P24" draw:layer="layout" svg:width="2.54cm" svg:height="1.27cm" draw:transform="rotate (0.209439510239319) translate (20.944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65" draw:text-style-name="P24" draw:layer="layout" svg:width="3.81cm" svg:height="1.905cm" svg:x="17.78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4" draw:layer="layout" svg:width="1.905cm" svg:height="0.635cm" draw:transform="rotate (0.558505360638185) translate (19.001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4" draw:layer="layout" svg:width="1.619cm" svg:height="1.103cm" draw:transform="rotate (-0.36651914291881) translate (14.891cm 4.18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6.664cm 4.4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8.569cm 5.31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9" draw:text-style-name="P24" draw:layer="layout" svg:width="1.583cm" svg:height="1.195cm" draw:transform="rotate (-0.36651914291881) translate (20.546cm 6.0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0" draw:text-style-name="P24" draw:layer="layout" svg:width="1.503cm" svg:height="1.076cm" draw:transform="rotate (-0.645771823237902) translate (22.396cm 6.7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1" draw:text-style-name="P24" draw:layer="layout" svg:width="1.239cm" svg:height="0.961cm" draw:transform="rotate (-0.645771823237902) translate (23.799cm 7.70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2" draw:text-style-name="P24" draw:layer="layout" svg:width="1.371cm" svg:height="0.587cm" draw:transform="rotate (-0.36651914291881) translate (13.291cm 3.97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3" draw:text-style-name="P24" draw:layer="layout" svg:width="1.239cm" svg:height="0.962cm" draw:transform="rotate (-0.645771823237902) translate (24.967cm 8.55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4" draw:text-style-name="P24" draw:layer="layout" svg:width="0.978cm" svg:height="0.961cm" draw:transform="rotate (-0.645771823237902) translate (26.202cm 9.37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5" draw:text-style-name="P24" draw:layer="layout" svg:width="0.635cm" svg:height="0.741cm" draw:transform="rotate (-0.645771823237902) translate (27.147cm 10.1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6" draw:text-style-name="P25" draw:layer="layout" svg:width="6.35cm" svg:height="1.905cm" svg:x="15.24cm" svg:y="5.935cm">
          <text:p/>
          <draw:enhanced-geometry svg:viewBox="0 0 21600 21600" draw:glue-points="10800 0 5400 10800 10800 21600 16200 10800" draw:text-areas="5400 0 16200 10800" draw:type="flowchart-merge" draw:enhanced-path="M 0 0 L 21600 0 10800 21600 0 0 Z N"/>
        </draw:custom-shape>
        <presentation:notes draw:style-name="dp4">
          <draw:page-thumbnail draw:style-name="gr8" draw:layer="layout" svg:width="18.622cm" svg:height="10.478cm" svg:x="1.482cm" svg:y="2.121cm" draw:page-number="16" presentation:class="page"/>
          <draw:frame presentation:style-name="pr1" draw:text-style-name="P5" draw:layer="layout" svg:width="17.273cm" svg:height="12.572cm" svg:x="2.16cm" svg:y="13.269cm" presentation:class="notes" presentation:placeholder="true">
            <draw:text-box/>
          </draw:frame>
        </presentation:notes>
      </draw:page>
      <draw:page draw:name="page17" draw:style-name="dp1" draw:master-page-name="Default" presentation:presentation-page-layout-name="AL2T1">
        <draw:custom-shape draw:style-name="gr46" draw:text-style-name="P24" draw:layer="layout" svg:width="1.905cm" svg:height="1.27cm" svg:x="11.4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24" draw:layer="layout" svg:width="3.612cm" svg:height="1.27cm" svg:x="10.16cm" svg:y="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4" draw:layer="layout" svg:width="1.667cm" svg:height="0.961cm" draw:transform="rotate (0.994837673636768) translate (12.161cm 4.44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9" draw:text-style-name="P24" draw:layer="layout" svg:width="1.473cm" svg:height="0.635cm" draw:transform="rotate (1.0471975511966) translate (11.563cm 4.38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2" draw:text-style-name="P24" draw:layer="layout" svg:width="1.27cm" svg:height="0.635cm" draw:transform="rotate (-0.401425727958696) translate (11.097cm 5.1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0" draw:text-style-name="P24" draw:layer="layout" svg:width="5.279cm" svg:height="1.905cm" draw:transform="rotate (-0.383972435438753) translate (13.425cm 4.21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0" draw:text-style-name="P24" draw:layer="layout" svg:width="5.279cm" svg:height="1.905cm" draw:transform="rotate (-0.383972435438753) translate (18.095cm 5.98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1" draw:text-style-name="P24" draw:layer="layout" svg:width="1.301cm" svg:height="5.772cm" draw:transform="rotate (1.06465084371654) translate (21.412cm 8.73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2" draw:text-style-name="P24" draw:layer="layout" svg:width="0.895cm" svg:height="1.27cm" draw:transform="rotate (-1.93731546971371) translate (28.08cm 10.97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3" draw:text-style-name="P24" draw:layer="layout" svg:width="9.556cm" svg:height="2.54cm" draw:transform="rotate (-0.349065850398867) translate (13.82cm 5.101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93" draw:text-style-name="P24" draw:layer="layout" svg:width="0.821cm" svg:height="3.272cm" draw:transform="rotate (0.383972435438752) translate (13.49cm 6.78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4" draw:text-style-name="P24" draw:layer="layout" svg:width="0.792cm" svg:height="1.645cm" draw:transform="rotate (-0.890117918517109) translate (15.031cm 8.92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5" draw:text-style-name="P24" draw:layer="layout" svg:width="1.993cm" svg:height="0.793cm" draw:transform="rotate (0.122173047639603) translate (12.41cm 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24" draw:layer="layout" svg:width="0.857cm" svg:height="0.82cm" draw:transform="rotate (0.994837673636768) translate (12.307cm 10.25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97" draw:text-style-name="P24" draw:layer="layout" svg:width="0.889cm" svg:height="0.793cm" draw:transform="rotate (2.49582083035189) translate (13.076cm 11.49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98" draw:text-style-name="P24" draw:layer="layout" svg:width="0.857cm" svg:height="0.825cm" draw:transform="rotate (1.71042266695444) translate (12.464cm 10.979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99" draw:text-style-name="P24" draw:layer="layout" svg:width="1.461cm" svg:height="1.84cm" draw:transform="rotate (-1.01229096615671) translate (14.019cm 5.0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24" draw:layer="layout" svg:width="2.227cm" svg:height="1.472cm" svg:x="11.131cm" svg:y="6.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24" draw:layer="layout" svg:width="1.584cm" svg:height="0.91cm" draw:transform="rotate (0.872664625997165) translate (10.789cm 6.70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02" draw:text-style-name="P24" draw:layer="layout" svg:width="0.986cm" svg:height="1.461cm" draw:transform="rotate (2.37364778271229) translate (11.482cm 8.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03" draw:text-style-name="P24" draw:layer="layout" svg:width="1.579cm" svg:height="0.904cm" draw:transform="rotate (1.60570291183478) translate (11.083cm 7.854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64" draw:text-style-name="P24" draw:layer="layout" svg:width="2.54cm" svg:height="1.27cm" draw:transform="rotate (0.209439510239319) translate (20.944cm 9.13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04" draw:text-style-name="P24" draw:layer="layout" svg:width="3.175cm" svg:height="1.905cm" svg:x="17.78cm" svg:y="9.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4" draw:layer="layout" svg:width="1.905cm" svg:height="0.635cm" draw:transform="rotate (0.558505360638185) translate (18.414cm 11.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4" draw:layer="layout" svg:width="1.619cm" svg:height="1.103cm" draw:transform="rotate (-0.36651914291881) translate (14.891cm 4.32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6.664cm 4.58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8.569cm 5.45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9" draw:text-style-name="P24" draw:layer="layout" svg:width="1.583cm" svg:height="1.195cm" draw:transform="rotate (-0.36651914291881) translate (20.546cm 6.1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0" draw:text-style-name="P24" draw:layer="layout" svg:width="1.503cm" svg:height="1.076cm" draw:transform="rotate (-0.645771823237902) translate (22.396cm 6.83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1" draw:text-style-name="P24" draw:layer="layout" svg:width="1.239cm" svg:height="0.961cm" draw:transform="rotate (-0.645771823237902) translate (23.799cm 7.85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05" draw:text-style-name="P24" draw:layer="layout" svg:width="1.371cm" svg:height="0.586cm" draw:transform="rotate (-0.36651914291881) translate (13.291cm 4.11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1" draw:text-style-name="P24" draw:layer="layout" svg:width="1.239cm" svg:height="0.961cm" draw:transform="rotate (-0.645771823237902) translate (24.967cm 8.70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4" draw:text-style-name="P24" draw:layer="layout" svg:width="0.978cm" svg:height="0.961cm" draw:transform="rotate (-0.645771823237902) translate (26.202cm 9.5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5" draw:text-style-name="P24" draw:layer="layout" svg:width="0.635cm" svg:height="0.741cm" draw:transform="rotate (-0.645771823237902) translate (27.147cm 10.28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6" draw:text-style-name="P25" draw:layer="layout" svg:width="6.35cm" svg:height="1.905cm" draw:transform="rotate (-0.593411945678073) translate (15.116cm 1.046cm)">
          <text:p/>
          <draw:enhanced-geometry svg:viewBox="0 0 21600 21600" draw:mirror-vertical="true" draw:glue-points="10800 0 5400 10800 10800 21600 16200 10800" draw:text-areas="5400 0 16200 10800" draw:type="flowchart-merge" draw:enhanced-path="M 0 0 L 21600 0 10800 21600 0 0 Z N"/>
        </draw:custom-shape>
        <draw:custom-shape draw:style-name="gr106" draw:text-style-name="P12" draw:layer="layout" svg:width="1.138cm" svg:height="0.291cm" draw:transform="rotate (0.174532925199433) translate (10.985cm 4.736cm)">
          <text:p/>
          <draw:enhanced-geometry svg:viewBox="0 0 21600 21600" draw:text-areas="5400 5400 16200 16200" draw:type="flowchart-sort" draw:enhanced-path="M 0 10800 L 10800 0 21600 10800 10800 21600 Z N M 0 10800 L 21600 10800 N"/>
        </draw:custom-shape>
        <draw:custom-shape draw:style-name="gr107" draw:text-style-name="P25" draw:layer="layout" svg:width="4.035cm" svg:height="1.733cm" draw:transform="rotate (0.279252680319093) translate (16.649cm 4.1cm)">
          <text:p/>
          <draw:enhanced-geometry svg:viewBox="0 0 21600 21600" draw:glue-points="10800 0 5400 10800 10800 21600 16200 10800" draw:text-areas="5400 0 16200 10800" draw:type="flowchart-merge" draw:enhanced-path="M 0 0 L 21600 0 10800 21600 0 0 Z N"/>
        </draw:custom-shape>
        <draw:custom-shape draw:style-name="gr107" draw:text-style-name="P25" draw:layer="layout" svg:width="4.035cm" svg:height="1.733cm" draw:transform="rotate (0.0698131700797732) translate (18.012cm 2.802cm)">
          <text:p/>
          <draw:enhanced-geometry svg:viewBox="0 0 21600 21600" draw:glue-points="10800 0 5400 10800 10800 21600 16200 10800" draw:text-areas="5400 0 16200 10800" draw:type="flowchart-merge" draw:enhanced-path="M 0 0 L 21600 0 10800 21600 0 0 Z N"/>
        </draw:custom-shape>
        <presentation:notes draw:style-name="dp4">
          <draw:page-thumbnail draw:style-name="gr8" draw:layer="layout" svg:width="18.622cm" svg:height="10.478cm" svg:x="1.482cm" svg:y="2.121cm" draw:page-number="17" presentation:class="page"/>
          <draw:frame presentation:style-name="pr1" draw:text-style-name="P5" draw:layer="layout" svg:width="17.273cm" svg:height="12.572cm" svg:x="2.16cm" svg:y="13.269cm" presentation:class="notes" presentation:placeholder="true">
            <draw:text-box/>
          </draw:frame>
        </presentation:notes>
      </draw:page>
      <draw:page draw:name="page18" draw:style-name="dp1" draw:master-page-name="Default" presentation:presentation-page-layout-name="AL2T1">
        <draw:custom-shape draw:style-name="gr15" draw:text-style-name="P12" draw:layer="layout" svg:width="1.905cm" svg:height="2.54cm" svg:x="19.685cm" svg:y="5.0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0.32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0.32cm" svg:y="3.3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0.122cm" svg:y="3.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6" draw:layer="layout" svg:width="1.777cm" svg:height="1.804cm" svg:x="19.76cm" svg:y="5.715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18" presentation:class="page"/>
          <draw:frame presentation:style-name="pr1" draw:text-style-name="P5" draw:layer="layout" svg:width="17.273cm" svg:height="12.572cm" svg:x="2.16cm" svg:y="13.269cm" presentation:class="notes" presentation:placeholder="true">
            <draw:text-box/>
          </draw:frame>
        </presentation:notes>
      </draw:page>
      <draw:page draw:name="page19" draw:style-name="dp1" draw:master-page-name="Default" presentation:presentation-page-layout-name="AL2T1">
        <draw:g>
          <draw:custom-shape draw:style-name="gr109" draw:text-style-name="P12" draw:layer="layout" svg:width="4.484cm" svg:height="5.201cm" draw:transform="rotate (-1.0471975511966) translate (19.694cm 12.4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0" draw:text-style-name="P12" draw:layer="layout" svg:width="1.465cm" svg:height="3.893cm" draw:transform="rotate (-1.0471975511966) translate (22.7cm 12.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3" draw:layer="layout" svg:width="1.471cm" svg:height="0.85cm" draw:transform="rotate (-1.0471975511966) translate (23.448cm 11.5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2" draw:layer="layout" svg:width="2.418cm" svg:height="1.267cm" draw:transform="rotate (-1.0471975511966) translate (22.442cm 11.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6" draw:layer="layout" svg:width="4.181cm" svg:height="3.677cm" draw:transform="rotate (-1.0471975511966) translate (18.643cm 13.321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presentation:notes draw:style-name="dp4">
          <draw:page-thumbnail draw:style-name="gr8" draw:layer="layout" svg:width="18.622cm" svg:height="10.478cm" svg:x="1.482cm" svg:y="2.121cm" draw:page-number="19" presentation:class="page"/>
          <draw:frame presentation:style-name="pr1" draw:text-style-name="P5" draw:layer="layout" svg:width="17.273cm" svg:height="12.572cm" svg:x="2.16cm" svg:y="13.269cm" presentation:class="notes" presentation:placeholder="true">
            <draw:text-box/>
          </draw:frame>
        </presentation:notes>
      </draw:page>
      <draw:page draw:name="page20" draw:style-name="dp1" draw:master-page-name="Default" presentation:presentation-page-layout-name="AL2T1">
        <draw:custom-shape draw:style-name="gr15" draw:text-style-name="P12" draw:layer="layout" svg:width="1.905cm" svg:height="2.54cm" draw:transform="rotate (-1.02974425867665) translate (12.998cm 12.53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draw:transform="rotate (-1.67551608191456) translate (15.928cm 13.2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draw:transform="rotate (-1.67551608191456) translate (16.361cm 13.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draw:transform="rotate (-1.67551608191456) translate (15.948cm 12.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16" draw:layer="layout" svg:width="0.825cm" svg:height="3.109cm" draw:transform="rotate (-1.62315620435473) translate (13.926cm 14.444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20" presentation:class="page"/>
          <draw:frame presentation:style-name="pr1" draw:text-style-name="P5" draw:layer="layout" svg:width="17.273cm" svg:height="12.572cm" svg:x="2.16cm" svg:y="13.269cm" presentation:class="notes" presentation:placeholder="true">
            <draw:text-box/>
          </draw:frame>
        </presentation:notes>
      </draw:page>
      <draw:page draw:name="page21" draw:style-name="dp1" draw:master-page-name="Default" presentation:presentation-page-layout-name="AL2T1">
        <draw:custom-shape draw:style-name="gr115" draw:text-style-name="P16" draw:layer="layout" svg:width="3.214cm" svg:height="5.38cm" draw:transform="rotate (-0.785398163397448) translate (15.508cm 9.80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6" draw:text-style-name="P22" draw:layer="layout" svg:width="0.635cm" svg:height="2.54cm" draw:transform="rotate (-1.13446401379632) translate (12.094cm 13.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22" draw:layer="layout" svg:width="2.54cm" svg:height="0.635cm" draw:transform="rotate (-1.13446401379632) translate (11.67cm 12.875cm)">
          <text:p/>
          <draw:enhanced-geometry svg:viewBox="0 0 21600 21600" draw:type="rectangle" draw:enhanced-path="M 0 0 L 21600 0 21600 21600 0 21600 0 0 Z N"/>
        </draw:custom-shape>
        <draw:custom-shape draw:style-name="gr118" draw:text-style-name="P26" draw:layer="layout" svg:width="2.54cm" svg:height="5.049cm" draw:transform="rotate (-0.785398163397448) translate (15.353cm 10.1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9" draw:text-style-name="P27" draw:layer="layout" svg:width="0.935cm" svg:height="3.175cm" draw:transform="rotate (-1.13446401379632) translate (14.867cm 12.249cm)">
          <text:p/>
          <draw:enhanced-geometry svg:viewBox="0 0 21600 21600" draw:type="rectangle" draw:enhanced-path="M 0 0 L 21600 0 21600 21600 0 21600 0 0 Z N"/>
        </draw:custom-shape>
        <draw:custom-shape draw:style-name="gr120" draw:text-style-name="P27" draw:layer="layout" svg:width="1.134cm" svg:height="0.635cm" draw:transform="rotate (-1.13446401379632) translate (15.393cm 11.8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4">
          <draw:page-thumbnail draw:style-name="gr8" draw:layer="layout" svg:width="18.622cm" svg:height="10.478cm" svg:x="1.482cm" svg:y="2.121cm" draw:page-number="21" presentation:class="page"/>
          <draw:frame presentation:style-name="pr1" draw:text-style-name="P5" draw:layer="layout" svg:width="17.273cm" svg:height="12.572cm" svg:x="2.16cm" svg:y="13.269cm" presentation:class="notes" presentation:placeholder="true">
            <draw:text-box/>
          </draw:frame>
        </presentation:notes>
      </draw:page>
      <draw:page draw:name="page22" draw:style-name="dp1" draw:master-page-name="Default" presentation:presentation-page-layout-name="AL2T1">
        <draw:custom-shape draw:style-name="gr121" draw:text-style-name="P26" draw:layer="layout" svg:width="3.951cm" svg:height="7.686cm" draw:transform="rotate (-1.72787595947439) translate (19.228cm 4.73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2" draw:text-style-name="P26" draw:layer="layout" svg:width="4.701cm" svg:height="10.323cm" draw:transform="rotate (-1.72787595947439) translate (25.549cm 5.3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3" draw:text-style-name="P26" draw:layer="layout" svg:width="1.848cm" svg:height="7.307cm" draw:transform="rotate (-2.02458193231342) translate (28.644cm 10.43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4" draw:text-style-name="P28" draw:layer="layout" svg:width="5.601cm" svg:height="2.015cm" draw:transform="rotate (-0.383972435438753) translate (12.5cm 3.95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5" draw:text-style-name="P28" draw:layer="layout" svg:width="5.279cm" svg:height="1.905cm" draw:transform="rotate (-0.383972435438753) translate (17.46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6" draw:text-style-name="P28" draw:layer="layout" svg:width="1.301cm" svg:height="5.772cm" draw:transform="rotate (1.06465084371654) translate (20.777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27" draw:text-style-name="P28" draw:layer="layout" svg:width="0.895cm" svg:height="1.27cm" draw:transform="rotate (-1.93731546971371) translate (27.445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28" draw:text-style-name="P28" draw:layer="layout" svg:width="9.556cm" svg:height="2.54cm" draw:transform="rotate (-0.349065850398867) translate (13.185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129" draw:text-style-name="P28" draw:layer="layout" svg:width="1.381cm" svg:height="3.158cm" draw:transform="rotate (0.663225115757845) translate (13.466cm 7.19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0" draw:text-style-name="P28" draw:layer="layout" svg:width="1.381cm" svg:height="1.527cm" draw:transform="rotate (-0.610865238198016) translate (15.91cm 8.47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1" draw:text-style-name="P28" draw:layer="layout" svg:width="3.338cm" svg:height="0.764cm" draw:transform="rotate (0.401425727958696) translate (12.722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28" draw:layer="layout" svg:width="0.82cm" svg:height="1.377cm" draw:transform="rotate (1.27409035395586) translate (12.601cm 10.46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33" draw:text-style-name="P28" draw:layer="layout" svg:width="1.489cm" svg:height="0.764cm" draw:transform="rotate (2.77507351067098) translate (14.435cm 11.60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34" draw:text-style-name="P28" draw:layer="layout" svg:width="0.824cm" svg:height="1.382cm" draw:transform="rotate (1.98967534727354) translate (12.956cm 11.303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135" draw:text-style-name="P28" draw:layer="layout" svg:width="1.274cm" svg:height="1.62cm" draw:transform="rotate (-1.01229096615671) translate (13.724cm 5.8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6" draw:text-style-name="P28" draw:layer="layout" svg:width="1.97cm" svg:height="1.274cm" svg:x="11.174cm" svg:y="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28" draw:layer="layout" svg:width="1.377cm" svg:height="0.801cm" draw:transform="rotate (0.872664625997165) translate (10.871cm 7.38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38" draw:text-style-name="P28" draw:layer="layout" svg:width="0.873cm" svg:height="1.279cm" draw:transform="rotate (2.37364778271229) translate (11.49cm 9.13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39" draw:text-style-name="P28" draw:layer="layout" svg:width="1.377cm" svg:height="0.797cm" draw:transform="rotate (1.60570291183478) translate (11.137cm 8.393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140" draw:text-style-name="P28" draw:layer="layout" svg:width="2.54cm" svg:height="1.27cm" draw:transform="rotate (0.209439510239319) translate (20.309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41" draw:text-style-name="P28" draw:layer="layout" svg:width="3.81cm" svg:height="1.905cm" svg:x="17.145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8" draw:layer="layout" svg:width="1.905cm" svg:height="0.635cm" draw:transform="rotate (0.558505360638185) translate (18.366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7" draw:layer="layout" svg:width="6.35cm" svg:height="1.905cm" svg:x="14.605cm" svg:y="5.935cm">
          <text:p/>
          <draw:enhanced-geometry svg:viewBox="0 0 21600 21600" draw:glue-points="10800 0 5400 10800 10800 21600 16200 10800" draw:text-areas="5400 0 16200 10800" draw:type="flowchart-merge" draw:enhanced-path="M 0 0 L 21600 0 10800 21600 0 0 Z N"/>
        </draw:custom-shape>
        <draw:custom-shape draw:style-name="gr144" draw:text-style-name="P28" draw:layer="layout" svg:width="1.905cm" svg:height="1.477cm" svg:x="11.329cm" svg:y="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28" draw:layer="layout" svg:width="3.612cm" svg:height="1.839cm" draw:transform="rotate (1.32645023151569) translate (9.693cm 6.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8" draw:layer="layout" svg:width="1.667cm" svg:height="0.962cm" draw:transform="rotate (1.08210413623648) translate (11.368cm 3.98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6" draw:text-style-name="P28" draw:layer="layout" svg:width="1.667cm" svg:height="0.961cm" draw:transform="rotate (1.79768912955416) translate (10.563cm 4.17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7" draw:text-style-name="P29" draw:layer="layout" svg:width="0.594cm" svg:height="0.675cm" draw:transform="rotate (-2.25147473507268) translate (11.826cm 5.001cm)">
          <text:p/>
          <draw:enhanced-geometry svg:viewBox="0 0 21600 21600" draw:mirror-horizontal="true" draw:text-areas="?f1 ?f15 21600 ?f16" draw:glue-points="21600 0 0 10800 21600 21600 ?f0 10800" draw:type="moon" draw:modifiers="18900" draw:enhanced-path="M 21600 0 C ?f3 ?f5 ?f0 5080 ?f0 10800 ?f0 16520 ?f3 ?f6 21600 21600 9740 21600 0 16730 0 10800 0 4870 9740 0 21600 0 Z N">
            <draw:equation draw:name="f0" draw:formula="$0 "/>
            <draw:equation draw:name="f1" draw:formula="21600-$0 "/>
            <draw:equation draw:name="f2" draw:formula="?f1 /2"/>
            <draw:equation draw:name="f3" draw:formula="?f2 +$0 "/>
            <draw:equation draw:name="f4" draw:formula="$0 *1794"/>
            <draw:equation draw:name="f5" draw:formula="?f4 /10000"/>
            <draw:equation draw:name="f6" draw:formula="21600-?f5 "/>
            <draw:equation draw:name="f7" draw:formula="32767"/>
            <draw:equation draw:name="f8" draw:formula="32767"/>
            <draw:equation draw:name="f9" draw:formula="21600-$0 "/>
            <draw:equation draw:name="f10" draw:formula="?f9 *?f9 "/>
            <draw:equation draw:name="f11" draw:formula="?f10 /?f7 "/>
            <draw:equation draw:name="f12" draw:formula="1-?f11 "/>
            <draw:equation draw:name="f13" draw:formula="?f8 *?f12 "/>
            <draw:equation draw:name="f14" draw:formula="sqrt(?f13 )"/>
            <draw:equation draw:name="f15" draw:formula="10800-?f14 "/>
            <draw:equation draw:name="f16" draw:formula="10800+?f14 "/>
            <draw:handle draw:handle-position="$0 10800" draw:handle-range-x-minimum="0" draw:handle-range-x-maximum="18900"/>
          </draw:enhanced-geometry>
        </draw:custom-shape>
        <presentation:notes draw:style-name="dp4">
          <draw:page-thumbnail draw:style-name="gr8" draw:layer="layout" svg:width="18.622cm" svg:height="10.478cm" svg:x="1.482cm" svg:y="2.121cm" draw:page-number="22" presentation:class="page"/>
          <draw:frame presentation:style-name="pr1" draw:text-style-name="P5" draw:layer="layout" svg:width="17.273cm" svg:height="12.572cm" svg:x="2.16cm" svg:y="13.269cm" presentation:class="notes" presentation:placeholder="true">
            <draw:text-box/>
          </draw:frame>
        </presentation:notes>
      </draw:page>
      <draw:page draw:name="page23" draw:style-name="dp1" draw:master-page-name="Default" presentation:presentation-page-layout-name="AL2T1">
        <draw:custom-shape draw:style-name="gr148" draw:text-style-name="P26" draw:layer="layout" svg:width="3.951cm" svg:height="7.307cm" draw:transform="rotate (-1.72787595947439) translate (19.225cm 4.7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2" draw:text-style-name="P26" draw:layer="layout" svg:width="4.701cm" svg:height="10.323cm" draw:transform="rotate (-1.72787595947439) translate (25.549cm 5.3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3" draw:text-style-name="P26" draw:layer="layout" svg:width="1.848cm" svg:height="7.307cm" draw:transform="rotate (-2.02458193231342) translate (28.644cm 10.43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9" draw:text-style-name="P28" draw:layer="layout" svg:width="1.905cm" svg:height="1.27cm" svg:x="10.795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8" draw:layer="layout" svg:width="3.612cm" svg:height="1.27cm" svg:x="9.525cm" svg:y="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8" draw:layer="layout" svg:width="1.667cm" svg:height="0.961cm" draw:transform="rotate (0.663225115757845) translate (11.426cm 4.20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1" draw:text-style-name="P28" draw:layer="layout" svg:width="1.473cm" svg:height="0.635cm" draw:transform="rotate (0.663225115757845) translate (10.769cm 4.16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2" draw:text-style-name="P29" draw:layer="layout" svg:width="1.27cm" svg:height="0.635cm" svg:x="10.597cm" svg:y="4.4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3" draw:text-style-name="P28" draw:layer="layout" svg:width="1.27cm" svg:height="0.64cm" draw:transform="rotate (-0.0523598775598295) translate (10.031cm 5.0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28" draw:layer="layout" svg:width="5.279cm" svg:height="1.905cm" draw:transform="rotate (-0.383972435438753) translate (12.79cm 4.0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5" draw:text-style-name="P28" draw:layer="layout" svg:width="5.279cm" svg:height="1.905cm" draw:transform="rotate (-0.383972435438753) translate (17.46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6" draw:text-style-name="P28" draw:layer="layout" svg:width="1.301cm" svg:height="5.772cm" draw:transform="rotate (1.06465084371654) translate (20.777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27" draw:text-style-name="P28" draw:layer="layout" svg:width="0.895cm" svg:height="1.27cm" draw:transform="rotate (-1.93731546971371) translate (27.445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28" draw:text-style-name="P28" draw:layer="layout" svg:width="9.556cm" svg:height="2.54cm" draw:transform="rotate (-0.349065850398867) translate (13.185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154" draw:text-style-name="P28" draw:layer="layout" svg:width="1.378cm" svg:height="3.159cm" draw:transform="rotate (0.663225115757845) translate (12.895cm 6.04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5" draw:text-style-name="P28" draw:layer="layout" svg:width="1.379cm" svg:height="1.523cm" draw:transform="rotate (-0.610865238198016) translate (15.334cm 7.3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6" draw:text-style-name="P28" draw:layer="layout" svg:width="3.328cm" svg:height="0.764cm" draw:transform="rotate (0.401425727958696) translate (12.149cm 9.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8" draw:layer="layout" svg:width="0.82cm" svg:height="1.379cm" draw:transform="rotate (1.27409035395586) translate (12.028cm 9.30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58" draw:text-style-name="P28" draw:layer="layout" svg:width="1.482cm" svg:height="0.763cm" draw:transform="rotate (2.77507351067098) translate (13.871cm 10.44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57" draw:text-style-name="P28" draw:layer="layout" svg:width="0.824cm" svg:height="1.379cm" draw:transform="rotate (1.98967534727354) translate (12.388cm 10.153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159" draw:text-style-name="P28" draw:layer="layout" svg:width="1.278cm" svg:height="1.616cm" draw:transform="rotate (-1.01229096615671) translate (13.723cm 5.6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60" draw:text-style-name="P28" draw:layer="layout" svg:width="1.967cm" svg:height="1.278cm" svg:x="11.173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28" draw:layer="layout" svg:width="1.38cm" svg:height="0.801cm" draw:transform="rotate (0.872664625997165) translate (10.859cm 7.13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62" draw:text-style-name="P28" draw:layer="layout" svg:width="0.872cm" svg:height="1.273cm" draw:transform="rotate (2.37364778271229) translate (11.486cm 8.89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63" draw:text-style-name="P28" draw:layer="layout" svg:width="1.376cm" svg:height="0.795cm" draw:transform="rotate (1.60570291183478) translate (11.137cm 8.15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140" draw:text-style-name="P28" draw:layer="layout" svg:width="2.54cm" svg:height="1.27cm" draw:transform="rotate (0.209439510239319) translate (20.309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41" draw:text-style-name="P28" draw:layer="layout" svg:width="3.81cm" svg:height="1.905cm" svg:x="17.145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8" draw:layer="layout" svg:width="1.905cm" svg:height="0.635cm" draw:transform="rotate (0.558505360638185) translate (18.366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7" draw:layer="layout" svg:width="6.35cm" svg:height="1.905cm" svg:x="14.605cm" svg:y="5.935cm">
          <text:p/>
          <draw:enhanced-geometry svg:viewBox="0 0 21600 21600" draw:glue-points="10800 0 5400 10800 10800 21600 16200 10800" draw:text-areas="5400 0 16200 10800" draw:type="flowchart-merge" draw:enhanced-path="M 0 0 L 21600 0 10800 21600 0 0 Z N"/>
        </draw:custom-shape>
        <presentation:notes draw:style-name="dp4">
          <draw:page-thumbnail draw:style-name="gr8" draw:layer="layout" svg:width="18.622cm" svg:height="10.478cm" svg:x="1.482cm" svg:y="2.121cm" draw:page-number="23" presentation:class="page"/>
          <draw:frame presentation:style-name="pr1" draw:text-style-name="P5" draw:layer="layout" svg:width="17.273cm" svg:height="12.572cm" svg:x="2.16cm" svg:y="13.269cm" presentation:class="notes" presentation:placeholder="true">
            <draw:text-box/>
          </draw:frame>
        </presentation:notes>
      </draw:page>
      <draw:page draw:name="page24" draw:style-name="dp1" draw:master-page-name="Default" presentation:presentation-page-layout-name="AL2T1">
        <draw:custom-shape draw:style-name="gr164" draw:text-style-name="P26" draw:layer="layout" svg:width="4.753cm" svg:height="7.307cm" draw:transform="rotate (-1.72787595947439) translate (19.689cm 4.22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5" draw:text-style-name="P26" draw:layer="layout" svg:width="5.957cm" svg:height="10.323cm" draw:transform="rotate (-1.72787595947439) translate (26.092cm 4.43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6" draw:text-style-name="P26" draw:layer="layout" svg:width="2.761cm" svg:height="7.306cm" draw:transform="rotate (-2.02458193231342) translate (28.761cm 10.1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9" draw:text-style-name="P28" draw:layer="layout" svg:width="1.905cm" svg:height="1.27cm" svg:x="11.13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8" draw:layer="layout" svg:width="3.612cm" svg:height="1.27cm" svg:x="9.86cm" svg:y="4.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8" draw:layer="layout" svg:width="1.666cm" svg:height="0.961cm" draw:transform="rotate (1.15191730631626) translate (11.865cm 4.7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1" draw:text-style-name="P28" draw:layer="layout" svg:width="1.473cm" svg:height="0.635cm" draw:transform="rotate (1.1693705988362) translate (11.344cm 4.69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67" draw:text-style-name="P28" draw:layer="layout" svg:width="1.269cm" svg:height="0.635cm" draw:transform="rotate (-0.349065850398867) translate (10.77cm 5.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28" draw:layer="layout" svg:width="5.279cm" svg:height="1.905cm" draw:transform="rotate (-0.383972435438753) translate (13.121cm 4.35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5" draw:text-style-name="P28" draw:layer="layout" svg:width="5.279cm" svg:height="1.905cm" draw:transform="rotate (-0.383972435438753) translate (17.795cm 6.12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8" draw:text-style-name="P28" draw:layer="layout" svg:width="1.301cm" svg:height="5.773cm" draw:transform="rotate (1.06465084371654) translate (21.112cm 8.87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27" draw:text-style-name="P28" draw:layer="layout" svg:width="0.895cm" svg:height="1.27cm" draw:transform="rotate (-1.93731546971371) translate (27.776cm 11.11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28" draw:text-style-name="P28" draw:layer="layout" svg:width="9.556cm" svg:height="2.54cm" draw:transform="rotate (-0.349065850398867) translate (13.52cm 5.242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169" draw:text-style-name="P28" draw:layer="layout" svg:width="0.813cm" svg:height="3.133cm" draw:transform="rotate (0.488692190558412) translate (12.887cm 7.06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0" draw:text-style-name="P28" draw:layer="layout" svg:width="0.751cm" svg:height="1.625cm" draw:transform="rotate (-0.802851455917392) translate (14.618cm 8.93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1" draw:text-style-name="P28" draw:layer="layout" svg:width="1.976cm" svg:height="0.756cm" draw:transform="rotate (0.20943951023932) translate (12.132cm 1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28" draw:layer="layout" svg:width="0.824cm" svg:height="0.817cm" draw:transform="rotate (1.09955742875643) translate (12.042cm 10.45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3" draw:text-style-name="P28" draw:layer="layout" svg:width="0.881cm" svg:height="0.756cm" draw:transform="rotate (2.58308729295161) translate (12.923cm 11.579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2" draw:text-style-name="P28" draw:layer="layout" svg:width="0.824cm" svg:height="0.816cm" draw:transform="rotate (1.8151424220741) translate (12.261cm 11.131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174" draw:text-style-name="P28" draw:layer="layout" svg:width="1.233cm" svg:height="1.547cm" draw:transform="rotate (-1.01229096615671) translate (13.871cm 5.65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5" draw:text-style-name="P28" draw:layer="layout" svg:width="1.887cm" svg:height="1.233cm" svg:x="11.415cm" svg:y="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28" draw:layer="layout" svg:width="1.345cm" svg:height="0.775cm" draw:transform="rotate (0.872664625997165) translate (11.125cm 7.09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7" draw:text-style-name="P28" draw:layer="layout" svg:width="0.827cm" svg:height="1.234cm" draw:transform="rotate (2.37364778271229) translate (11.715cm 8.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8" draw:text-style-name="P28" draw:layer="layout" svg:width="1.32cm" svg:height="0.776cm" draw:transform="rotate (1.60570291183478) translate (11.382cm 8.067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140" draw:text-style-name="P28" draw:layer="layout" svg:width="2.54cm" svg:height="1.27cm" draw:transform="rotate (0.209439510239319) translate (20.631cm 9.27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9" draw:text-style-name="P28" draw:layer="layout" svg:width="3.81cm" svg:height="1.887cm" draw:transform="rotate (-0.122173047639604) translate (17.477cm 9.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8" draw:layer="layout" svg:width="1.905cm" svg:height="0.635cm" draw:transform="rotate (0.558505360638185) translate (19.159cm 12.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29" draw:layer="layout" svg:width="1.138cm" svg:height="0.291cm" draw:transform="rotate (0.174532925199433) translate (10.685cm 4.872cm)">
          <text:p/>
          <draw:enhanced-geometry svg:viewBox="0 0 21600 21600" draw:text-areas="5400 5400 16200 16200" draw:type="flowchart-sort" draw:enhanced-path="M 0 10800 L 10800 0 21600 10800 10800 21600 Z N M 0 10800 L 21600 10800 N"/>
        </draw:custom-shape>
        <draw:custom-shape draw:style-name="gr181" draw:text-style-name="P27" draw:layer="layout" svg:width="6.35cm" svg:height="1.905cm" draw:transform="skewX (1.53873955058837E-016) rotate (-0.802851455917392) translate (15.381cm 0.463cm)">
          <text:p/>
          <draw:enhanced-geometry svg:viewBox="0 0 21600 21600" draw:mirror-vertical="true" draw:glue-points="10800 0 5400 10800 10800 21600 16200 10800" draw:text-areas="5400 0 16200 10800" draw:type="flowchart-merge" draw:enhanced-path="M 0 0 L 21600 0 10800 21600 0 0 Z N"/>
        </draw:custom-shape>
        <draw:custom-shape draw:style-name="gr182" draw:text-style-name="P27" draw:layer="layout" svg:width="4.035cm" svg:height="1.733cm" draw:transform="rotate (0.471238898038469) translate (16.456cm 3.969cm)">
          <text:p/>
          <draw:enhanced-geometry svg:viewBox="0 0 21600 21600" draw:glue-points="10800 0 5400 10800 10800 21600 16200 10800" draw:text-areas="5400 0 16200 10800" draw:type="flowchart-merge" draw:enhanced-path="M 0 0 L 21600 0 10800 21600 0 0 Z N"/>
        </draw:custom-shape>
        <draw:custom-shape draw:style-name="gr182" draw:text-style-name="P27" draw:layer="layout" svg:width="4.035cm" svg:height="1.733cm" draw:transform="rotate (0.261799387799149) translate (17.576cm 2.439cm)">
          <text:p/>
          <draw:enhanced-geometry svg:viewBox="0 0 21600 21600" draw:glue-points="10800 0 5400 10800 10800 21600 16200 10800" draw:text-areas="5400 0 16200 10800" draw:type="flowchart-merge" draw:enhanced-path="M 0 0 L 21600 0 10800 21600 0 0 Z N"/>
        </draw:custom-shape>
        <presentation:notes draw:style-name="dp4">
          <draw:page-thumbnail draw:style-name="gr8" draw:layer="layout" svg:width="18.622cm" svg:height="10.478cm" svg:x="1.482cm" svg:y="2.121cm" draw:page-number="24" presentation:class="page"/>
          <draw:frame presentation:style-name="pr1" draw:text-style-name="P5" draw:layer="layout" svg:width="17.273cm" svg:height="12.572cm" svg:x="2.16cm" svg:y="13.269cm" presentation:class="notes" presentation:placeholder="true">
            <draw:text-box/>
          </draw:frame>
        </presentation:notes>
      </draw:page>
      <draw:page draw:name="page25" draw:style-name="dp1" draw:master-page-name="Default" presentation:presentation-page-layout-name="AL2T1">
        <draw:custom-shape draw:style-name="gr15" draw:text-style-name="P12" draw:layer="layout" svg:width="1.905cm" svg:height="2.54cm" svg:x="19.05cm" svg:y="5.0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9.685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9.685cm" svg:y="3.3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9.487cm" svg:y="3.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5" draw:layer="layout" svg:width="1.777cm" svg:height="1.804cm" svg:x="19.125cm" svg:y="5.715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25" presentation:class="page"/>
          <draw:frame presentation:style-name="pr1" draw:text-style-name="P5" draw:layer="layout" svg:width="17.273cm" svg:height="12.572cm" svg:x="2.16cm" svg:y="13.269cm" presentation:class="notes" presentation:placeholder="true">
            <draw:text-box/>
          </draw:frame>
        </presentation:notes>
      </draw:page>
      <draw:page draw:name="page26" draw:style-name="dp1" draw:master-page-name="Default" presentation:presentation-page-layout-name="AL2T1">
        <draw:g>
          <draw:custom-shape draw:style-name="gr184" draw:text-style-name="P12" draw:layer="layout" svg:width="4.497cm" svg:height="4.747cm" draw:transform="rotate (-1.1693705988362) translate (19.144cm 12.18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5" draw:text-style-name="P12" draw:layer="layout" svg:width="1.458cm" svg:height="3.541cm" draw:transform="rotate (-1.1693705988362) translate (21.942cm 12.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13" draw:layer="layout" svg:width="1.458cm" svg:height="0.782cm" draw:transform="rotate (-1.1693705988362) translate (22.702cm 11.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12" draw:layer="layout" svg:width="2.42cm" svg:height="1.155cm" draw:transform="rotate (-1.1693705988362) translate (21.755cm 1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15" draw:layer="layout" svg:width="4.181cm" svg:height="3.347cm" draw:transform="rotate (-1.1693705988362) translate (18.119cm 12.885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presentation:notes draw:style-name="dp4">
          <draw:page-thumbnail draw:style-name="gr8" draw:layer="layout" svg:width="18.622cm" svg:height="10.478cm" svg:x="1.482cm" svg:y="2.121cm" draw:page-number="26" presentation:class="page"/>
          <draw:frame presentation:style-name="pr1" draw:text-style-name="P5" draw:layer="layout" svg:width="17.273cm" svg:height="12.572cm" svg:x="2.16cm" svg:y="13.269cm" presentation:class="notes" presentation:placeholder="true">
            <draw:text-box/>
          </draw:frame>
        </presentation:notes>
      </draw:page>
      <draw:page draw:name="page27" draw:style-name="dp1" draw:master-page-name="Default" presentation:presentation-page-layout-name="AL2T1">
        <draw:custom-shape draw:style-name="gr15" draw:text-style-name="P12" draw:layer="layout" svg:width="1.905cm" svg:height="2.54cm" draw:transform="rotate (-1.02974425867665) translate (12.998cm 12.53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draw:transform="rotate (-1.67551608191456) translate (15.928cm 13.2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draw:transform="rotate (-1.67551608191456) translate (16.361cm 13.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draw:transform="rotate (-1.67551608191456) translate (15.948cm 12.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15" draw:layer="layout" svg:width="0.825cm" svg:height="3.109cm" draw:transform="rotate (-1.62315620435473) translate (13.926cm 14.444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draw:page-thumbnail draw:style-name="gr8" draw:layer="layout" svg:width="18.622cm" svg:height="10.478cm" svg:x="1.482cm" svg:y="2.121cm" draw:page-number="27" presentation:class="page"/>
          <draw:frame presentation:style-name="pr1" draw:text-style-name="P5" draw:layer="layout" svg:width="17.273cm" svg:height="12.572cm" svg:x="2.16cm" svg:y="13.269cm" presentation:class="notes" presentation:placeholder="true">
            <draw:text-box/>
          </draw:frame>
        </presentation:notes>
      </draw:page>
      <draw:page draw:name="page28" draw:style-name="dp1" draw:master-page-name="Default" presentation:presentation-page-layout-name="AL2T1">
        <draw:custom-shape draw:style-name="gr116" draw:text-style-name="P22" draw:layer="layout" svg:width="0.635cm" svg:height="2.54cm" draw:transform="rotate (-1.13446401379632) translate (12.094cm 13.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22" draw:layer="layout" svg:width="2.54cm" svg:height="0.635cm" draw:transform="rotate (-1.13446401379632) translate (11.67cm 12.875cm)">
          <text:p/>
          <draw:enhanced-geometry svg:viewBox="0 0 21600 21600" draw:type="rectangle" draw:enhanced-path="M 0 0 L 21600 0 21600 21600 0 21600 0 0 Z N"/>
        </draw:custom-shape>
        <draw:custom-shape draw:style-name="gr190" draw:text-style-name="P19" draw:layer="layout" svg:width="0.935cm" svg:height="3.175cm" draw:transform="rotate (-1.13446401379632) translate (14.867cm 12.249cm)">
          <text:p/>
          <draw:enhanced-geometry svg:viewBox="0 0 21600 21600" draw:type="rectangle" draw:enhanced-path="M 0 0 L 21600 0 21600 21600 0 21600 0 0 Z N"/>
        </draw:custom-shape>
        <draw:custom-shape draw:style-name="gr191" draw:text-style-name="P19" draw:layer="layout" svg:width="1.134cm" svg:height="0.635cm" draw:transform="rotate (-1.13446401379632) translate (15.393cm 11.8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2" draw:text-style-name="P19" draw:layer="layout" svg:width="2.54cm" svg:height="0.635cm" svg:x="13.335cm" svg:y="13.33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436332312998582) translate (15.298cm 13.55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2" draw:text-style-name="P19" draw:layer="layout" svg:width="2.54cm" svg:height="0.635cm" svg:x="15.24cm" svg:y="13.33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436332312998582) translate (16.568cm 12.67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4" draw:text-style-name="P19" draw:layer="layout" svg:width="0.639cm" svg:height="0.635cm" draw:transform="rotate (-0.436332312998582) translate (17.415cm 13.52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436332312998582) translate (15.298cm 13.55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436332312998582) translate (15.298cm 13.55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2" draw:text-style-name="P19" draw:layer="layout" svg:width="2.54cm" svg:height="0.635cm" draw:transform="rotate (0.942477796076938) translate (13.059cm 13.13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0698131700797732) translate (12.63cm 12.0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0698131700797732) translate (14.535cm 11.47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4" draw:text-style-name="P19" draw:layer="layout" svg:width="0.639cm" svg:height="0.635cm" draw:transform="rotate (0.0698131700797732) translate (13.31cm 13.7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5" draw:text-style-name="P19" draw:layer="layout" svg:width="0.652cm" svg:height="0.635cm" draw:transform="rotate (0.0698131700797732) translate (13.429cm 11.4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6" draw:text-style-name="P19" draw:layer="layout" svg:width="1.548cm" svg:height="0.635cm" draw:transform="rotate (1.39626340159546) translate (12.151cm 13.36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2" draw:text-style-name="P19" draw:layer="layout" svg:width="2.54cm" svg:height="0.635cm" svg:x="17.78cm" svg:y="13.33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4" draw:text-style-name="P19" draw:layer="layout" svg:width="0.639cm" svg:height="0.635cm" draw:transform="rotate (-0.436332312998582) translate (18.685cm 12.67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4" draw:text-style-name="P19" draw:layer="layout" svg:width="0.639cm" svg:height="0.635cm" draw:transform="rotate (-0.436332312998582) translate (19.955cm 13.51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presentation:notes draw:style-name="dp4">
          <draw:page-thumbnail draw:style-name="gr8" draw:layer="layout" svg:width="18.622cm" svg:height="10.478cm" svg:x="1.482cm" svg:y="2.121cm" draw:page-number="28" presentation:class="page"/>
          <draw:frame presentation:style-name="pr1" draw:text-style-name="P5" draw:layer="layout" svg:width="17.273cm" svg:height="12.572cm" svg:x="2.16cm" svg:y="13.269cm" presentation:class="notes" presentation:placeholder="true">
            <draw:text-box/>
          </draw:frame>
        </presentation:notes>
      </draw:page>
      <draw:page draw:name="page29" draw:style-name="dp1" draw:master-page-name="Default" presentation:presentation-page-layout-name="AL2T1">
        <draw:custom-shape draw:style-name="gr197" draw:text-style-name="P15" draw:layer="layout" svg:width="5.944cm" svg:height="1.905cm" draw:transform="rotate (-0.383972435438753) translate (12.819cm 3.81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8" draw:text-style-name="P15" draw:layer="layout" svg:width="5.279cm" svg:height="1.905cm" draw:transform="rotate (-0.383972435438753) translate (18.095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9" draw:text-style-name="P15" draw:layer="layout" svg:width="1.301cm" svg:height="5.772cm" draw:transform="rotate (1.06465084371654) translate (21.412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0" draw:text-style-name="P15" draw:layer="layout" svg:width="0.895cm" svg:height="1.27cm" draw:transform="rotate (-1.93731546971371) translate (28.08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1" draw:text-style-name="P15" draw:layer="layout" svg:width="9.556cm" svg:height="2.54cm" draw:transform="rotate (-0.349065850398867) translate (13.82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202" draw:text-style-name="P15" draw:layer="layout" svg:width="1.381cm" svg:height="3.156cm" draw:transform="rotate (0.663225115757845) translate (14.116cm 7.1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3" draw:text-style-name="P15" draw:layer="layout" svg:width="1.382cm" svg:height="1.526cm" draw:transform="rotate (-0.610865238198016) translate (16.541cm 8.40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4" draw:text-style-name="P15" draw:layer="layout" svg:width="3.338cm" svg:height="0.763cm" draw:transform="rotate (0.401425727958696) translate (13.372cm 1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5" draw:layer="layout" svg:width="0.823cm" svg:height="1.381cm" draw:transform="rotate (1.27409035395586) translate (13.236cm 10.40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6" draw:text-style-name="P15" draw:layer="layout" svg:width="1.484cm" svg:height="0.763cm" draw:transform="rotate (2.77507351067098) translate (15.08cm 11.54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7" draw:text-style-name="P15" draw:layer="layout" svg:width="0.823cm" svg:height="1.382cm" draw:transform="rotate (1.98967534727354) translate (13.605cm 11.241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208" draw:text-style-name="P15" draw:layer="layout" svg:width="1.474cm" svg:height="1.843cm" draw:transform="rotate (-1.01229096615671) translate (14.435cm 5.28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9" draw:text-style-name="P15" draw:layer="layout" svg:width="2.237cm" svg:height="1.474cm" svg:x="11.524cm" svg:y="6.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5" draw:layer="layout" svg:width="1.593cm" svg:height="0.918cm" draw:transform="rotate (0.872664625997165) translate (11.171cm 6.97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1" draw:text-style-name="P15" draw:layer="layout" svg:width="0.994cm" svg:height="1.474cm" draw:transform="rotate (2.37364778271229) translate (11.878cm 8.99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2" draw:text-style-name="P15" draw:layer="layout" svg:width="1.592cm" svg:height="0.918cm" draw:transform="rotate (1.60570291183478) translate (11.471cm 8.182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213" draw:text-style-name="P15" draw:layer="layout" svg:width="2.54cm" svg:height="1.27cm" draw:transform="rotate (0.209439510239319) translate (20.944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4" draw:text-style-name="P15" draw:layer="layout" svg:width="3.81cm" svg:height="1.905cm" svg:x="17.78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15" draw:layer="layout" svg:width="1.905cm" svg:height="0.635cm" draw:transform="rotate (0.558505360638185) translate (19.001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5" draw:layer="layout" svg:width="0.639cm" svg:height="0.635cm" draw:transform="rotate (0.558505360638185) translate (14.472cm 4.87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5.451cm 5.00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6.527cm 5.1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3.595cm 4.76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7.533cm 5.64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8.803cm 6.2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0.073cm 6.66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1.343cm 7.21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8" draw:text-style-name="P30" draw:layer="layout" svg:width="6.35cm" svg:height="1.905cm" svg:x="15.24cm" svg:y="5.935cm">
          <text:p/>
          <draw:enhanced-geometry svg:viewBox="0 0 21600 21600" draw:glue-points="10800 0 5400 10800 10800 21600 16200 10800" draw:text-areas="5400 0 16200 10800" draw:type="flowchart-merge" draw:enhanced-path="M 0 0 L 21600 0 10800 21600 0 0 Z N"/>
        </draw:custom-shape>
        <draw:custom-shape draw:style-name="gr217" draw:text-style-name="P15" draw:layer="layout" svg:width="0.64cm" svg:height="0.635cm" draw:transform="rotate (0.558505360638185) translate (22.419cm 7.84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3.248cm 8.4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4.125cm 9.11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5.003cm 9.54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5.677cm 10.08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6.423cm 10.58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9" draw:text-style-name="P15" draw:layer="layout" svg:width="1.905cm" svg:height="1.478cm" svg:x="11.8cm" svg:y="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15" draw:layer="layout" svg:width="3.611cm" svg:height="1.839cm" draw:transform="rotate (1.32645023151569) translate (10.161cm 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5" draw:layer="layout" svg:width="1.667cm" svg:height="0.962cm" draw:transform="rotate (1.08210413623648) translate (11.84cm 3.83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1" draw:text-style-name="P15" draw:layer="layout" svg:width="1.667cm" svg:height="0.961cm" draw:transform="rotate (1.79768912955416) translate (11.035cm 4.02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2" draw:text-style-name="P20" draw:layer="layout" svg:width="0.596cm" svg:height="0.674cm" draw:transform="rotate (-2.25147473507268) translate (12.29cm 4.846cm)">
          <text:p/>
          <draw:enhanced-geometry svg:viewBox="0 0 21600 21600" draw:mirror-horizontal="true" draw:text-areas="?f1 ?f15 21600 ?f16" draw:glue-points="21600 0 0 10800 21600 21600 ?f0 10800" draw:type="moon" draw:modifiers="18900" draw:enhanced-path="M 21600 0 C ?f3 ?f5 ?f0 5080 ?f0 10800 ?f0 16520 ?f3 ?f6 21600 21600 9740 21600 0 16730 0 10800 0 4870 9740 0 21600 0 Z N">
            <draw:equation draw:name="f0" draw:formula="$0 "/>
            <draw:equation draw:name="f1" draw:formula="21600-$0 "/>
            <draw:equation draw:name="f2" draw:formula="?f1 /2"/>
            <draw:equation draw:name="f3" draw:formula="?f2 +$0 "/>
            <draw:equation draw:name="f4" draw:formula="$0 *1794"/>
            <draw:equation draw:name="f5" draw:formula="?f4 /10000"/>
            <draw:equation draw:name="f6" draw:formula="21600-?f5 "/>
            <draw:equation draw:name="f7" draw:formula="32767"/>
            <draw:equation draw:name="f8" draw:formula="32767"/>
            <draw:equation draw:name="f9" draw:formula="21600-$0 "/>
            <draw:equation draw:name="f10" draw:formula="?f9 *?f9 "/>
            <draw:equation draw:name="f11" draw:formula="?f10 /?f7 "/>
            <draw:equation draw:name="f12" draw:formula="1-?f11 "/>
            <draw:equation draw:name="f13" draw:formula="?f8 *?f12 "/>
            <draw:equation draw:name="f14" draw:formula="sqrt(?f13 )"/>
            <draw:equation draw:name="f15" draw:formula="10800-?f14 "/>
            <draw:equation draw:name="f16" draw:formula="10800+?f14 "/>
            <draw:handle draw:handle-position="$0 10800" draw:handle-range-x-minimum="0" draw:handle-range-x-maximum="18900"/>
          </draw:enhanced-geometry>
        </draw:custom-shape>
        <presentation:notes draw:style-name="dp4">
          <draw:page-thumbnail draw:style-name="gr8" draw:layer="layout" svg:width="18.622cm" svg:height="10.478cm" svg:x="1.482cm" svg:y="2.121cm" draw:page-number="29" presentation:class="page"/>
          <draw:frame presentation:style-name="pr1" draw:text-style-name="P5" draw:layer="layout" svg:width="17.273cm" svg:height="12.572cm" svg:x="2.16cm" svg:y="13.269cm" presentation:class="notes" presentation:placeholder="true">
            <draw:text-box/>
          </draw:frame>
        </presentation:notes>
      </draw:page>
      <draw:page draw:name="page30" draw:style-name="dp1" draw:master-page-name="Default" presentation:presentation-page-layout-name="AL2T1">
        <draw:custom-shape draw:style-name="gr223" draw:text-style-name="P15" draw:layer="layout" svg:width="1.905cm" svg:height="1.27cm" svg:x="11.43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5" draw:layer="layout" svg:width="3.612cm" svg:height="1.27cm" svg:x="10.16cm" svg:y="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5" draw:layer="layout" svg:width="1.667cm" svg:height="0.961cm" draw:transform="rotate (0.663225115757845) translate (12.061cm 4.20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5" draw:text-style-name="P15" draw:layer="layout" svg:width="1.473cm" svg:height="0.635cm" draw:transform="rotate (0.663225115757845) translate (11.404cm 4.16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6" draw:text-style-name="P20" draw:layer="layout" svg:width="1.27cm" svg:height="0.635cm" svg:x="11.232cm" svg:y="4.4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7" draw:text-style-name="P15" draw:layer="layout" svg:width="1.27cm" svg:height="0.64cm" draw:transform="rotate (-0.0523598775598295) translate (10.666cm 5.0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8" draw:text-style-name="P15" draw:layer="layout" svg:width="5.279cm" svg:height="1.905cm" draw:transform="rotate (-0.383972435438753) translate (13.425cm 4.0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8" draw:text-style-name="P15" draw:layer="layout" svg:width="5.279cm" svg:height="1.905cm" draw:transform="rotate (-0.383972435438753) translate (18.095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9" draw:text-style-name="P15" draw:layer="layout" svg:width="1.301cm" svg:height="5.772cm" draw:transform="rotate (1.06465084371654) translate (21.412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0" draw:text-style-name="P15" draw:layer="layout" svg:width="0.895cm" svg:height="1.27cm" draw:transform="rotate (-1.93731546971371) translate (28.08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1" draw:text-style-name="P15" draw:layer="layout" svg:width="9.556cm" svg:height="2.54cm" draw:transform="rotate (-0.349065850398867) translate (13.82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228" draw:text-style-name="P15" draw:layer="layout" svg:width="1.381cm" svg:height="3.155cm" draw:transform="rotate (0.663225115757845) translate (13.526cm 6.05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9" draw:text-style-name="P15" draw:layer="layout" svg:width="1.381cm" svg:height="1.527cm" draw:transform="rotate (-0.610865238198016) translate (15.941cm 7.32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4" draw:text-style-name="P15" draw:layer="layout" svg:width="3.338cm" svg:height="0.763cm" draw:transform="rotate (0.401425727958696) translate (12.778cm 9.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15" draw:layer="layout" svg:width="0.824cm" svg:height="1.382cm" draw:transform="rotate (1.27409035395586) translate (12.636cm 9.32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6" draw:text-style-name="P15" draw:layer="layout" svg:width="1.484cm" svg:height="0.763cm" draw:transform="rotate (2.77507351067098) translate (14.482cm 10.46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5" draw:text-style-name="P15" draw:layer="layout" svg:width="0.824cm" svg:height="1.381cm" draw:transform="rotate (1.98967534727354) translate (13.017cm 10.166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230" draw:text-style-name="P15" draw:layer="layout" svg:width="1.469cm" svg:height="1.84cm" draw:transform="rotate (-1.01229096615671) translate (14.684cm 5.29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1" draw:text-style-name="P15" draw:layer="layout" svg:width="2.235cm" svg:height="1.469cm" svg:x="11.771cm" svg:y="6.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15" draw:layer="layout" svg:width="1.588cm" svg:height="0.917cm" draw:transform="rotate (0.872664625997165) translate (11.423cm 6.99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3" draw:text-style-name="P15" draw:layer="layout" svg:width="0.993cm" svg:height="1.47cm" draw:transform="rotate (2.37364778271229) translate (12.118cm 9.01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2" draw:text-style-name="P15" draw:layer="layout" svg:width="1.588cm" svg:height="0.917cm" draw:transform="rotate (1.60570291183478) translate (11.718cm 8.2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213" draw:text-style-name="P15" draw:layer="layout" svg:width="2.54cm" svg:height="1.27cm" draw:transform="rotate (0.209439510239319) translate (20.944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4" draw:text-style-name="P15" draw:layer="layout" svg:width="3.81cm" svg:height="1.905cm" svg:x="17.78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15" draw:layer="layout" svg:width="1.905cm" svg:height="0.635cm" draw:transform="rotate (0.558505360638185) translate (19.001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5" draw:layer="layout" svg:width="0.639cm" svg:height="0.635cm" draw:transform="rotate (0.558505360638185) translate (14.472cm 4.87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5.451cm 5.00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6.527cm 5.1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3.595cm 4.76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7.533cm 5.64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8.803cm 6.2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0.073cm 6.66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1.343cm 7.21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8" draw:text-style-name="P30" draw:layer="layout" svg:width="6.35cm" svg:height="1.905cm" svg:x="15.24cm" svg:y="5.935cm">
          <text:p/>
          <draw:enhanced-geometry svg:viewBox="0 0 21600 21600" draw:glue-points="10800 0 5400 10800 10800 21600 16200 10800" draw:text-areas="5400 0 16200 10800" draw:type="flowchart-merge" draw:enhanced-path="M 0 0 L 21600 0 10800 21600 0 0 Z N"/>
        </draw:custom-shape>
        <draw:custom-shape draw:style-name="gr217" draw:text-style-name="P15" draw:layer="layout" svg:width="0.64cm" svg:height="0.635cm" draw:transform="rotate (0.558505360638185) translate (22.419cm 7.84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3.248cm 8.4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4.125cm 9.11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5.003cm 9.54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5.677cm 10.08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6.423cm 10.58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presentation:notes draw:style-name="dp4">
          <draw:page-thumbnail draw:style-name="gr8" draw:layer="layout" svg:width="18.622cm" svg:height="10.478cm" svg:x="1.482cm" svg:y="2.121cm" draw:page-number="30" presentation:class="page"/>
          <draw:frame presentation:style-name="pr1" draw:text-style-name="P5" draw:layer="layout" svg:width="17.273cm" svg:height="12.572cm" svg:x="2.16cm" svg:y="13.269cm" presentation:class="notes" presentation:placeholder="true">
            <draw:text-box/>
          </draw:frame>
        </presentation:notes>
      </draw:page>
      <draw:page draw:name="page31" draw:style-name="dp1" draw:master-page-name="Default" presentation:presentation-page-layout-name="AL2T1">
        <draw:custom-shape draw:style-name="gr223" draw:text-style-name="P15" draw:layer="layout" svg:width="1.905cm" svg:height="1.27cm" svg:x="11.43cm" svg:y="4.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5" draw:layer="layout" svg:width="3.612cm" svg:height="1.27cm" svg:x="10.16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5" draw:layer="layout" svg:width="1.667cm" svg:height="0.962cm" draw:transform="rotate (1.1693705988362) translate (12.276cm 4.2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5" draw:text-style-name="P15" draw:layer="layout" svg:width="1.473cm" svg:height="0.635cm" draw:transform="rotate (1.09955742875643) translate (11.69cm 4.1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34" draw:text-style-name="P15" draw:layer="layout" svg:width="1.266cm" svg:height="0.697cm" draw:transform="rotate (-0.436332312998582) translate (11.155cm 4.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8" draw:text-style-name="P15" draw:layer="layout" svg:width="5.279cm" svg:height="1.905cm" draw:transform="rotate (-0.383972435438753) translate (13.425cm 3.85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8" draw:text-style-name="P15" draw:layer="layout" svg:width="5.279cm" svg:height="1.905cm" draw:transform="rotate (-0.383972435438753) translate (18.095cm 5.62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9" draw:text-style-name="P15" draw:layer="layout" svg:width="1.301cm" svg:height="5.772cm" draw:transform="rotate (1.06465084371654) translate (21.412cm 8.3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0" draw:text-style-name="P15" draw:layer="layout" svg:width="0.896cm" svg:height="1.27cm" draw:transform="rotate (-1.93731546971371) translate (28.08cm 10.61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1" draw:text-style-name="P15" draw:layer="layout" svg:width="9.556cm" svg:height="2.54cm" draw:transform="rotate (-0.349065850398867) translate (13.82cm 4.743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235" draw:text-style-name="P15" draw:layer="layout" svg:width="1.391cm" svg:height="3.165cm" draw:transform="rotate (0.663225115757845) translate (14.04cm 6.72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6" draw:text-style-name="P15" draw:layer="layout" svg:width="1.391cm" svg:height="1.524cm" draw:transform="rotate (-0.610865238198016) translate (16.453cm 7.97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7" draw:text-style-name="P15" draw:layer="layout" svg:width="3.343cm" svg:height="0.764cm" draw:transform="rotate (0.401425727958696) translate (13.294cm 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15" draw:layer="layout" svg:width="0.829cm" svg:height="1.383cm" draw:transform="rotate (1.27409035395586) translate (13.151cm 9.98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8" draw:text-style-name="P15" draw:layer="layout" svg:width="1.498cm" svg:height="0.763cm" draw:transform="rotate (2.77507351067098) translate (15.002cm 11.13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5" draw:text-style-name="P15" draw:layer="layout" svg:width="0.829cm" svg:height="1.381cm" draw:transform="rotate (1.98967534727354) translate (13.514cm 10.829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239" draw:text-style-name="P15" draw:layer="layout" svg:width="1.464cm" svg:height="1.843cm" draw:transform="rotate (-1.01229096615671) translate (14.653cm 5.2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0" draw:text-style-name="P15" draw:layer="layout" svg:width="2.244cm" svg:height="1.464cm" svg:x="11.748cm" svg:y="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5" draw:layer="layout" svg:width="1.582cm" svg:height="0.926cm" draw:transform="rotate (0.872664625997165) translate (11.394cm 6.90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2" draw:text-style-name="P15" draw:layer="layout" svg:width="0.993cm" svg:height="1.464cm" draw:transform="rotate (2.37364778271229) translate (12.107cm 8.92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3" draw:text-style-name="P15" draw:layer="layout" svg:width="1.577cm" svg:height="0.922cm" draw:transform="rotate (1.60570291183478) translate (11.701cm 8.097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213" draw:text-style-name="P15" draw:layer="layout" svg:width="2.54cm" svg:height="1.27cm" draw:transform="rotate (0.209439510239319) translate (20.944cm 8.77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4" draw:text-style-name="P15" draw:layer="layout" svg:width="3.81cm" svg:height="1.905cm" svg:x="18.415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15" draw:layer="layout" svg:width="1.905cm" svg:height="0.635cm" draw:transform="rotate (0.558505360638185) translate (20.271cm 11.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5" draw:layer="layout" svg:width="0.639cm" svg:height="0.635cm" draw:transform="rotate (0.558505360638185) translate (14.472cm 4.65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5.451cm 4.78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6.527cm 4.88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3.595cm 4.54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7.533cm 5.42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9.102cm 6.15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0.073cm 6.44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1.343cm 6.99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2.419cm 7.62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3.248cm 8.25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4.125cm 8.89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5.003cm 9.32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5.677cm 9.86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6.423cm 10.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44" draw:text-style-name="P20" draw:layer="layout" svg:width="1.138cm" svg:height="0.291cm" draw:transform="rotate (0.174532925199433) translate (10.985cm 4.374cm)">
          <text:p/>
          <draw:enhanced-geometry svg:viewBox="0 0 21600 21600" draw:text-areas="5400 5400 16200 16200" draw:type="flowchart-sort" draw:enhanced-path="M 0 10800 L 10800 0 21600 10800 10800 21600 Z N M 0 10800 L 21600 10800 N"/>
        </draw:custom-shape>
        <draw:custom-shape draw:style-name="gr217" draw:text-style-name="P15" draw:layer="layout" svg:width="0.64cm" svg:height="0.635cm" draw:transform="rotate (0.558505360638185) translate (18.225cm 5.81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45" draw:text-style-name="P31" draw:layer="layout" svg:width="6.35cm" svg:height="1.905cm" draw:transform="skewX (1.53873955058837E-016) rotate (-0.802851455917392) translate (16.139cm 0.41cm)">
          <text:p/>
          <draw:enhanced-geometry svg:viewBox="0 0 21600 21600" draw:mirror-vertical="true" draw:glue-points="10800 0 5400 10800 10800 21600 16200 10800" draw:text-areas="5400 0 16200 10800" draw:type="flowchart-merge" draw:enhanced-path="M 0 0 L 21600 0 10800 21600 0 0 Z N"/>
        </draw:custom-shape>
        <draw:custom-shape draw:style-name="gr246" draw:text-style-name="P31" draw:layer="layout" svg:width="4.034cm" svg:height="1.733cm" draw:transform="rotate (0.471238898038469) translate (17.215cm 3.916cm)">
          <text:p/>
          <draw:enhanced-geometry svg:viewBox="0 0 21600 21600" draw:glue-points="10800 0 5400 10800 10800 21600 16200 10800" draw:text-areas="5400 0 16200 10800" draw:type="flowchart-merge" draw:enhanced-path="M 0 0 L 21600 0 10800 21600 0 0 Z N"/>
        </draw:custom-shape>
        <draw:custom-shape draw:style-name="gr246" draw:text-style-name="P31" draw:layer="layout" svg:width="4.035cm" svg:height="1.733cm" draw:transform="rotate (0.261799387799149) translate (18.335cm 2.382cm)">
          <text:p/>
          <draw:enhanced-geometry svg:viewBox="0 0 21600 21600" draw:glue-points="10800 0 5400 10800 10800 21600 16200 10800" draw:text-areas="5400 0 16200 10800" draw:type="flowchart-merge" draw:enhanced-path="M 0 0 L 21600 0 10800 21600 0 0 Z N"/>
        </draw:custom-shape>
        <presentation:notes draw:style-name="dp4">
          <draw:page-thumbnail draw:style-name="gr8" draw:layer="layout" svg:width="18.622cm" svg:height="10.478cm" svg:x="1.482cm" svg:y="2.121cm" draw:page-number="31" presentation:class="page"/>
          <draw:frame presentation:style-name="pr1" draw:text-style-name="P5" draw:layer="layout" svg:width="17.273cm" svg:height="12.572cm" svg:x="2.16cm" svg:y="13.269cm" presentation:class="notes" presentation:placeholder="true">
            <draw:text-box/>
          </draw:frame>
        </presentation:notes>
      </draw:page>
      <draw:page draw:name="page32" draw:style-name="dp1" draw:master-page-name="Default" presentation:presentation-page-layout-name="AL2T1">
        <draw:custom-shape draw:style-name="gr247" draw:text-style-name="P32" draw:layer="layout" svg:width="30.145cm" svg:height="11.478cm" draw:transform="rotate (-0.139626340159547) translate (-0.281cm 7.19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custom-shape draw:style-name="gr248" draw:text-style-name="P21" draw:layer="layout" svg:width="6.623cm" svg:height="2.514cm" svg:x="21.352cm" svg:y="10.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21" draw:layer="layout" svg:width="5.053cm" svg:height="2.514cm" svg:x="22.084cm" svg:y="8.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9" draw:text-style-name="P21" draw:layer="layout" svg:width="3.148cm" svg:height="2.514cm" svg:x="23.019cm" svg:y="6.9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0" draw:text-style-name="P2" draw:layer="layout" svg:width="0.608cm" svg:height="2.514cm" svg:x="24.289cm" svg:y="12.7cm">
            <text:p/>
            <draw:enhanced-geometry svg:viewBox="0 0 21600 21600" draw:type="rectangle" draw:enhanced-path="M 0 0 L 21600 0 21600 21600 0 21600 0 0 Z N"/>
          </draw:custom-shape>
        </draw:g>
        <draw:g>
          <draw:custom-shape draw:style-name="gr251" draw:text-style-name="P33" draw:layer="layout" svg:width="0.847cm" svg:height="3.492cm" svg:x="18.181cm" svg:y="10.76cm">
            <text:p/>
            <draw:enhanced-geometry svg:viewBox="0 0 21600 21600" draw:type="rectangle" draw:enhanced-path="M 0 0 L 21600 0 21600 21600 0 21600 0 0 Z N"/>
          </draw:custom-shape>
          <draw:custom-shape draw:style-name="gr252" draw:text-style-name="P21" draw:layer="layout" svg:width="5.887cm" svg:height="3.493cm" svg:x="15.677cm" svg:y="7.2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1" draw:layer="layout" svg:width="5.054cm" svg:height="3.492cm" svg:x="16.073cm" svg:y="5.8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3" draw:text-style-name="P21" draw:layer="layout" svg:width="3.149cm" svg:height="3.493cm" svg:x="17.008cm" svg:y="3.7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4" draw:text-style-name="P21" draw:layer="layout" svg:width="2.117cm" svg:height="2.223cm" svg:x="17.546cm" svg:y="2.7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5" draw:text-style-name="P21" draw:layer="layout" svg:width="1.278cm" svg:height="2.223cm" svg:x="17.948cm" svg:y="1.2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56" draw:text-style-name="P21" draw:layer="layout" svg:width="4.418cm" svg:height="2.545cm" svg:x="10.857cm" svg:y="6.2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7" draw:text-style-name="P21" draw:layer="layout" svg:width="3.369cm" svg:height="2.544cm" svg:x="11.346cm" svg:y="4.7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8" draw:text-style-name="P21" draw:layer="layout" svg:width="2.095cm" svg:height="2.544cm" svg:x="11.972cm" svg:y="3.0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9" draw:text-style-name="P2" draw:layer="layout" svg:width="0.397cm" svg:height="2.545cm" svg:x="12.819cm" svg:y="8.859cm">
            <text:p/>
            <draw:enhanced-geometry svg:viewBox="0 0 21600 21600" draw:type="rectangle" draw:enhanced-path="M 0 0 L 21600 0 21600 21600 0 21600 0 0 Z N"/>
          </draw:custom-shape>
        </draw:g>
        <draw:g>
          <draw:custom-shape draw:style-name="gr260" draw:text-style-name="P21" draw:layer="layout" svg:width="2.452cm" svg:height="1.755cm" svg:x="21.017cm" svg:y="7.2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1" draw:text-style-name="P21" draw:layer="layout" svg:width="1.87cm" svg:height="1.751cm" svg:x="21.29cm" svg:y="6.1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2" draw:text-style-name="P21" draw:layer="layout" svg:width="1.155cm" svg:height="1.75cm" svg:x="21.639cm" svg:y="4.9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3" draw:text-style-name="P2" draw:layer="layout" svg:width="0.212cm" svg:height="1.75cm" svg:x="22.11cm" svg:y="8.983cm">
            <text:p/>
            <draw:enhanced-geometry svg:viewBox="0 0 21600 21600" draw:type="rectangle" draw:enhanced-path="M 0 0 L 21600 0 21600 21600 0 21600 0 0 Z N"/>
          </draw:custom-shape>
        </draw:g>
        <presentation:notes draw:style-name="dp4">
          <draw:page-thumbnail draw:style-name="gr8" draw:layer="layout" svg:width="18.622cm" svg:height="10.478cm" svg:x="1.482cm" svg:y="2.121cm" draw:page-number="32" presentation:class="page"/>
          <draw:frame presentation:style-name="pr1" draw:text-style-name="P5" draw:layer="layout" svg:width="17.273cm" svg:height="12.572cm" svg:x="2.16cm" svg:y="13.269cm" presentation:class="notes" presentation:placeholder="true">
            <draw:text-box/>
          </draw:frame>
        </presentation:notes>
      </draw:page>
      <draw:page draw:name="page33" draw:style-name="dp3" draw:master-page-name="Default" presentation:presentation-page-layout-name="AL2T1">
        <draw:custom-shape draw:style-name="gr264" draw:text-style-name="P34" draw:layer="layout" svg:width="29.21cm" svg:height="17.78cm" svg:x="0cm" svg:y="-0.635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33" presentation:class="page"/>
          <draw:frame presentation:style-name="pr2" draw:text-style-name="P8" draw:layer="layout" svg:width="17.246cm" svg:height="12.546cm" svg:x="2.161cm" svg:y="13.269cm" presentation:class="notes" presentation:placeholder="true">
            <draw:text-box/>
          </draw:frame>
        </presentation:notes>
      </draw:page>
      <draw:page draw:name="page34" draw:style-name="dp3" draw:master-page-name="Default" presentation:presentation-page-layout-name="AL2T1">
        <draw:custom-shape draw:style-name="gr265" draw:text-style-name="P35" draw:layer="layout" svg:width="29.21cm" svg:height="17.78cm" svg:x="0cm" svg:y="-0.6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34" presentation:class="page"/>
          <draw:frame presentation:style-name="pr2" draw:text-style-name="P8" draw:layer="layout" svg:width="17.246cm" svg:height="12.546cm" svg:x="2.161cm" svg:y="13.269cm" presentation:class="notes" presentation:placeholder="true">
            <draw:text-box/>
          </draw:frame>
        </presentation:notes>
      </draw:page>
      <draw:page draw:name="page35" draw:style-name="dp3" draw:master-page-name="Default" presentation:presentation-page-layout-name="AL2T1">
        <draw:custom-shape draw:style-name="gr266" draw:text-style-name="P36" draw:layer="layout" svg:width="29.21cm" svg:height="17.78cm" svg:x="0cm" svg:y="-0.6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35" presentation:class="page"/>
          <draw:frame presentation:style-name="pr2" draw:text-style-name="P8" draw:layer="layout" svg:width="17.246cm" svg:height="12.546cm" svg:x="2.161cm" svg:y="13.269cm" presentation:class="notes" presentation:placeholder="true">
            <draw:text-box/>
          </draw:frame>
        </presentation:notes>
      </draw:page>
      <draw:page draw:name="page36" draw:style-name="dp3" draw:master-page-name="Default" presentation:presentation-page-layout-name="AL2T1">
        <draw:custom-shape draw:style-name="gr267" draw:text-style-name="P37" draw:layer="layout" svg:width="29.21cm" svg:height="17.78cm" svg:x="0cm" svg:y="-0.6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36" presentation:class="page"/>
          <draw:frame presentation:style-name="pr2" draw:text-style-name="P8" draw:layer="layout" svg:width="17.246cm" svg:height="12.546cm" svg:x="2.161cm" svg:y="13.269cm" presentation:class="notes" presentation:placeholder="true">
            <draw:text-box/>
          </draw:frame>
        </presentation:notes>
      </draw:page>
      <draw:page draw:name="page37" draw:style-name="dp3" draw:master-page-name="Default" presentation:presentation-page-layout-name="AL2T1">
        <draw:custom-shape draw:style-name="gr268" draw:text-style-name="P38" draw:layer="layout" svg:width="29.845cm" svg:height="18.415cm" svg:x="-0.535cm" svg:y="-0.7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37" presentation:class="page"/>
          <draw:frame presentation:style-name="pr2" draw:text-style-name="P8" draw:layer="layout" svg:width="17.246cm" svg:height="12.546cm" svg:x="2.161cm" svg:y="13.269cm" presentation:class="notes" presentation:placeholder="true">
            <draw:text-box/>
          </draw:frame>
        </presentation:notes>
      </draw:page>
      <draw:page draw:name="page38" draw:style-name="dp3" draw:master-page-name="Default" presentation:presentation-page-layout-name="AL2T1">
        <draw:custom-shape draw:style-name="gr269" draw:text-style-name="P39" draw:layer="layout" svg:width="29.845cm" svg:height="18.415cm" svg:x="-0.535cm" svg:y="-0.7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38" presentation:class="page"/>
          <draw:frame presentation:style-name="pr2" draw:text-style-name="P8" draw:layer="layout" svg:width="17.246cm" svg:height="12.546cm" svg:x="2.161cm" svg:y="13.269cm" presentation:class="notes" presentation:placeholder="true">
            <draw:text-box/>
          </draw:frame>
        </presentation:notes>
      </draw:page>
      <draw:page draw:name="page39" draw:style-name="dp3" draw:master-page-name="Default" presentation:presentation-page-layout-name="AL2T1">
        <draw:custom-shape draw:style-name="gr270" draw:text-style-name="P40" draw:layer="layout" svg:width="29.845cm" svg:height="18.415cm" svg:x="-0.635cm" svg:y="-1.27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39" presentation:class="page"/>
          <draw:frame presentation:style-name="pr2" draw:text-style-name="P8" draw:layer="layout" svg:width="17.246cm" svg:height="12.546cm" svg:x="2.161cm" svg:y="13.269cm" presentation:class="notes" presentation:placeholder="true">
            <draw:text-box/>
          </draw:frame>
        </presentation:notes>
      </draw:page>
      <draw:page draw:name="page40" draw:style-name="dp1" draw:master-page-name="Default" presentation:presentation-page-layout-name="AL2T1">
        <draw:custom-shape draw:style-name="gr271" draw:text-style-name="P41" draw:layer="layout" svg:width="15.875cm" svg:height="6.985cm" draw:transform="rotate (-2.02458193231342) translate (12.358cm 1.703cm)">
          <text:p/>
          <draw:enhanced-geometry svg:viewBox="0 0 21600 21600" draw:mirror-horizontal="true" draw:type="block-arc" draw:modifiers="-162.103408813477 8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72" draw:text-style-name="P15" draw:layer="layout" svg:width="2.54cm" svg:height="0.895cm" draw:transform="rotate (0.855211333477221) translate (5.714cm 8.267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2.205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2" draw:layer="layout" svg:width="3.81cm" svg:height="6.35cm" svg:x="2.474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15" draw:layer="layout" svg:width="4.115cm" svg:height="4.578cm" draw:transform="rotate (0.610865238198015) translate (0.095cm 2.8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svg:x="2.178cm" svg:y="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svg:x="3.81cm" svg:y="4.273cm">
          <text:p/>
          <draw:enhanced-geometry svg:viewBox="0 0 21600 21600" draw:type="rectangle" draw:enhanced-path="M 0 0 L 21600 0 21600 21600 0 21600 0 0 Z N"/>
        </draw:custom-shape>
        <draw:custom-shape draw:style-name="gr278" draw:text-style-name="P43" draw:layer="layout" svg:width="2.54cm" svg:height="3.81cm" svg:x="3.11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4" draw:layer="layout" svg:width="1.98cm" svg:height="0.499cm" draw:transform="rotate (0.628318530717959) translate (3.064cm 4.2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0" draw:text-style-name="P44" draw:layer="layout" svg:width="1.495cm" svg:height="0.367cm" draw:transform="rotate (0.349065850398866) translate (4.926cm 3.574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331612557878923) translate (4.246cm 12.4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2" draw:text-style-name="P45" draw:layer="layout" svg:x1="4.445cm" svg:y1="8.55cm" svg:x2="5.715cm" svg:y2="9.185cm">
          <text:p/>
        </draw:line>
        <draw:custom-shape draw:style-name="gr283" draw:text-style-name="P43" draw:layer="layout" svg:width="1.27cm" svg:height="1.27cm" svg:x="8.789cm" svg:y="8.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svg:x="3.775cm" svg:y="2.1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5" draw:text-style-name="P44" draw:layer="layout" svg:width="1.994cm" svg:height="0.798cm" draw:transform="rotate (0.453785605518526) translate (3.74cm 1.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10471975511966) translate (1.851cm 12.21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5" draw:layer="layout" svg:width="2.072cm" svg:height="0.895cm" draw:transform="rotate (0.383972435438752) translate (7.343cm 8.83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5" draw:layer="layout" svg:width="2.072cm" svg:height="0.896cm" draw:transform="rotate (0.383972435438752) translate (4.953cm 9.424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svg:x="6.385cm" svg:y="9.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svg:x="4.877cm" svg:y="2.1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8" draw:text-style-name="P1" draw:layer="layout" svg:width="0.397cm" svg:height="1.592cm" draw:transform="rotate (2.8623399732707) translate (3.366cm 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2" draw:layer="layout" svg:width="3.81cm" svg:height="3.25cm" draw:transform="rotate (-0.0698131700797735) translate (1.19cm 11.6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0" draw:text-style-name="P1" draw:layer="layout" svg:width="1.592cm" svg:height="0.396cm" draw:transform="rotate (2.8623399732707) translate (3.972cm 11.593cm)">
          <text:p/>
          <draw:enhanced-geometry svg:viewBox="0 0 21600 21600" draw:type="rectangle" draw:enhanced-path="M 0 0 L 21600 0 21600 21600 0 21600 0 0 Z N"/>
        </draw:custom-shape>
        <draw:custom-shape draw:style-name="gr291" draw:text-style-name="P46" draw:layer="layout" svg:width="0.587cm" svg:height="1.989cm" draw:transform="rotate (2.8623399732707) translate (2.938cm 13.372cm)">
          <text:p/>
          <draw:enhanced-geometry svg:viewBox="0 0 21600 21600" draw:type="rectangle" draw:enhanced-path="M 0 0 L 21600 0 21600 21600 0 21600 0 0 Z N"/>
        </draw:custom-shape>
        <draw:custom-shape draw:style-name="gr292" draw:text-style-name="P46" draw:layer="layout" svg:width="0.71cm" svg:height="0.397cm" draw:transform="rotate (2.8623399732707) translate (2.913cm 13.7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3" draw:text-style-name="P45" draw:layer="layout" svg:x1="2.205cm" svg:y1="11.65cm" svg:x2="6.284cm" svg:y2="11.761cm">
          <text:p/>
        </draw:line>
        <draw:custom-shape draw:style-name="gr294" draw:text-style-name="P42" draw:layer="layout" svg:width="2.05cm" svg:height="2.809cm" draw:transform="rotate (-0.0698131700797735) translate (5.029cm 11.896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82" draw:text-style-name="P45" draw:layer="layout" svg:x1="4.264cm" svg:y1="6.848cm" svg:x2="5.534cm" svg:y2="6.853cm">
          <text:p/>
        </draw:line>
        <draw:line draw:style-name="gr282" draw:text-style-name="P45" draw:layer="layout" svg:x1="4.264cm" svg:y1="7.483cm" svg:x2="5.534cm" svg:y2="7.488cm">
          <text:p/>
        </draw:line>
        <draw:line draw:style-name="gr282" draw:text-style-name="P45" draw:layer="layout" svg:x1="4.264cm" svg:y1="8.118cm" svg:x2="5.534cm" svg:y2="8.123cm">
          <text:p/>
        </draw:line>
        <draw:custom-shape draw:style-name="gr295" draw:text-style-name="P15" draw:layer="layout" svg:width="3.837cm" svg:height="0.961cm" draw:transform="rotate (-0.750491578357562) translate (2.73cm 6.1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43" draw:layer="layout" svg:width="1.27cm" svg:height="0.635cm" svg:x="4.03cm" svg:y="5.69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4">
          <draw:page-thumbnail draw:style-name="gr8" draw:layer="layout" svg:width="18.622cm" svg:height="10.478cm" svg:x="1.482cm" svg:y="2.121cm" draw:page-number="40" presentation:class="page"/>
          <draw:frame presentation:style-name="pr1" draw:text-style-name="P5" draw:layer="layout" svg:width="17.273cm" svg:height="12.572cm" svg:x="2.16cm" svg:y="13.269cm" presentation:class="notes" presentation:placeholder="true">
            <draw:text-box/>
          </draw:frame>
        </presentation:notes>
      </draw:page>
      <draw:page draw:name="page41" draw:style-name="dp1" draw:master-page-name="Default" presentation:presentation-page-layout-name="AL2T1">
        <draw:custom-shape draw:style-name="gr272" draw:text-style-name="P15" draw:layer="layout" svg:width="2.54cm" svg:height="0.895cm" draw:transform="rotate (-0.108559479474048) translate (5.994cm 6.167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5" draw:layer="layout" svg:width="2.072cm" svg:height="0.896cm" draw:transform="rotate (-0.579798377512516) translate (8.529cm 5.227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1" draw:text-style-name="P41" draw:layer="layout" svg:width="15.875cm" svg:height="6.985cm" draw:transform="rotate (-2.02458193231342) translate (12.358cm 1.703cm)">
          <text:p/>
          <draw:enhanced-geometry svg:viewBox="0 0 21600 21600" draw:mirror-horizontal="true" draw:type="block-arc" draw:modifiers="-162.103408813477 8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73" draw:text-style-name="P15" draw:layer="layout" svg:width="3.916cm" svg:height="3.81cm" svg:x="2.205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2" draw:layer="layout" svg:width="3.81cm" svg:height="6.35cm" svg:x="2.474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15" draw:layer="layout" svg:width="4.115cm" svg:height="4.578cm" draw:transform="rotate (0.610865238198015) translate (0.095cm 2.8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svg:x="2.178cm" svg:y="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svg:x="3.81cm" svg:y="4.273cm">
          <text:p/>
          <draw:enhanced-geometry svg:viewBox="0 0 21600 21600" draw:type="rectangle" draw:enhanced-path="M 0 0 L 21600 0 21600 21600 0 21600 0 0 Z N"/>
        </draw:custom-shape>
        <draw:custom-shape draw:style-name="gr278" draw:text-style-name="P43" draw:layer="layout" svg:width="2.54cm" svg:height="3.81cm" svg:x="3.11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4" draw:layer="layout" svg:width="1.98cm" svg:height="0.499cm" draw:transform="rotate (0.628318530717959) translate (3.064cm 4.2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0" draw:text-style-name="P44" draw:layer="layout" svg:width="1.495cm" svg:height="0.367cm" draw:transform="rotate (0.349065850398866) translate (4.926cm 3.574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331612557878923) translate (4.246cm 12.4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44" draw:layer="layout" svg:width="1.994cm" svg:height="0.798cm" draw:transform="rotate (0.453785605518526) translate (3.74cm 1.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10471975511966) translate (1.851cm 12.21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 draw:layer="layout" svg:width="0.397cm" svg:height="1.592cm" draw:transform="rotate (2.8623399732707) translate (3.366cm 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2" draw:layer="layout" svg:width="3.81cm" svg:height="3.25cm" draw:transform="rotate (-0.0698131700797735) translate (1.19cm 11.6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0" draw:text-style-name="P1" draw:layer="layout" svg:width="1.592cm" svg:height="0.396cm" draw:transform="rotate (2.8623399732707) translate (3.972cm 11.593cm)">
          <text:p/>
          <draw:enhanced-geometry svg:viewBox="0 0 21600 21600" draw:type="rectangle" draw:enhanced-path="M 0 0 L 21600 0 21600 21600 0 21600 0 0 Z N"/>
        </draw:custom-shape>
        <draw:custom-shape draw:style-name="gr291" draw:text-style-name="P46" draw:layer="layout" svg:width="0.587cm" svg:height="1.989cm" draw:transform="rotate (2.8623399732707) translate (2.938cm 13.372cm)">
          <text:p/>
          <draw:enhanced-geometry svg:viewBox="0 0 21600 21600" draw:type="rectangle" draw:enhanced-path="M 0 0 L 21600 0 21600 21600 0 21600 0 0 Z N"/>
        </draw:custom-shape>
        <draw:custom-shape draw:style-name="gr292" draw:text-style-name="P46" draw:layer="layout" svg:width="0.71cm" svg:height="0.397cm" draw:transform="rotate (2.8623399732707) translate (2.913cm 13.7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3" draw:text-style-name="P45" draw:layer="layout" svg:x1="2.205cm" svg:y1="11.65cm" svg:x2="6.284cm" svg:y2="11.761cm">
          <text:p/>
        </draw:line>
        <draw:custom-shape draw:style-name="gr294" draw:text-style-name="P42" draw:layer="layout" svg:width="2.05cm" svg:height="2.809cm" draw:transform="rotate (-0.0698131700797735) translate (5.029cm 11.896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82" draw:text-style-name="P45" draw:layer="layout" svg:x1="4.264cm" svg:y1="6.848cm" svg:x2="5.534cm" svg:y2="6.853cm">
          <text:p/>
        </draw:line>
        <draw:line draw:style-name="gr282" draw:text-style-name="P45" draw:layer="layout" svg:x1="4.264cm" svg:y1="7.483cm" svg:x2="5.534cm" svg:y2="7.488cm">
          <text:p/>
        </draw:line>
        <draw:line draw:style-name="gr282" draw:text-style-name="P45" draw:layer="layout" svg:x1="4.264cm" svg:y1="8.118cm" svg:x2="5.534cm" svg:y2="8.123cm">
          <text:p/>
        </draw:line>
        <draw:custom-shape draw:style-name="gr287" draw:text-style-name="P15" draw:layer="layout" svg:width="2.072cm" svg:height="0.896cm" draw:transform="rotate (-0.42498767286062) translate (5.838cm 6.47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43" draw:layer="layout" svg:width="1.554cm" svg:height="0.995cm" draw:transform="rotate (1.82142560738128) translate (7.238cm 7.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5" draw:layer="layout" svg:width="3.837cm" svg:height="0.961cm" draw:transform="rotate (-0.258832328070759) translate (2.205cm 6.3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43" draw:layer="layout" svg:width="1.27cm" svg:height="0.635cm" svg:x="4.03cm" svg:y="5.69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8" draw:text-style-name="P2" draw:layer="layout" svg:width="0.732cm" svg:height="0.6cm" draw:transform="rotate (0.802851455917391) translate (4.64cm 2.397cm)">
          <text:p/>
          <draw:enhanced-geometry svg:viewBox="0 0 21600 21600" draw:mirror-horizontal="false" draw:text-areas="5400 5400 16200 16200" draw:mirror-vertical="true" draw:type="flowchart-sort" draw:enhanced-path="M 0 10800 L 10800 0 21600 10800 10800 21600 Z N M 0 10800 L 21600 10800 N"/>
        </draw:custom-shape>
        <draw:custom-shape draw:style-name="gr297" draw:text-style-name="P43" draw:layer="layout" svg:width="1.554cm" svg:height="0.995cm" draw:transform="rotate (1.82142560738128) translate (9.831cm 5.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8" draw:text-style-name="P2" draw:layer="layout" svg:width="0.732cm" svg:height="0.6cm" draw:transform="rotate (0.802851455917391) translate (3.54cm 2.497cm)">
          <text:p/>
          <draw:enhanced-geometry svg:viewBox="0 0 21600 21600" draw:mirror-horizontal="true" draw:text-areas="5400 5400 16200 16200" draw:mirror-vertical="true" draw:type="flowchart-sort" draw:enhanced-path="M 0 10800 L 10800 0 21600 10800 10800 21600 Z N M 0 10800 L 21600 10800 N"/>
        </draw:custom-shape>
        <presentation:notes draw:style-name="dp5">
          <draw:page-thumbnail draw:style-name="gr8" draw:layer="layout" svg:width="18.622cm" svg:height="10.478cm" svg:x="1.482cm" svg:y="2.121cm" draw:page-number="41" presentation:class="page"/>
          <draw:frame presentation:style-name="pr1" draw:text-style-name="P5" draw:layer="layout" svg:width="17.273cm" svg:height="12.572cm" svg:x="2.16cm" svg:y="13.269cm" presentation:class="notes" presentation:placeholder="true">
            <draw:text-box/>
          </draw:frame>
        </presentation:notes>
      </draw:page>
      <draw:page draw:name="page42" draw:style-name="dp1" draw:master-page-name="Default" presentation:presentation-page-layout-name="AL2T1">
        <draw:custom-shape draw:style-name="gr281" draw:text-style-name="P15" draw:layer="layout" svg:width="1.27cm" svg:height="5.715cm" draw:transform="rotate (0.663225115757845) translate (4.273cm 12.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1" draw:text-style-name="P41" draw:layer="layout" svg:width="15.875cm" svg:height="6.983cm" draw:transform="skewX (3.35981063514098E-017) rotate (2.91330358742893) translate (22.444cm 16.747cm)">
          <text:p/>
          <draw:enhanced-geometry svg:viewBox="0 0 21600 21600" draw:mirror-horizontal="true" draw:type="block-arc" draw:modifiers="-162.103408813477 8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72" draw:text-style-name="P15" draw:layer="layout" svg:width="2.54cm" svg:height="0.895cm" draw:transform="rotate (0.855211333477221) translate (5.714cm 8.267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2.205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2" draw:layer="layout" svg:width="3.81cm" svg:height="6.35cm" svg:x="2.474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15" draw:layer="layout" svg:width="4.115cm" svg:height="4.578cm" draw:transform="rotate (0.610865238198015) translate (0.095cm 2.8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svg:x="2.178cm" svg:y="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svg:x="3.81cm" svg:y="4.273cm">
          <text:p/>
          <draw:enhanced-geometry svg:viewBox="0 0 21600 21600" draw:type="rectangle" draw:enhanced-path="M 0 0 L 21600 0 21600 21600 0 21600 0 0 Z N"/>
        </draw:custom-shape>
        <draw:custom-shape draw:style-name="gr278" draw:text-style-name="P43" draw:layer="layout" svg:width="2.54cm" svg:height="3.81cm" svg:x="3.11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4" draw:layer="layout" svg:width="1.98cm" svg:height="0.499cm" draw:transform="rotate (0.628318530717959) translate (3.064cm 4.2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0" draw:text-style-name="P44" draw:layer="layout" svg:width="1.495cm" svg:height="0.367cm" draw:transform="rotate (0.349065850398866) translate (4.926cm 3.574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3" draw:text-style-name="P43" draw:layer="layout" svg:width="1.27cm" svg:height="1.27cm" svg:x="8.789cm" svg:y="8.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svg:x="3.675cm" svg:y="2.077cm">
          <text:p/>
          <draw:enhanced-geometry svg:viewBox="0 0 21600 21600" draw:mirror-vertic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5" draw:text-style-name="P44" draw:layer="layout" svg:width="1.994cm" svg:height="0.798cm" draw:transform="rotate (0.453785605518526) translate (3.74cm 1.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10471975511966) translate (1.851cm 12.21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5" draw:layer="layout" svg:width="2.072cm" svg:height="0.895cm" draw:transform="rotate (0.383972435438752) translate (7.343cm 8.83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5" draw:layer="layout" svg:width="2.072cm" svg:height="0.896cm" draw:transform="rotate (0.736703477266807) translate (0.635cm 10.282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svg:x="1.905cm" svg:y="10.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8" draw:text-style-name="P1" draw:layer="layout" svg:width="0.397cm" svg:height="1.592cm" draw:transform="rotate (-0.65572019997427) translate (10.496cm 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2" draw:layer="layout" svg:width="3.81cm" svg:height="3.25cm" draw:transform="rotate (-0.0698131700797735) translate (1.19cm 11.6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0" draw:text-style-name="P1" draw:layer="layout" svg:width="1.592cm" svg:height="0.396cm" draw:transform="rotate (-0.65572019997427) translate (9.992cm 7.649cm)">
          <text:p/>
          <draw:enhanced-geometry svg:viewBox="0 0 21600 21600" draw:type="rectangle" draw:enhanced-path="M 0 0 L 21600 0 21600 21600 0 21600 0 0 Z N"/>
        </draw:custom-shape>
        <draw:custom-shape draw:style-name="gr291" draw:text-style-name="P46" draw:layer="layout" svg:width="0.587cm" svg:height="1.989cm" draw:transform="rotate (-0.65572019997427) translate (11.607cm 6.374cm)">
          <text:p/>
          <draw:enhanced-geometry svg:viewBox="0 0 21600 21600" draw:type="rectangle" draw:enhanced-path="M 0 0 L 21600 0 21600 21600 0 21600 0 0 Z N"/>
        </draw:custom-shape>
        <draw:custom-shape draw:style-name="gr292" draw:text-style-name="P46" draw:layer="layout" svg:width="0.71cm" svg:height="0.397cm" draw:transform="rotate (-0.65572019997427) translate (11.778cm 6.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2" draw:text-style-name="P45" draw:layer="layout" svg:x1="4.264cm" svg:y1="6.848cm" svg:x2="5.534cm" svg:y2="6.853cm">
          <text:p/>
        </draw:line>
        <draw:line draw:style-name="gr282" draw:text-style-name="P45" draw:layer="layout" svg:x1="4.264cm" svg:y1="7.483cm" svg:x2="5.534cm" svg:y2="7.488cm">
          <text:p/>
        </draw:line>
        <draw:line draw:style-name="gr282" draw:text-style-name="P45" draw:layer="layout" svg:x1="4.264cm" svg:y1="8.118cm" svg:x2="5.534cm" svg:y2="8.123cm">
          <text:p/>
        </draw:line>
        <draw:custom-shape draw:style-name="gr295" draw:text-style-name="P15" draw:layer="layout" svg:width="3.837cm" svg:height="0.961cm" draw:transform="rotate (-2.10294721572797) translate (3.175cm 6.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43" draw:layer="layout" svg:width="1.27cm" svg:height="0.635cm" svg:x="4.03cm" svg:y="5.69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8" draw:text-style-name="P2" draw:layer="layout" svg:width="0.732cm" svg:height="0.6cm" draw:transform="rotate (0.802851455917391) translate (4.691cm 2.286cm)">
          <text:p/>
          <draw:enhanced-geometry svg:viewBox="0 0 21600 21600" draw:mirror-horizontal="false" draw:text-areas="5400 5400 16200 16200" draw:type="flowchart-sort" draw:enhanced-path="M 0 10800 L 10800 0 21600 10800 10800 21600 Z N M 0 10800 L 21600 10800 N"/>
        </draw:custom-shape>
        <draw:custom-shape draw:style-name="gr299" draw:text-style-name="P42" draw:layer="layout" svg:width="2.051cm" svg:height="2.813cm" draw:transform="rotate (-0.383972435438753) translate (5.63cm 11.369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3" draw:text-style-name="P45" draw:layer="layout" svg:x1="2.205cm" svg:y1="11.65cm" svg:x2="6.284cm" svg:y2="11.761cm">
          <text:p/>
        </draw:line>
        <presentation:notes draw:style-name="dp2">
          <draw:page-thumbnail draw:style-name="gr8" draw:layer="layout" svg:width="18.622cm" svg:height="10.478cm" svg:x="1.482cm" svg:y="2.121cm" draw:page-number="42" presentation:class="page"/>
          <draw:frame presentation:style-name="pr1" draw:text-style-name="P5" draw:layer="layout" svg:width="17.273cm" svg:height="12.572cm" svg:x="2.16cm" svg:y="13.269cm" presentation:class="notes" presentation:placeholder="true">
            <draw:text-box/>
          </draw:frame>
        </presentation:notes>
      </draw:page>
      <draw:page draw:name="page43" draw:style-name="dp1" draw:master-page-name="Default" presentation:presentation-page-layout-name="AL2T1">
        <draw:custom-shape draw:style-name="gr295" draw:text-style-name="P15" draw:layer="layout" svg:width="3.837cm" svg:height="0.961cm" draw:transform="rotate (-0.244346095279206) translate (5.998cm 6.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1.905cm" svg:y="1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2" draw:layer="layout" svg:width="3.81cm" svg:height="6.35cm" svg:x="2.474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15" draw:layer="layout" svg:width="4.115cm" svg:height="4.578cm" draw:transform="rotate (0.610865238198015) translate (0.095cm 2.8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svg:x="2.178cm" svg:y="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svg:x="3.81cm" svg:y="4.273cm">
          <text:p/>
          <draw:enhanced-geometry svg:viewBox="0 0 21600 21600" draw:type="rectangle" draw:enhanced-path="M 0 0 L 21600 0 21600 21600 0 21600 0 0 Z N"/>
        </draw:custom-shape>
        <draw:custom-shape draw:style-name="gr278" draw:text-style-name="P43" draw:layer="layout" svg:width="2.54cm" svg:height="3.81cm" svg:x="3.11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0" draw:text-style-name="P44" draw:layer="layout" svg:width="1.98cm" svg:height="0.498cm" draw:transform="rotate (0.907571211037051) translate (3.306cm 4.75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0" draw:text-style-name="P44" draw:layer="layout" svg:width="1.495cm" svg:height="0.368cm" draw:transform="rotate (0.820304748437335) translate (4.687cm 4.324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98" draw:text-style-name="P2" draw:layer="layout" svg:width="0.732cm" svg:height="0.6cm" draw:transform="rotate (0.802851455917391) translate (3.591cm 2.586cm)">
          <text:p/>
          <draw:enhanced-geometry svg:viewBox="0 0 21600 21600" draw:mirror-horizontal="true" draw:text-areas="5400 5400 16200 16200" draw:type="flowchart-sort" draw:enhanced-path="M 0 10800 L 10800 0 21600 10800 10800 21600 Z N M 0 10800 L 21600 10800 N"/>
        </draw:custom-shape>
        <draw:custom-shape draw:style-name="gr271" draw:text-style-name="P41" draw:layer="layout" svg:width="15.875cm" svg:height="6.985cm" draw:transform="rotate (-1.58824961931484) translate (10.734cm -0.145cm)">
          <text:p/>
          <draw:enhanced-geometry svg:viewBox="0 0 21600 21600" draw:type="block-arc" draw:modifiers="-162.103408813477 8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1" draw:text-style-name="P15" draw:layer="layout" svg:width="1.27cm" svg:height="5.715cm" draw:transform="rotate (0.663225115757845) translate (4.272cm 12.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15" draw:layer="layout" svg:width="1.27cm" svg:height="4.886cm" draw:transform="rotate (-3.14159265358979) translate (3.572cm 17.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15" draw:layer="layout" svg:width="2.54cm" svg:height="0.895cm" draw:transform="rotate (0.855211333477221) translate (0.634cm 6.997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svg:x="9.36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3" draw:text-style-name="P43" draw:layer="layout" svg:width="1.27cm" svg:height="1.27cm" svg:x="1.702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svg:x="4.877cm" svg:y="2.173cm">
          <text:p/>
          <draw:enhanced-geometry svg:viewBox="0 0 21600 21600" draw:mirror-vertic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5" draw:text-style-name="P44" draw:layer="layout" svg:width="1.994cm" svg:height="0.798cm" draw:transform="rotate (0.453785605518526) translate (3.74cm 1.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8" draw:text-style-name="P1" draw:layer="layout" svg:width="0.397cm" svg:height="1.592cm" draw:transform="rotate (2.65290046303138) translate (3.183cm 10.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42" draw:layer="layout" svg:width="3.453cm" svg:height="3.479cm" draw:transform="rotate (-0.453785605518526) translate (1.757cm 10.45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03" draw:text-style-name="P46" draw:layer="layout" svg:width="0.586cm" svg:height="1.989cm" draw:transform="rotate (2.65290046303138) translate (2.365cm 12.782cm)">
          <text:p/>
          <draw:enhanced-geometry svg:viewBox="0 0 21600 21600" draw:type="rectangle" draw:enhanced-path="M 0 0 L 21600 0 21600 21600 0 21600 0 0 Z N"/>
        </draw:custom-shape>
        <draw:custom-shape draw:style-name="gr292" draw:text-style-name="P46" draw:layer="layout" svg:width="0.71cm" svg:height="0.397cm" draw:transform="rotate (2.65290046303138) translate (2.242cm 1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9" draw:text-style-name="P42" draw:layer="layout" svg:width="2.051cm" svg:height="2.813cm" draw:transform="rotate (-0.383972435438753) translate (5.73cm 11.368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3" draw:text-style-name="P45" draw:layer="layout" svg:x1="2.32cm" svg:y1="11.24cm" svg:x2="6.284cm" svg:y2="11.858cm">
          <text:p/>
        </draw:line>
        <draw:custom-shape draw:style-name="gr304" draw:text-style-name="P1" draw:layer="layout" svg:width="1.591cm" svg:height="0.396cm" draw:transform="rotate (2.65290046303138) translate (3.724cm 11.246cm)">
          <text:p/>
          <draw:enhanced-geometry svg:viewBox="0 0 21600 21600" draw:type="rectangle" draw:enhanced-path="M 0 0 L 21600 0 21600 21600 0 21600 0 0 Z N"/>
        </draw:custom-shape>
        <draw:line draw:style-name="gr282" draw:text-style-name="P45" draw:layer="layout" svg:x1="4.264cm" svg:y1="6.751cm" svg:x2="5.534cm" svg:y2="6.756cm">
          <text:p/>
        </draw:line>
        <draw:line draw:style-name="gr282" draw:text-style-name="P45" draw:layer="layout" svg:x1="4.264cm" svg:y1="7.386cm" svg:x2="5.534cm" svg:y2="7.391cm">
          <text:p/>
        </draw:line>
        <draw:line draw:style-name="gr282" draw:text-style-name="P45" draw:layer="layout" svg:x1="4.264cm" svg:y1="8.021cm" svg:x2="5.534cm" svg:y2="8.026cm">
          <text:p/>
        </draw:line>
        <draw:custom-shape draw:style-name="gr296" draw:text-style-name="P43" draw:layer="layout" svg:width="1.27cm" svg:height="0.635cm" svg:x="4.03cm" svg:y="5.69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4">
          <draw:page-thumbnail draw:style-name="gr8" draw:layer="layout" svg:width="18.622cm" svg:height="10.478cm" svg:x="1.482cm" svg:y="2.121cm" draw:page-number="43" presentation:class="page"/>
          <draw:frame presentation:style-name="pr1" draw:text-style-name="P5" draw:layer="layout" svg:width="17.273cm" svg:height="12.572cm" svg:x="2.16cm" svg:y="13.269cm" presentation:class="notes" presentation:placeholder="true">
            <draw:text-box/>
          </draw:frame>
        </presentation:notes>
      </draw:page>
      <draw:page draw:name="page44" draw:style-name="dp1" draw:master-page-name="Default" presentation:presentation-page-layout-name="AL2T1">
        <draw:custom-shape draw:style-name="gr305" draw:text-style-name="P15" draw:layer="layout" svg:width="2.54cm" svg:height="0.897cm" draw:transform="rotate (-0.785398163397448) translate (6.609cm 4.39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2.368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2" draw:layer="layout" svg:width="3.81cm" svg:height="6.35cm" svg:x="2.474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15" draw:layer="layout" svg:width="4.115cm" svg:height="4.578cm" draw:transform="rotate (0.610865238198015) translate (0.095cm 2.8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svg:x="2.178cm" svg:y="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svg:x="3.81cm" svg:y="4.273cm">
          <text:p/>
          <draw:enhanced-geometry svg:viewBox="0 0 21600 21600" draw:type="rectangle" draw:enhanced-path="M 0 0 L 21600 0 21600 21600 0 21600 0 0 Z N"/>
        </draw:custom-shape>
        <draw:custom-shape draw:style-name="gr278" draw:text-style-name="P43" draw:layer="layout" svg:width="2.54cm" svg:height="3.81cm" svg:x="3.11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0" draw:text-style-name="P44" draw:layer="layout" svg:width="1.98cm" svg:height="0.498cm" draw:transform="rotate (1.1693705988362) translate (3.871cm 5.20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0" draw:text-style-name="P44" draw:layer="layout" svg:width="1.495cm" svg:height="0.37cm" draw:transform="rotate (1.27409035395586) translate (4.856cm 4.802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1" draw:text-style-name="P41" draw:layer="layout" svg:width="15.875cm" svg:height="6.985cm" draw:transform="rotate (-2.02458193231342) translate (18.339cm 1.461cm)">
          <text:p/>
          <draw:enhanced-geometry svg:viewBox="0 0 21600 21600" draw:type="block-arc" draw:modifiers="-162.103408813477 8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1" draw:text-style-name="P15" draw:layer="layout" svg:width="1.27cm" svg:height="5.715cm" draw:transform="rotate (0.226892802759263) translate (4.432cm 12.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15" draw:layer="layout" svg:width="2.54cm" svg:height="0.895cm" draw:transform="rotate (0.855211333477221) translate (0.533cm 6.69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svg:x="8.255cm" svg:y="1.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3" draw:text-style-name="P43" draw:layer="layout" svg:width="1.27cm" svg:height="1.27cm" svg:x="0cm" svg:y="1.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5" draw:layer="layout" svg:width="1.27cm" svg:height="5.715cm" draw:transform="rotate (0.663225115757845) translate (-0.033cm 13.91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2" draw:layer="layout" svg:width="0.635cm" svg:height="0.635cm" svg:x="4.793cm" svg:y="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2" draw:layer="layout" svg:width="0.635cm" svg:height="0.635cm" svg:x="3.691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15" draw:layer="layout" svg:width="2.06cm" svg:height="0.895cm" draw:transform="rotate (-1.15191730631626) translate (8.431cm 2.742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8" draw:text-style-name="P15" draw:layer="layout" svg:width="2.059cm" svg:height="0.897cm" draw:transform="rotate (-1.36135681655558) translate (0.937cm 3.068cm)">
          <text:p/>
          <draw:enhanced-geometry svg:viewBox="0 0 21600 21600" draw:mirror-horizontal="tru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44" draw:layer="layout" svg:width="1.994cm" svg:height="0.798cm" draw:transform="rotate (0.453785605518526) translate (3.74cm 1.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9" draw:text-style-name="P1" draw:layer="layout" svg:width="0.397cm" svg:height="1.591cm" draw:transform="rotate (-2.75762021815104) translate (1.085cm 1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0" draw:text-style-name="P1" draw:layer="layout" svg:width="1.591cm" svg:height="0.397cm" draw:transform="rotate (-2.7401669256311) translate (1.653cm 11.91cm)">
          <text:p/>
          <draw:enhanced-geometry svg:viewBox="0 0 21600 21600" draw:type="rectangle" draw:enhanced-path="M 0 0 L 21600 0 21600 21600 0 21600 0 0 Z N"/>
        </draw:custom-shape>
        <draw:custom-shape draw:style-name="gr303" draw:text-style-name="P46" draw:layer="layout" svg:width="0.586cm" svg:height="1.989cm" draw:transform="rotate (-2.7401669256311) translate (2.001cm 13.912cm)">
          <text:p/>
          <draw:enhanced-geometry svg:viewBox="0 0 21600 21600" draw:type="rectangle" draw:enhanced-path="M 0 0 L 21600 0 21600 21600 0 21600 0 0 Z N"/>
        </draw:custom-shape>
        <draw:custom-shape draw:style-name="gr292" draw:text-style-name="P46" draw:layer="layout" svg:width="0.71cm" svg:height="0.397cm" draw:transform="rotate (-2.75762021815104) translate (2.196cm 14.2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1" draw:text-style-name="P42" draw:layer="layout" svg:width="3.338cm" svg:height="3.479cm" draw:transform="rotate (-0.0698131700797735) translate (1.717cm 11.75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2" draw:text-style-name="P42" draw:layer="layout" svg:width="1.878cm" svg:height="3.347cm" draw:transform="rotate (-0.0698131700797735) translate (5.186cm 11.894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3" draw:text-style-name="P45" draw:layer="layout" svg:x1="2.54cm" svg:y1="12.012cm" svg:x2="6.284cm" svg:y2="12.016cm">
          <text:p/>
        </draw:line>
        <draw:line draw:style-name="gr282" draw:text-style-name="P45" draw:layer="layout" svg:x1="4.264cm" svg:y1="6.751cm" svg:x2="5.534cm" svg:y2="6.756cm">
          <text:p/>
        </draw:line>
        <draw:line draw:style-name="gr282" draw:text-style-name="P45" draw:layer="layout" svg:x1="4.264cm" svg:y1="7.386cm" svg:x2="5.534cm" svg:y2="7.391cm">
          <text:p/>
        </draw:line>
        <draw:line draw:style-name="gr282" draw:text-style-name="P45" draw:layer="layout" svg:x1="4.264cm" svg:y1="8.021cm" svg:x2="5.534cm" svg:y2="8.026cm">
          <text:p/>
        </draw:line>
        <draw:custom-shape draw:style-name="gr296" draw:text-style-name="P43" draw:layer="layout" svg:width="1.27cm" svg:height="0.635cm" svg:x="4.03cm" svg:y="5.69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4">
          <draw:page-thumbnail draw:style-name="gr8" draw:layer="layout" svg:width="18.622cm" svg:height="10.478cm" svg:x="1.482cm" svg:y="2.121cm" draw:page-number="44" presentation:class="page"/>
          <draw:frame presentation:style-name="pr1" draw:text-style-name="P5" draw:layer="layout" svg:width="17.273cm" svg:height="12.572cm" svg:x="2.16cm" svg:y="13.269cm" presentation:class="notes" presentation:placeholder="true">
            <draw:text-box/>
          </draw:frame>
        </presentation:notes>
      </draw:page>
      <draw:page draw:name="page45" draw:style-name="dp1" draw:master-page-name="Default" presentation:presentation-page-layout-name="AL2T1">
        <draw:custom-shape draw:style-name="gr272" draw:text-style-name="P15" draw:layer="layout" svg:width="2.54cm" svg:height="0.895cm" draw:transform="rotate (1.23918376891597) translate (7.447cm 10.817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2.205cm" svg:y="11.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3" draw:text-style-name="P42" draw:layer="layout" svg:width="3.81cm" svg:height="6.028cm" draw:transform="rotate (-0.383972435438753) translate (4.91cm 6.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5" draw:layer="layout" svg:width="4.114cm" svg:height="4.577cm" draw:transform="rotate (0.139626340159546) translate (4.31cm 2.95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draw:transform="rotate (-0.645771823237902) translate (8.385cm 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draw:transform="rotate (-0.453785605518526) translate (7.25cm 5.757cm)">
          <text:p/>
          <draw:enhanced-geometry svg:viewBox="0 0 21600 21600" draw:type="rectangle" draw:enhanced-path="M 0 0 L 21600 0 21600 21600 0 21600 0 0 Z N"/>
        </draw:custom-shape>
        <draw:custom-shape draw:style-name="gr278" draw:text-style-name="P43" draw:layer="layout" svg:width="2.54cm" svg:height="3.81cm" draw:transform="rotate (-0.645771823237902) translate (8.713cm 2.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4" draw:layer="layout" svg:width="1.98cm" svg:height="0.499cm" draw:transform="rotate (-0.0349065850398864) translate (6.782cm 5.15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15" draw:text-style-name="P44" draw:layer="layout" svg:width="1.494cm" svg:height="0.371cm" draw:transform="rotate (0.994837673636768) translate (8.741cm 6.768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16" draw:text-style-name="P15" draw:layer="layout" svg:width="1.27cm" svg:height="3.894cm" draw:transform="rotate (1.6929693744345) translate (4.462cm 14.9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2" draw:text-style-name="P45" draw:layer="layout" svg:x1="6.478cm" svg:y1="8.109cm" svg:x2="7.426cm" svg:y2="8.656cm">
          <text:p/>
        </draw:line>
        <draw:custom-shape draw:style-name="gr283" draw:text-style-name="P43" draw:layer="layout" svg:width="1.27cm" svg:height="1.27cm" draw:transform="rotate (-0.383972435438753) translate (9.619cm 11.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draw:transform="rotate (-0.645771823237902) translate (8.589cm 4.02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17" draw:text-style-name="P44" draw:layer="layout" svg:width="1.993cm" svg:height="0.799cm" draw:transform="rotate (-0.20943951023932) translate (9.255cm 3.15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10471975511966) translate (2.35cm 13.00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15" draw:layer="layout" svg:width="3.837cm" svg:height="0.962cm" draw:transform="rotate (-1.76278254451427) translate (5.411cm 6.8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5" draw:layer="layout" svg:width="2.072cm" svg:height="0.895cm" draw:transform="rotate (0.750491578357562) translate (8.277cm 11.94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2" draw:layer="layout" svg:width="0.635cm" svg:height="0.635cm" draw:transform="rotate (-0.645771823237902) translate (9.498cm 4.6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16" draw:text-style-name="P15" draw:layer="layout" svg:width="1.27cm" svg:height="3.894cm" draw:transform="rotate (-0.174532925199433) translate (7.157cm 14.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 draw:layer="layout" svg:width="0.397cm" svg:height="1.592cm" draw:transform="rotate (-1.36135681655558) translate (11.08cm 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 draw:layer="layout" svg:width="1.592cm" svg:height="0.397cm" draw:transform="rotate (-1.36135681655558) translate (10.955cm 11.644cm)">
          <text:p/>
          <draw:enhanced-geometry svg:viewBox="0 0 21600 21600" draw:type="rectangle" draw:enhanced-path="M 0 0 L 21600 0 21600 21600 0 21600 0 0 Z N"/>
        </draw:custom-shape>
        <draw:custom-shape draw:style-name="gr291" draw:text-style-name="P46" draw:layer="layout" svg:width="0.587cm" svg:height="1.989cm" draw:transform="rotate (-1.36135681655558) translate (13.004cm 11.759cm)">
          <text:p/>
          <draw:enhanced-geometry svg:viewBox="0 0 21600 21600" draw:type="rectangle" draw:enhanced-path="M 0 0 L 21600 0 21600 21600 0 21600 0 0 Z N"/>
        </draw:custom-shape>
        <draw:custom-shape draw:style-name="gr292" draw:text-style-name="P46" draw:layer="layout" svg:width="0.71cm" svg:height="0.396cm" draw:transform="rotate (-1.36135681655558) translate (13.38cm 11.5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0" draw:text-style-name="P42" draw:layer="layout" svg:width="3.827cm" svg:height="3.479cm" draw:transform="rotate (-0.331612557878923) translate (1.764cm 11.50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1" draw:text-style-name="P42" draw:layer="layout" svg:width="2.13cm" svg:height="2.874cm" draw:transform="rotate (-0.994837673636768) translate (7.824cm 11.379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3" draw:text-style-name="P45" draw:layer="layout" svg:x1="2.853cm" svg:y1="11.659cm" svg:x2="6.751cm" svg:y2="12.263cm">
          <text:p/>
        </draw:line>
        <draw:custom-shape draw:style-name="gr322" draw:text-style-name="P15" draw:layer="layout" svg:width="2.073cm" svg:height="0.896cm" draw:transform="rotate (0.750491578357562) translate (3.571cm 11.36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draw:transform="rotate (-0.383972435438753) translate (5.32cm 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2" draw:text-style-name="P45" draw:layer="layout" svg:x1="6.279cm" svg:y1="8.811cm" svg:x2="7.228cm" svg:y2="9.357cm">
          <text:p/>
        </draw:line>
        <draw:line draw:style-name="gr282" draw:text-style-name="P45" draw:layer="layout" svg:x1="6.077cm" svg:y1="9.507cm" svg:x2="7.025cm" svg:y2="10.054cm">
          <text:p/>
        </draw:line>
        <draw:custom-shape draw:style-name="gr296" draw:text-style-name="P43" draw:layer="layout" svg:width="1.27cm" svg:height="0.636cm" draw:transform="rotate (0.331612557878923) translate (6.55cm 7.52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4">
          <draw:page-thumbnail draw:style-name="gr8" draw:layer="layout" svg:width="18.622cm" svg:height="10.478cm" svg:x="1.482cm" svg:y="2.121cm" draw:page-number="45" presentation:class="page"/>
          <draw:frame presentation:style-name="pr1" draw:text-style-name="P5" draw:layer="layout" svg:width="17.273cm" svg:height="12.572cm" svg:x="2.16cm" svg:y="13.269cm" presentation:class="notes" presentation:placeholder="true">
            <draw:text-box/>
          </draw:frame>
        </presentation:notes>
      </draw:page>
      <draw:page draw:name="page46" draw:style-name="dp3" draw:master-page-name="Default" presentation:presentation-page-layout-name="AL2T1">
        <draw:custom-shape draw:style-name="gr323" draw:text-style-name="P47" draw:layer="layout" svg:width="29.845cm" svg:height="12.7cm" svg:x="0cm" svg:y="-0.635cm">
          <text:p/>
          <draw:enhanced-geometry svg:viewBox="0 0 21600 21600" draw:type="rectangle" draw:enhanced-path="M 0 0 L 21600 0 21600 21600 0 21600 0 0 Z N"/>
        </draw:custom-shape>
        <draw:custom-shape draw:style-name="gr324" draw:text-style-name="P48" draw:layer="layout" svg:width="29.21cm" svg:height="10.16cm" svg:x="0cm" svg:y="8.25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25" draw:text-style-name="P49" draw:layer="layout" svg:width="8.89cm" svg:height="14.705cm" svg:x="9.525cm" svg:y="-0.635cm">
          <text:p/>
          <draw:enhanced-geometry svg:viewBox="0 0 21600 21600" draw:type="rectangle" draw:enhanced-path="M 0 0 L 21600 0 21600 21600 0 21600 0 0 Z N"/>
        </draw:custom-shape>
        <draw:custom-shape draw:style-name="gr326" draw:text-style-name="P50" draw:layer="layout" svg:width="8.89cm" svg:height="0.635cm" svg:x="9.525cm" svg:y="13.432cm">
          <text:p/>
          <draw:enhanced-geometry svg:viewBox="0 0 21600 21600" draw:mirror-vertical="true" draw:mirror-horizontal="false" draw:glue-points="?f6 10800 10800 21600 ?f5 10800 10800 0" draw:text-areas="?f3 ?f3 ?f4 ?f4" draw:type="trapezoid" draw:modifiers="515.03767855134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7" draw:text-style-name="P50" draw:layer="layout" svg:width="7.62cm" svg:height="0.635cm" svg:x="10.16cm" svg:y="12.697cm">
          <text:p/>
          <draw:enhanced-geometry svg:viewBox="0 0 21600 21600" draw:mirror-vertical="true" draw:glue-points="?f6 10800 10800 21600 ?f5 10800 10800 0" draw:text-areas="?f3 ?f3 ?f4 ?f4" draw:type="trapezoid" draw:modifiers="624.56341253936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8" draw:text-style-name="P50" draw:layer="layout" svg:width="6.65cm" svg:height="0.635cm" svg:x="10.595cm" svg:y="11.962cm">
          <text:p/>
          <draw:enhanced-geometry svg:viewBox="0 0 21600 21600" draw:mirror-vertical="true" draw:glue-points="?f6 10800 10800 21600 ?f5 10800 10800 0" draw:text-areas="?f3 ?f3 ?f4 ?f4" draw:type="trapezoid" draw:modifiers="624.56341253936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9" draw:text-style-name="P50" draw:layer="layout" svg:width="6.015cm" svg:height="0.635cm" svg:x="10.995cm" svg:y="11.292cm">
          <text:p/>
          <draw:enhanced-geometry svg:viewBox="0 0 21600 21600" draw:mirror-vertical="true" draw:glue-points="?f6 10800 10800 21600 ?f5 10800 10800 0" draw:text-areas="?f3 ?f3 ?f4 ?f4" draw:type="trapezoid" draw:modifiers="624.56341253936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0" draw:text-style-name="P51" draw:layer="layout" svg:width="1.27cm" svg:height="0.635cm" svg:x="16.51cm" svg:y="0.635cm">
          <text:p/>
          <draw:enhanced-geometry svg:viewBox="0 0 21600 21600" draw:type="rectangle" draw:enhanced-path="M 0 0 L 21600 0 21600 21600 0 21600 0 0 Z N"/>
        </draw:custom-shape>
        <draw:custom-shape draw:style-name="gr330" draw:text-style-name="P51" draw:layer="layout" svg:width="1.27cm" svg:height="0.635cm" svg:x="15.91cm" svg:y="1.435cm">
          <text:p/>
          <draw:enhanced-geometry svg:viewBox="0 0 21600 21600" draw:type="rectangle" draw:enhanced-path="M 0 0 L 21600 0 21600 21600 0 21600 0 0 Z N"/>
        </draw:custom-shape>
        <draw:custom-shape draw:style-name="gr330" draw:text-style-name="P51" draw:layer="layout" svg:width="1.27cm" svg:height="0.635cm" svg:x="15.11cm" svg:y="0.635cm">
          <text:p/>
          <draw:enhanced-geometry svg:viewBox="0 0 21600 21600" draw:type="rectangle" draw:enhanced-path="M 0 0 L 21600 0 21600 21600 0 21600 0 0 Z N"/>
        </draw:custom-shape>
        <draw:custom-shape draw:style-name="gr330" draw:text-style-name="P51" draw:layer="layout" svg:width="1.27cm" svg:height="0.635cm" svg:x="9.425cm" svg:y="8.89cm">
          <text:p/>
          <draw:enhanced-geometry svg:viewBox="0 0 21600 21600" draw:type="rectangle" draw:enhanced-path="M 0 0 L 21600 0 21600 21600 0 21600 0 0 Z N"/>
        </draw:custom-shape>
        <draw:custom-shape draw:style-name="gr330" draw:text-style-name="P51" draw:layer="layout" svg:width="1.27cm" svg:height="0.635cm" svg:x="10.025cm" svg:y="8.155cm">
          <text:p/>
          <draw:enhanced-geometry svg:viewBox="0 0 21600 21600" draw:type="rectangle" draw:enhanced-path="M 0 0 L 21600 0 21600 21600 0 21600 0 0 Z N"/>
        </draw:custom-shape>
        <draw:custom-shape draw:style-name="gr330" draw:text-style-name="P51" draw:layer="layout" svg:width="1.27cm" svg:height="0.635cm" svg:x="17.145cm" svg:y="6.985cm">
          <text:p/>
          <draw:enhanced-geometry svg:viewBox="0 0 21600 21600" draw:type="rectangle" draw:enhanced-path="M 0 0 L 21600 0 21600 21600 0 21600 0 0 Z N"/>
        </draw:custom-shape>
        <draw:custom-shape draw:style-name="gr330" draw:text-style-name="P51" draw:layer="layout" svg:width="1.27cm" svg:height="0.635cm" svg:x="11.43cm" svg:y="4.445cm">
          <text:p/>
          <draw:enhanced-geometry svg:viewBox="0 0 21600 21600" draw:type="rectangle" draw:enhanced-path="M 0 0 L 21600 0 21600 21600 0 21600 0 0 Z N"/>
        </draw:custom-shape>
        <draw:custom-shape draw:style-name="gr330" draw:text-style-name="P51" draw:layer="layout" svg:width="1.27cm" svg:height="0.635cm" svg:x="11.965cm" svg:y="5.18cm">
          <text:p/>
          <draw:enhanced-geometry svg:viewBox="0 0 21600 21600" draw:type="rectangle" draw:enhanced-path="M 0 0 L 21600 0 21600 21600 0 21600 0 0 Z N"/>
        </draw:custom-shape>
        <draw:custom-shape draw:style-name="gr330" draw:text-style-name="P51" draw:layer="layout" svg:width="1.27cm" svg:height="0.635cm" svg:x="9.525cm" svg:y="0cm">
          <text:p/>
          <draw:enhanced-geometry svg:viewBox="0 0 21600 21600" draw:type="rectangle" draw:enhanced-path="M 0 0 L 21600 0 21600 21600 0 21600 0 0 Z N"/>
        </draw:custom-shape>
        <draw:g>
          <draw:custom-shape draw:style-name="gr331" draw:text-style-name="P52" draw:layer="layout" svg:width="3.81cm" svg:height="3.175cm" svg:x="12.065cm" svg:y="6.05cm">
            <text:p/>
            <draw:enhanced-geometry draw:glue-point-type="segments" draw:type="mso-spt100" draw:modifiers="-90 178.9739166417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32" draw:text-style-name="P52" draw:layer="layout" svg:width="1.905cm" svg:height="3.475cm" svg:x="12.065cm" svg:y="7.62cm">
            <text:p/>
            <draw:enhanced-geometry svg:viewBox="0 0 21600 21600" draw:type="rectangle" draw:enhanced-path="M 0 0 L 21600 0 21600 21600 0 21600 0 0 Z N"/>
          </draw:custom-shape>
        </draw:g>
        <draw:g>
          <draw:custom-shape draw:style-name="gr333" draw:text-style-name="P52" draw:layer="layout" svg:width="4.128cm" svg:height="3.175cm" svg:x="11.965cm" svg:y="6.05cm">
            <text:p/>
            <draw:enhanced-geometry draw:mirror-horizontal="true" draw:glue-point-type="segments" draw:type="mso-spt100" draw:modifiers="-90 178.9739166417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34" draw:text-style-name="P52" draw:layer="layout" svg:width="2.064cm" svg:height="3.475cm" svg:x="14.029cm" svg:y="7.62cm">
            <text:p/>
            <draw:enhanced-geometry svg:viewBox="0 0 21600 21600" draw:mirror-horizontal="true" draw:type="rectangle" draw:enhanced-path="M 0 0 L 21600 0 21600 21600 0 21600 0 0 Z N"/>
          </draw:custom-shape>
        </draw:g>
        <presentation:notes draw:style-name="dp4">
          <draw:page-thumbnail draw:style-name="gr8" draw:layer="layout" svg:width="18.595cm" svg:height="10.451cm" svg:x="1.481cm" svg:y="2.12cm" draw:page-number="46" presentation:class="page"/>
          <draw:frame presentation:style-name="pr2" draw:text-style-name="P8" draw:layer="layout" svg:width="17.246cm" svg:height="12.546cm" svg:x="2.161cm" svg:y="13.269cm" presentation:class="notes" presentation:placeholder="true">
            <draw:text-box/>
          </draw:frame>
        </presentation:notes>
      </draw:page>
      <draw:page draw:name="page47" draw:style-name="dp3" draw:master-page-name="Default" presentation:presentation-page-layout-name="AL2T1">
        <draw:custom-shape draw:style-name="gr335" draw:text-style-name="P53" draw:layer="layout" svg:width="29.845cm" svg:height="12.7cm" svg:x="0cm" svg:y="-0.635cm">
          <text:p/>
          <draw:enhanced-geometry svg:viewBox="0 0 21600 21600" draw:type="rectangle" draw:enhanced-path="M 0 0 L 21600 0 21600 21600 0 21600 0 0 Z N"/>
        </draw:custom-shape>
        <draw:custom-shape draw:style-name="gr336" draw:text-style-name="P54" draw:layer="layout" svg:width="29.21cm" svg:height="10.16cm" svg:x="0cm" svg:y="8.25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37" draw:text-style-name="P51" draw:layer="layout" svg:width="8.89cm" svg:height="14.705cm" svg:x="9.525cm" svg:y="-0.635cm">
          <text:p/>
          <draw:enhanced-geometry svg:viewBox="0 0 21600 21600" draw:type="rectangle" draw:enhanced-path="M 0 0 L 21600 0 21600 21600 0 21600 0 0 Z N"/>
        </draw:custom-shape>
        <draw:custom-shape draw:style-name="gr326" draw:text-style-name="P50" draw:layer="layout" svg:width="8.89cm" svg:height="0.635cm" svg:x="9.525cm" svg:y="13.432cm">
          <text:p/>
          <draw:enhanced-geometry svg:viewBox="0 0 21600 21600" draw:mirror-vertical="true" draw:mirror-horizontal="false" draw:glue-points="?f6 10800 10800 21600 ?f5 10800 10800 0" draw:text-areas="?f3 ?f3 ?f4 ?f4" draw:type="trapezoid" draw:modifiers="515.03767855134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7" draw:text-style-name="P50" draw:layer="layout" svg:width="7.62cm" svg:height="0.635cm" svg:x="10.16cm" svg:y="12.697cm">
          <text:p/>
          <draw:enhanced-geometry svg:viewBox="0 0 21600 21600" draw:mirror-vertical="true" draw:glue-points="?f6 10800 10800 21600 ?f5 10800 10800 0" draw:text-areas="?f3 ?f3 ?f4 ?f4" draw:type="trapezoid" draw:modifiers="624.56341253936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8" draw:text-style-name="P50" draw:layer="layout" svg:width="6.65cm" svg:height="0.635cm" svg:x="10.595cm" svg:y="11.962cm">
          <text:p/>
          <draw:enhanced-geometry svg:viewBox="0 0 21600 21600" draw:mirror-vertical="true" draw:glue-points="?f6 10800 10800 21600 ?f5 10800 10800 0" draw:text-areas="?f3 ?f3 ?f4 ?f4" draw:type="trapezoid" draw:modifiers="624.56341253936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9" draw:text-style-name="P50" draw:layer="layout" svg:width="6.015cm" svg:height="0.635cm" svg:x="10.995cm" svg:y="11.292cm">
          <text:p/>
          <draw:enhanced-geometry svg:viewBox="0 0 21600 21600" draw:mirror-vertical="true" draw:glue-points="?f6 10800 10800 21600 ?f5 10800 10800 0" draw:text-areas="?f3 ?f3 ?f4 ?f4" draw:type="trapezoid" draw:modifiers="624.56341253936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8" draw:text-style-name="P51" draw:layer="layout" svg:width="1.27cm" svg:height="0.635cm" svg:x="16.51cm" svg:y="0.635cm">
          <text:p/>
          <draw:enhanced-geometry svg:viewBox="0 0 21600 21600" draw:type="rectangle" draw:enhanced-path="M 0 0 L 21600 0 21600 21600 0 21600 0 0 Z N"/>
        </draw:custom-shape>
        <draw:custom-shape draw:style-name="gr338" draw:text-style-name="P51" draw:layer="layout" svg:width="1.27cm" svg:height="0.635cm" svg:x="15.91cm" svg:y="1.435cm">
          <text:p/>
          <draw:enhanced-geometry svg:viewBox="0 0 21600 21600" draw:type="rectangle" draw:enhanced-path="M 0 0 L 21600 0 21600 21600 0 21600 0 0 Z N"/>
        </draw:custom-shape>
        <draw:custom-shape draw:style-name="gr338" draw:text-style-name="P51" draw:layer="layout" svg:width="1.27cm" svg:height="0.635cm" svg:x="15.11cm" svg:y="0.635cm">
          <text:p/>
          <draw:enhanced-geometry svg:viewBox="0 0 21600 21600" draw:type="rectangle" draw:enhanced-path="M 0 0 L 21600 0 21600 21600 0 21600 0 0 Z N"/>
        </draw:custom-shape>
        <draw:custom-shape draw:style-name="gr338" draw:text-style-name="P51" draw:layer="layout" svg:width="1.27cm" svg:height="0.635cm" svg:x="9.425cm" svg:y="8.89cm">
          <text:p/>
          <draw:enhanced-geometry svg:viewBox="0 0 21600 21600" draw:type="rectangle" draw:enhanced-path="M 0 0 L 21600 0 21600 21600 0 21600 0 0 Z N"/>
        </draw:custom-shape>
        <draw:custom-shape draw:style-name="gr338" draw:text-style-name="P51" draw:layer="layout" svg:width="1.27cm" svg:height="0.635cm" svg:x="10.025cm" svg:y="8.155cm">
          <text:p/>
          <draw:enhanced-geometry svg:viewBox="0 0 21600 21600" draw:type="rectangle" draw:enhanced-path="M 0 0 L 21600 0 21600 21600 0 21600 0 0 Z N"/>
        </draw:custom-shape>
        <draw:custom-shape draw:style-name="gr338" draw:text-style-name="P51" draw:layer="layout" svg:width="1.27cm" svg:height="0.635cm" svg:x="17.145cm" svg:y="6.985cm">
          <text:p/>
          <draw:enhanced-geometry svg:viewBox="0 0 21600 21600" draw:type="rectangle" draw:enhanced-path="M 0 0 L 21600 0 21600 21600 0 21600 0 0 Z N"/>
        </draw:custom-shape>
        <draw:custom-shape draw:style-name="gr338" draw:text-style-name="P51" draw:layer="layout" svg:width="1.27cm" svg:height="0.635cm" svg:x="11.43cm" svg:y="4.445cm">
          <text:p/>
          <draw:enhanced-geometry svg:viewBox="0 0 21600 21600" draw:type="rectangle" draw:enhanced-path="M 0 0 L 21600 0 21600 21600 0 21600 0 0 Z N"/>
        </draw:custom-shape>
        <draw:custom-shape draw:style-name="gr338" draw:text-style-name="P51" draw:layer="layout" svg:width="1.27cm" svg:height="0.635cm" svg:x="11.965cm" svg:y="5.18cm">
          <text:p/>
          <draw:enhanced-geometry svg:viewBox="0 0 21600 21600" draw:type="rectangle" draw:enhanced-path="M 0 0 L 21600 0 21600 21600 0 21600 0 0 Z N"/>
        </draw:custom-shape>
        <draw:custom-shape draw:style-name="gr338" draw:text-style-name="P51" draw:layer="layout" svg:width="1.27cm" svg:height="0.635cm" svg:x="9.525cm" svg:y="0cm">
          <text:p/>
          <draw:enhanced-geometry svg:viewBox="0 0 21600 21600" draw:type="rectangle" draw:enhanced-path="M 0 0 L 21600 0 21600 21600 0 21600 0 0 Z N"/>
        </draw:custom-shape>
        <draw:g>
          <draw:custom-shape draw:style-name="gr339" draw:text-style-name="P52" draw:layer="layout" svg:width="1.27cm" svg:height="3.175cm" svg:x="12.065cm" svg:y="6.05cm">
            <text:p/>
            <draw:enhanced-geometry draw:glue-point-type="segments" draw:type="mso-spt100" draw:modifiers="-90 178.9739166417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40" draw:text-style-name="P52" draw:layer="layout" svg:width="0.635cm" svg:height="3.475cm" svg:x="12.065cm" svg:y="7.62cm">
            <text:p/>
            <draw:enhanced-geometry svg:viewBox="0 0 21600 21600" draw:type="rectangle" draw:enhanced-path="M 0 0 L 21600 0 21600 21600 0 21600 0 0 Z N"/>
          </draw:custom-shape>
        </draw:g>
        <draw:g>
          <draw:custom-shape draw:style-name="gr341" draw:text-style-name="P52" draw:layer="layout" svg:width="1.488cm" svg:height="3.175cm" svg:x="14.605cm" svg:y="6.05cm">
            <text:p/>
            <draw:enhanced-geometry draw:mirror-horizontal="true" draw:glue-point-type="segments" draw:type="mso-spt100" draw:modifiers="-90 178.97391664179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42" draw:text-style-name="P52" draw:layer="layout" svg:width="0.745cm" svg:height="3.475cm" svg:x="15.345cm" svg:y="7.62cm">
            <text:p/>
            <draw:enhanced-geometry svg:viewBox="0 0 21600 21600" draw:mirror-horizontal="true" draw:type="rectangle" draw:enhanced-path="M 0 0 L 21600 0 21600 21600 0 21600 0 0 Z N"/>
          </draw:custom-shape>
        </draw:g>
        <presentation:notes draw:style-name="dp2">
          <draw:page-thumbnail draw:style-name="gr8" draw:layer="layout" svg:width="18.595cm" svg:height="10.451cm" svg:x="1.481cm" svg:y="2.12cm" draw:page-number="47" presentation:class="page"/>
          <draw:frame presentation:style-name="pr2" draw:text-style-name="P8" draw:layer="layout" svg:width="17.246cm" svg:height="12.546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icrosoft YaHei" svg:font-family="'Microsoft YaHei'" style:font-pitch="variable"/>
    <style:font-face style:name="Segoe UI1" svg:font-family="'Segoe U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000080" draw:end-color="#db7093" draw:start-intensity="100%" draw:end-intensity="100%" draw:angle="359deg" draw:border="25%"/>
    <draw:gradient draw:name="Gradient_20_12" draw:display-name="Gradient 12" draw:style="linear" draw:start-color="#000080" draw:end-color="#db7093" draw:start-intensity="100%" draw:end-intensity="100%" draw:angle="0deg" draw:border="83%"/>
    <draw:gradient draw:name="Gradient_20_13" draw:display-name="Gradient 13" draw:style="linear" draw:start-color="#000080" draw:end-color="#87ceeb" draw:start-intensity="100%" draw:end-intensity="100%" draw:angle="359deg" draw:border="0%"/>
    <draw:gradient draw:name="Gradient_20_14" draw:display-name="Gradient 14" draw:style="linear" draw:start-color="#87ceeb" draw:end-color="#87ceeb" draw:start-intensity="100%" draw:end-intensity="100%" draw:angle="359deg" draw:border="0%"/>
    <draw:gradient draw:name="Gradient_20_4" draw:display-name="Gradient 4" draw:style="linear" draw:start-color="#000000" draw:end-color="#000080" draw:start-intensity="100%" draw:end-intensity="100%" draw:angle="0deg" draw:border="0%"/>
    <draw:gradient draw:name="Gradient_20_6" draw:display-name="Gradient 6" draw:style="linear" draw:start-color="#000000" draw:end-color="#000080" draw:start-intensity="100%" draw:end-intensity="100%" draw:angle="0deg" draw:border="53%"/>
    <draw:gradient draw:name="Gradient_20_7" draw:display-name="Gradient 7" draw:style="linear" draw:start-color="#000000" draw:end-color="#000000" draw:start-intensity="100%" draw:end-intensity="100%" draw:angle="0deg" draw:border="53%"/>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1"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 style:font-family-asian="'Microsoft YaHei'" style:font-pitch-asian="variable" style:font-size-asian="28pt" style:font-style-asian="normal" style:font-weight-asian="normal" style:font-name-complex="Microsoft YaHei" style:font-family-complex="'Microsoft YaHei'"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 style:font-family-asian="'Microsoft YaHei'" style:font-pitch-asian="variable" style:font-size-asian="24pt" style:font-style-asian="normal" style:font-weight-asian="normal" style:font-name-complex="Microsoft YaHei" style:font-family-complex="'Microsoft YaHei'"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Microsoft YaHei" style:font-family-asian="'Microsoft YaHei'" style:font-pitch-asian="variable" style:font-size-asian="44pt" style:font-style-asian="normal" style:font-weight-asian="normal" style:font-name-complex="Microsoft YaHei"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6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6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6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7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7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73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73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US" style:font-name-asian="Segoe UI1" style:font-size-asian="14pt" style:language-asian="en" style:country-asian="US" style:font-name-complex="Segoe UI1"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71cm" svg:height="2.602cm" svg:x="1.397cm" svg:y="0.626cm" presentation:class="title" presentation:placeholder="true">
        <draw:text-box/>
      </draw:frame>
      <draw:frame presentation:style-name="Default-outline1" draw:layer="backgroundobjects" svg:width="25.171cm" svg:height="9.106cm" svg:x="1.397cm" svg:y="3.687cm" presentation:class="outline" presentation:placeholder="true">
        <draw:text-box/>
      </draw:frame>
      <draw:frame draw:style-name="Mgr3" draw:text-style-name="MP6" draw:layer="backgroundobjects" svg:width="6.495cm" svg:height="1.059cm" svg:x="1.397cm" svg:y="14.348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85cm" svg:height="1.059cm" svg:x="9.578cm" svg:y="14.348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96cm" svg:height="1.059cm" svg:x="20.077cm" svg:y="14.348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95cm" svg:height="10.451cm" svg:x="1.481cm" svg:y="2.12cm" presentation:class="page"/>
        <draw:frame presentation:style-name="Default-notes" draw:layer="backgroundobjects" svg:width="17.246cm" svg:height="12.546cm" svg:x="2.161cm" svg:y="13.269cm" presentation:class="notes" presentation:placeholder="true">
          <draw:text-box/>
        </draw:frame>
        <draw:frame draw:style-name="Mgr8" draw:text-style-name="MP6" draw:layer="backgroundobjects" svg:width="9.344cm" svg:height="1.37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345cm" svg:height="1.371cm" svg:x="12.218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344cm" svg:height="1.372cm" svg:x="0cm" svg:y="26.542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345cm" svg:height="1.372cm" svg:x="12.218cm" svg:y="26.542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19T14:15:52.215000000</meta:creation-date>
    <dc:date>2022-04-27T22:33:33.230000000</dc:date>
    <meta:editing-cycles>40</meta:editing-cycles>
    <meta:editing-duration>PT3H1M42S</meta:editing-duration>
    <meta:generator>LibreOffice/7.1.0.3$Windows_X86_64 LibreOffice_project/f6099ecf3d29644b5008cc8f48f42f4a40986e4c</meta:generator>
    <meta:document-statistic meta:object-count="886"/>
  </office:meta>
</office:document-meta>
</file>